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8445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2.1764in" fo:break-before="auto" style:use-optimal-row-height="true"/>
    </style:style>
    <style:style style:name="ro24" style:family="table-row">
      <style:table-row-properties style:row-height="0.7146in" fo:break-before="auto" style:use-optimal-row-height="false"/>
    </style:style>
    <style:style style:name="ro25" style:family="table-row">
      <style:table-row-properties style:row-height="4.0008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0.9945in" fo:break-before="auto" style:use-optimal-row-height="false"/>
    </style:style>
    <style:style style:name="ro36" style:family="table-row">
      <style:table-row-properties style:row-height="0.4453in" fo:break-before="auto" style:use-optimal-row-height="false"/>
    </style:style>
    <style:style style:name="ro37"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border="0.0008in solid #000000" style:vertical-align="top"/>
      <style:text-properties style:font-name="Verdana"/>
    </style:style>
    <style:style style:name="ce4" style:family="table-cell" style:parent-style-name="Default">
      <style:table-cell-properties fo:wrap-option="no-wrap" style:vertical-align="top"/>
      <style:text-properties style:font-name="Verdana"/>
    </style:style>
    <style:style style:name="ce5"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6" style:family="table-cell" style:parent-style-name="Default">
      <style:table-cell-properties fo:border-bottom="none" fo:wrap-option="no-wrap" fo:border-left="0.0138in solid #000000" fo:border-right="none" fo:border-top="none" style:vertical-align="top"/>
      <style:text-properties style:font-name="Verdana"/>
    </style:style>
    <style:style style:name="ce7"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8"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9" style:family="table-cell" style:parent-style-name="Default">
      <style:table-cell-properties fo:border-bottom="none" fo:border-left="0.0071in solid #000000" fo:border-right="none" fo:border-top="none"/>
    </style:style>
    <style:style style:name="ce10" style:family="table-cell" style:parent-style-name="Default">
      <style:table-cell-properties fo:wrap-option="wrap" fo:border="0.0138in solid #000000" style:vertical-align="top"/>
      <style:text-properties style:font-name="Verdana" fo:font-weight="bold"/>
    </style:style>
    <style:style style:name="ce11"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2"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3" style:family="table-cell" style:parent-style-name="Default">
      <style:table-cell-properties fo:border-bottom="0.0138in solid #000000" fo:border-left="0.0138in solid #000000" fo:border-right="none" fo:border-top="none"/>
    </style:style>
    <style:style style:name="ce14"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7" style:family="table-cell" style:parent-style-name="Default">
      <style:table-cell-properties fo:background-color="transparent" fo:wrap-option="wrap" fo:border="0.0138in solid #000000"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0"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1"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2"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24" style:family="table-cell" style:parent-style-name="Default">
      <style:table-cell-properties fo:border-bottom="none" fo:border-left="0.0071in solid #000000" fo:border-right="0.0071in solid #000000" fo:border-top="none"/>
    </style:style>
    <style:style style:name="ce25"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008in solid #ffffff" fo:border-left="0.0071in solid #000000" fo:border-right="0.0071in solid #000000" fo:border-top="0.0008in solid #ffffff"/>
    </style:style>
    <style:style style:name="ce27" style:family="table-cell" style:parent-style-name="Default">
      <style:table-cell-properties fo:border="0.0008in solid #000000"/>
      <style:text-properties fo:color="#000080"/>
    </style:style>
    <style:style style:name="ce28"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9"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1" style:family="table-cell" style:parent-style-name="Default">
      <style:table-cell-properties fo:wrap-option="wrap" fo:border="0.0008in solid #000000" style:vertical-align="top"/>
      <style:text-properties style:font-name="Verdana" fo:font-weight="normal"/>
    </style:style>
    <style:style style:name="ce32"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3"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4"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5"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7"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wrap-option="wrap" fo:border="0.0138in solid #000000" style:vertical-align="top"/>
      <style:text-properties style:font-name="Verdana" fo:font-weight="normal"/>
    </style:style>
    <style:style style:name="ce40"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1" style:family="table-cell" style:parent-style-name="Default">
      <style:table-cell-properties fo:wrap-option="wrap" fo:border="0.0071in solid #000000" style:vertical-align="top"/>
      <style:text-properties style:font-name="Verdana" fo:font-weight="bold"/>
    </style:style>
    <style:style style:name="ce4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4"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4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7"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9"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5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1"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2"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53"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ackground-color="#000080" fo:wrap-option="wrap" fo:border="0.0071in solid #000000" style:vertical-align="top"/>
      <style:text-properties style:font-name="Verdana" fo:font-size="10.5pt" fo:font-weight="bold"/>
    </style:style>
    <style:style style:name="ce67"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68" style:family="table-cell" style:parent-style-name="Default">
      <style:table-cell-properties fo:border="0.0008in solid #000000"/>
    </style:style>
    <style:style style:name="ce69"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70" style:family="table-cell" style:parent-style-name="Default">
      <style:table-cell-properties fo:wrap-option="no-wrap" fo:border="0.0008in solid #000000" style:vertical-align="top"/>
      <style:text-properties style:font-name="Verdana"/>
    </style:style>
    <style:style style:name="ce71"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72" style:family="table-cell" style:parent-style-name="Default">
      <style:table-cell-properties fo:wrap-option="no-wrap" fo:border="none" style:vertical-align="top"/>
      <style:text-properties style:font-name="Verdana"/>
    </style:style>
    <style:style style:name="ce73" style:family="table-cell" style:parent-style-name="Default">
      <style:table-cell-properties fo:background-color="#e6e6ff" fo:wrap-option="no-wrap" fo:border="0.0008in solid #000000" style:vertical-align="top"/>
      <style:text-properties style:font-name="Verdana" fo:font-weight="bold"/>
    </style:style>
    <style:style style:name="ce74"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5"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6"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7" style:family="table-cell" style:parent-style-name="Default">
      <style:table-cell-properties fo:wrap-option="wrap" fo:border="0.0138in solid #000000" style:vertical-align="top"/>
      <style:text-properties style:font-name="Verdana"/>
    </style:style>
    <style:style style:name="ce78" style:family="table-cell" style:parent-style-name="Default">
      <style:table-cell-properties fo:border-bottom="none" fo:border-left="0.0138in solid #000000" fo:border-right="0.0138in solid #000000" fo:border-top="none"/>
    </style:style>
    <style:style style:name="ce79"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80"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1"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2"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83"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84"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5"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6" style:family="table-cell" style:parent-style-name="Default">
      <style:table-cell-properties fo:wrap-option="wrap" fo:border="0.0008in solid #000000" style:vertical-align="top"/>
      <style:text-properties fo:color="#000080" style:font-name="Verdana" fo:font-weight="normal"/>
    </style:style>
    <style:style style:name="ce87"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8"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9"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0"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9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92"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93"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4"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5"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6"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7"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8"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99" style:family="table-cell" style:parent-style-name="Default">
      <style:table-cell-properties fo:border-bottom="0.0138in solid #000000" fo:border-left="0.0138in solid #000000" fo:border-right="none" fo:border-top="none" style:vertical-align="top"/>
      <style:text-properties style:font-name="Verdana"/>
    </style:style>
    <style:style style:name="ce100" style:family="table-cell" style:parent-style-name="Default">
      <style:table-cell-properties fo:background-color="#ccccff"/>
    </style:style>
    <style:style style:name="ce101" style:family="table-cell" style:parent-style-name="Default">
      <style:table-cell-properties fo:wrap-option="wrap" fo:border="0.0008in solid #000000"/>
      <style:text-properties style:font-name="Verdana"/>
    </style:style>
    <style:style style:name="ce102"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03" style:family="table-cell" style:parent-style-name="Default">
      <style:table-cell-properties fo:border="0.0071in solid #000000" style:vertical-align="top"/>
      <style:text-properties style:font-name="Verdana"/>
    </style:style>
    <style:style style:name="ce104" style:family="table-cell" style:parent-style-name="Default">
      <style:table-cell-properties fo:border="none" style:vertical-align="top"/>
      <style:text-properties style:font-name="Verdana"/>
    </style:style>
    <style:style style:name="ce105" style:family="table-cell" style:parent-style-name="Default">
      <style:table-cell-properties fo:border-bottom="none" fo:border-left="none" fo:border-right="0.0138in solid #000000" fo:border-top="none" style:vertical-align="top"/>
      <style:text-properties style:font-name="Verdana"/>
    </style:style>
    <style:style style:name="ce106"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8" style:family="table-cell" style:parent-style-name="Default">
      <style:table-cell-properties fo:border-bottom="none" fo:border-left="none" fo:border-right="0.0071in solid #000000" fo:border-top="none"/>
    </style:style>
    <style:style style:name="ce109"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10"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11" style:family="table-cell" style:parent-style-name="Default">
      <style:table-cell-properties fo:border-bottom="0.0008in solid #000000" fo:border-left="0.0008in solid #000000" fo:border-right="0.0008in solid #000000" fo:border-top="none"/>
    </style:style>
    <style:style style:name="ce112"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13"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14"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15"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6" style:family="table-cell" style:parent-style-name="Default">
      <style:table-cell-properties fo:wrap-option="wrap" fo:border="0.0008in solid #000000"/>
      <style:text-properties fo:color="#000080"/>
    </style:style>
    <style:style style:name="ce117" style:family="table-cell" style:parent-style-name="Default">
      <style:table-cell-properties fo:border-bottom="none" fo:wrap-option="wrap" fo:border-left="none" fo:border-right="0.0138in solid #000000" fo:border-top="none" style:vertical-align="top"/>
      <style:text-properties style:font-name="Verdana"/>
    </style:style>
    <style:style style:name="ce118"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9"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20"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21" style:family="table-cell" style:parent-style-name="Default">
      <style:table-cell-properties fo:background-color="#000080" fo:wrap-option="wrap" fo:border="0.0138in solid #000000" style:vertical-align="top"/>
      <style:text-properties fo:color="#ffffff" style:font-name="Verdana" fo:font-weight="normal"/>
    </style:style>
    <style:style style:name="ce122"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23"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24"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25"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6"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7"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8"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9" style:family="table-cell" style:parent-style-name="Default">
      <style:table-cell-properties fo:border-bottom="0.0008in solid #000000" fo:border-left="none" fo:border-right="none" fo:border-top="0.0008in solid #000000" style:vertical-align="top"/>
      <style:text-properties style:font-name="Verdana"/>
    </style:style>
    <style:style style:name="ce130"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31"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32" style:family="table-cell" style:parent-style-name="Default">
      <style:table-cell-properties fo:border="0.0138in solid #000000" style:vertical-align="top"/>
      <style:text-properties style:font-name="Verdana"/>
    </style:style>
    <style:style style:name="ce133"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34"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6"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7"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8"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9" style:family="table-cell" style:parent-style-name="Default">
      <style:table-cell-properties fo:border-bottom="none" fo:border-left="none" fo:border-right="0.0071in solid #000000" fo:border-top="0.0071in solid #000000"/>
    </style:style>
    <style:style style:name="ce140"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2"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4"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5"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6"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7"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8"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9]" style:apply-style-name="Default" style:base-cell-address="StandAlone.E184"/>
      <style:map style:condition="cell-content()=[$StandAlone.$B$610]" style:apply-style-name="Default" style:base-cell-address="StandAlone.E184"/>
      <style:map style:condition="cell-content()=[$StandAlone.$B$611]" style:apply-style-name="Default" style:base-cell-address="StandAlone.E184"/>
    </style:style>
    <style:style style:name="ce150"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07]" style:apply-style-name="Default" style:base-cell-address="StandAlone.E184"/>
      <style:map style:condition="cell-content()=[$StandAlone.$B$608]" style:apply-style-name="Default" style:base-cell-address="StandAlone.E184"/>
      <style:map style:condition="cell-content()=[$StandAlone.$B$609]" style:apply-style-name="Default" style:base-cell-address="StandAlone.E184"/>
    </style:style>
    <style:style style:name="ce151"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2"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3"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4"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5"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6"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7"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8"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159" style:family="table-cell" style:parent-style-name="Default">
      <style:table-cell-properties style:vertical-align="top"/>
      <style:text-properties style:font-name="Verdana" fo:font-weight="normal"/>
    </style:style>
    <style:style style:name="ce160" style:family="table-cell" style:parent-style-name="Default">
      <style:table-cell-properties fo:border-bottom="none" fo:border-left="none" fo:border-right="none" fo:border-top="0.0008in solid #ffffff"/>
    </style:style>
    <style:style style:name="ce161" style:family="table-cell" style:parent-style-name="Default">
      <style:table-cell-properties fo:wrap-option="wrap"/>
    </style:style>
    <style:style style:name="ce162" style:family="table-cell" style:parent-style-name="Default">
      <style:table-cell-properties style:text-align-source="fix" style:repeat-content="false"/>
      <style:paragraph-properties fo:text-align="center" fo:margin-left="0in"/>
      <style:text-properties fo:font-weight="bold"/>
    </style:style>
    <style:style style:name="ce163"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64" style:family="table-cell" style:parent-style-name="Default">
      <style:table-cell-properties fo:border-bottom="none" fo:border-left="0.0071in solid #000000" fo:border-right="0.0071in solid #000000" fo:border-top="0.0071in solid #000000"/>
      <style:text-properties style:font-name="Verdana"/>
    </style:style>
    <style:style style:name="ce165" style:family="table-cell" style:parent-style-name="Default">
      <style:table-cell-properties fo:border-bottom="none" fo:border-left="0.0071in solid #000000" fo:border-right="0.0071in solid #000000" fo:border-top="none"/>
      <style:text-properties style:font-name="Verdana"/>
    </style:style>
    <style:style style:name="ce166"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7" style:family="table-cell" style:parent-style-name="Default">
      <style:text-properties style:font-name="Verdana"/>
    </style:style>
    <style:style style:name="ce168" style:family="table-cell" style:parent-style-name="Default">
      <style:text-properties fo:font-weight="normal"/>
    </style:style>
    <style:style style:name="ce169" style:family="table-cell" style:parent-style-name="Default">
      <style:text-properties fo:font-weight="bold"/>
    </style:style>
    <style:style style:name="ce170" style:family="table-cell" style:parent-style-name="Default">
      <style:table-cell-properties fo:border-bottom="none" fo:border-left="0.0071in solid #000000" fo:border-right="0.0071in solid #000000" fo:border-top="none"/>
      <style:text-properties style:font-name="Verdana" fo:font-weight="normal"/>
    </style:style>
    <style:style style:name="ce171"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style:font-name="Verdana1" style:font-name-asian="Verdana1" style:font-name-complex="Verdana1"/>
    </style:style>
    <style:style style:name="T12" style:family="text">
      <style:text-properties fo:color="#000080" fo:font-style="italic" fo:font-weight="bold"/>
    </style:style>
    <style:style style:name="T13" style:family="text">
      <style:text-properties fo:color="#000080" fo:font-size="9pt" fo:font-style="italic" fo:font-weight="bold"/>
    </style:style>
    <style:style style:name="T14" style:family="text">
      <style:text-properties fo:color="#000080" fo:font-size="9pt" fo:font-style="italic" fo:font-weight="normal"/>
    </style:style>
    <style:style style:name="T15" style:family="text">
      <style:text-properties fo:color="#000080" style:font-name="Verdana" fo:font-size="10pt" fo:font-style="italic" fo:font-weight="bold"/>
    </style:style>
    <style:style style:name="T16" style:family="text">
      <style:text-properties fo:color="#000080" style:font-name="Verdana" fo:font-size="10pt" fo:font-style="italic" fo:font-weight="bold" style:font-size-asian="12pt" style:font-weight-asian="bold" style:font-size-complex="12pt" style:font-weight-complex="bold"/>
    </style:style>
    <style:style style:name="T17" style:family="text">
      <style:text-properties fo:font-weight="normal"/>
    </style:style>
    <style:style style:name="T18" style:family="text">
      <style:text-properties fo:color="#000080" style:font-name="Verdana" fo:font-size="10pt" fo:font-style="italic" fo:font-weight="bold" style:font-size-asian="12pt" style:font-size-complex="12pt"/>
    </style:style>
    <style:style style:name="T19" style:family="text">
      <style:text-properties fo:color="#000080" fo:font-style="italic"/>
    </style:style>
    <style:style style:name="T20" style:family="text">
      <style:text-properties fo:color="#000080"/>
    </style:style>
    <style:style style:name="T21" style:family="text">
      <style:text-properties style:text-position="super 58%"/>
    </style:style>
    <style:style style:name="T22" style:family="text">
      <style:text-properties style:use-window-font-color="true" fo:font-style="normal" fo:font-weight="normal"/>
    </style:style>
    <style:style style:name="T23" style:family="text">
      <style:text-properties fo:color="#000080" fo:font-style="italic" style:text-underline-style="none" fo:font-weight="bold"/>
    </style:style>
    <style:style style:name="T24" style:family="text">
      <style:text-properties fo:font-weight="bold"/>
    </style:style>
    <style:style style:name="T25" style:family="text">
      <style:text-properties style:font-name="Verdana1" fo:font-weight="normal" style:font-name-asian="Verdana1" style:font-name-complex="Verdana1"/>
    </style:style>
    <style:style style:name="T26"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column table:style-name="co6" table:number-columns-repeated="2" table:default-cell-style-name="Default"/>
        <table:table-row table:style-name="ro1">
          <table:table-cell table:number-columns-repeated="2"/>
          <table:table-cell table:style-name="ce74"/>
          <table:table-cell table:number-columns-repeated="253"/>
        </table:table-row>
        <table:table-row table:style-name="ro2">
          <table:table-cell/>
          <table:table-cell table:style-name="ce5" office:value-type="string" table:number-columns-spanned="4" table:number-rows-spanned="1">
            <text:p>WSO2 Web Services Application Server check list</text:p>
          </table:table-cell>
          <table:covered-table-cell table:number-columns-repeated="2" table:style-name="ce75" office:value-type="string">
            <text:p>WSO2 Tungsten Stand-alone distribution check list</text:p>
          </table:covered-table-cell>
          <table:covered-table-cell table:style-name="ce131"/>
          <table:table-cell table:number-columns-repeated="251"/>
        </table:table-row>
        <table:table-row table:style-name="ro3">
          <table:table-cell/>
          <table:table-cell table:style-name="ce6"/>
          <table:table-cell/>
          <table:table-cell table:style-name="ce105"/>
          <table:table-cell table:style-name="ce132"/>
          <table:table-cell table:number-columns-repeated="251"/>
        </table:table-row>
        <table:table-row table:style-name="ro3">
          <table:table-cell/>
          <table:table-cell table:style-name="ce7" office:value-type="string">
            <text:p>Test Scenario</text:p>
          </table:table-cell>
          <table:table-cell table:style-name="ce76" office:value-type="string">
            <text:p>Description</text:p>
          </table:table-cell>
          <table:table-cell table:style-name="ce106" office:value-type="string">
            <text:p>Expected Result</text:p>
          </table:table-cell>
          <table:table-cell table:style-name="ce133" office:value-type="string">
            <text:p>P/F</text:p>
          </table:table-cell>
          <table:table-cell table:number-columns-repeated="251"/>
        </table:table-row>
        <table:table-row table:style-name="ro4">
          <table:table-cell/>
          <table:table-cell table:style-name="ce8" office:value-type="string" table:number-columns-spanned="4" table:number-rows-spanned="1">
            <text:p>Management Console</text:p>
          </table:table-cell>
          <table:covered-table-cell table:style-name="ce77"/>
          <table:covered-table-cell table:style-name="ce107"/>
          <table:covered-table-cell table:style-name="ce134"/>
          <table:table-cell table:number-columns-repeated="251"/>
        </table:table-row>
        <table:table-row table:style-name="ro3">
          <table:table-cell/>
          <table:table-cell table:style-name="ce9"/>
          <table:table-cell table:style-name="ce78"/>
          <table:table-cell table:style-name="ce108"/>
          <table:table-cell table:style-name="ce135"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rting/Stopping the server on Windows</text:p>
          </table:table-cell>
          <table:covered-table-cell table:number-columns-repeated="3" table:style-name="Default"/>
          <table:table-cell table:style-name="ce159" table:number-columns-repeated="249"/>
          <table:table-cell table:number-columns-repeated="2"/>
        </table:table-row>
        <table:table-row-group>
          <table:table-row table:style-name="ro6">
            <table:table-cell/>
            <table:table-cell table:style-name="ce11" office:value-type="string">
              <text:p>Starting the WSO2 WSAS server from the console</text:p>
            </table:table-cell>
            <table:table-cell table:style-name="ce11" office:value-type="string">
              <text:p>a) Open a command prompt from WSAS root directory</text:p>
              <text:p>b) Point to the bin directory which is inside the WSAS root directory</text:p>
              <text:p>c) Type the command wso2wsas.bat and press enter</text:p>
            </table:table-cell>
            <table:table-cell table:style-name="ce109" office:value-type="string">
              <text:p>The WSO2 WSAS server should be started successfully</text:p>
            </table:table-cell>
            <table:table-cell table:style-name="ce136"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9" table:number-columns-repeated="249"/>
            <table:table-cell table:number-columns-repeated="2"/>
          </table:table-row>
          <table:table-row table:style-name="ro7">
            <table:table-cell/>
            <table:table-cell table:style-name="ce12" office:value-type="string">
              <text:p>Starting the WSO2 WSAS server by double clicking on the wso2wsas.bat file</text:p>
            </table:table-cell>
            <table:table-cell table:style-name="ce12" office:value-type="string">
              <text:p>a) Go to the bin directory of the WSAS root directory</text:p>
              <text:p>b) Double click on the bat file wso2wsas.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9" table:number-columns-repeated="249"/>
            <table:table-cell table:number-columns-repeated="2"/>
          </table:table-row>
          <table:table-row table:style-name="ro7">
            <table:table-cell/>
            <table:table-cell table:style-name="ce12" office:value-type="string">
              <text:p>Start the WSO2 WSAS server using the startup.bat</text:p>
            </table:table-cell>
            <table:table-cell table:style-name="ce12" office:value-type="string">
              <text:p>a) Go to the bin directory of the WSAS root directory</text:p>
              <text:p>b) Execute the command startup.bat</text:p>
            </table:table-cell>
            <table:table-cell table:style-name="ce110" office:value-type="string">
              <text:p>The WSO2 WSAS server should be started successfully</text:p>
            </table:table-cell>
            <table:table-cell table:style-name="ce137" table:content-validation-name="val1" office:value-type="string">
              <text:p>P</text:p>
            </table:table-cell>
            <table:table-cell table:style-name="ce159" table:number-columns-repeated="249"/>
            <table:table-cell table:number-columns-repeated="2"/>
          </table:table-row>
          <table:table-row table:style-name="ro3">
            <table:table-cell/>
            <table:table-cell table:style-name="ce12" table:number-columns-repeated="2"/>
            <table:table-cell table:style-name="ce110"/>
            <table:table-cell table:style-name="ce137" table:content-validation-name="val1"/>
            <table:table-cell table:style-name="ce159" table:number-columns-repeated="249"/>
            <table:table-cell table:number-columns-repeated="2"/>
          </table:table-row>
          <table:table-row table:style-name="ro7">
            <table:table-cell/>
            <table:table-cell table:style-name="ce12" office:value-type="string">
              <text:p>Stop the WSO2 WSAS server with the shutdown.bat</text:p>
            </table:table-cell>
            <table:table-cell table:style-name="ce12" office:value-type="string">
              <text:p>a) Go to the bin directory of the WSAS root directory</text:p>
              <text:p>b) Execute the command shutdown.bat</text:p>
            </table:table-cell>
            <table:table-cell table:style-name="ce110" office:value-type="string">
              <text:p>The WSO2 WSAS server should be stopped successfully</text:p>
            </table:table-cell>
            <table:table-cell table:style-name="ce137"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13" table:number-columns-repeated="2"/>
          <table:table-cell table:style-name="ce111"/>
          <table:table-cell table:style-name="ce138"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rting/Stopping the server on Linux</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14" office:value-type="string">
              <text:p>Starting the WSO2 WSAS server through the wso2wsas.sh file</text:p>
            </table:table-cell>
            <table:table-cell table:style-name="ce79" office:value-type="string">
              <text:p>a) Point to the bin directory which is inside the WSAS root directory</text:p>
              <text:p>b) Execute the command ./wso2wsas.sh</text:p>
            </table:table-cell>
            <table:table-cell table:style-name="ce79" office:value-type="string">
              <text:p>The WSO2 WSAS server should be started successfully</text:p>
            </table:table-cell>
            <table:table-cell table:style-name="ce139" office:value-type="string">
              <text:p>Not tested </text:p>
            </table:table-cell>
            <table:table-cell table:style-name="ce159"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9" table:number-columns-repeated="249"/>
            <table:table-cell table:number-columns-repeated="2"/>
          </table:table-row>
          <table:table-row table:style-name="ro7">
            <table:table-cell/>
            <table:table-cell table:style-name="ce15" office:value-type="string">
              <text:p>Starting the WSO2 WSAS server through the startup.sh</text:p>
            </table:table-cell>
            <table:table-cell table:style-name="ce80" office:value-type="string">
              <text:p>a) Go to the bin directory of the WSAS root directory</text:p>
              <text:p>b) Execute the command startup.sh</text:p>
            </table:table-cell>
            <table:table-cell table:style-name="ce80" office:value-type="string">
              <text:p>The WSO2 WSAS server should be started successfully</text:p>
            </table:table-cell>
            <table:table-cell table:style-name="ce139" office:value-type="string">
              <text:p>Not tested </text:p>
            </table:table-cell>
            <table:table-cell table:style-name="ce159" table:number-columns-repeated="249"/>
            <table:table-cell table:number-columns-repeated="2"/>
          </table:table-row>
          <table:table-row table:style-name="ro3">
            <table:table-cell/>
            <table:table-cell table:style-name="ce15"/>
            <table:table-cell table:style-name="ce80" table:number-columns-repeated="2"/>
            <table:table-cell table:style-name="ce108"/>
            <table:table-cell table:style-name="ce159" table:number-columns-repeated="249"/>
            <table:table-cell table:number-columns-repeated="2"/>
          </table:table-row>
          <table:table-row table:style-name="ro7">
            <table:table-cell/>
            <table:table-cell table:style-name="ce16" office:value-type="string">
              <text:p>Stopping the WSO2 WSAS server through the shutdown.sh</text:p>
            </table:table-cell>
            <table:table-cell table:style-name="ce81" office:value-type="string">
              <text:p>a) Go to the bin directory of the WSAS root directory</text:p>
              <text:p>b) Execute the command shutdown.sh</text:p>
            </table:table-cell>
            <table:table-cell table:style-name="ce81" office:value-type="string">
              <text:p>The WSO2 WSAS server should be stopped successfully</text:p>
            </table:table-cell>
            <table:table-cell table:style-name="ce139" office:value-type="string">
              <text:p>Not tested </text:p>
            </table:table-cell>
            <table:table-cell table:style-name="ce159" table:number-columns-repeated="249"/>
            <table:table-cell table:number-columns-repeated="2"/>
          </table:table-row>
        </table:table-row-group>
        <table:table-row table:style-name="ro3">
          <table:table-cell/>
          <table:table-cell table:style-name="ce9"/>
          <table:table-cell table:style-name="ce78"/>
          <table:table-cell table:style-name="ce108"/>
          <table:table-cell table:style-name="ce135" table:content-validation-name="val1"/>
          <table:table-cell table:style-name="ce159" table:number-columns-repeated="249"/>
          <table:table-cell table:number-columns-repeated="2"/>
        </table:table-row>
        <table:table-row table:style-name="ro5">
          <table:table-cell/>
          <table:table-cell table:style-name="ce17" office:value-type="string" table:number-columns-spanned="4" table:number-rows-spanned="1">
            <text:p>Login Page</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7">
            <table:table-cell/>
            <table:table-cell table:style-name="ce18"/>
            <table:table-cell table:style-name="ce39" office:value-type="string">
              <text:p>Forgot Password Link</text:p>
            </table:table-cell>
            <table:table-cell table:style-name="ce113" office:value-type="string">
              <text:p>Should display the “WSO2 Web Services Application Server &lt;version&gt; Management Console - Forgot Password”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Sign-in Help Link</text:p>
            </table:table-cell>
            <table:table-cell table:style-name="ce113"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bout WSO2 WSAS Link</text:p>
            </table:table-cell>
            <table:table-cell table:style-name="ce113" office:value-type="string">
              <text:p>Should display the “WSO2 Web Services Application Server &lt;version&gt; Management Console – About”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table:table-cell table:style-name="ce113" office:value-type="string">
              <text:p>Verify the link “Apache Software License (v2.0)” is directed to the correct web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FAQs Link</text:p>
            </table:table-cell>
            <table:table-cell table:style-name="ce113" office:value-type="string">
              <text:p>Should display the “WSO2 Web Services Application Server &lt;version&gt; Management Console – FAQs” page</text:p>
            </table:table-cell>
            <table:table-cell table:style-name="ce141" table:content-validation-name="val1" office:value-type="string">
              <text:p>F</text:p>
            </table:table-cell>
            <table:table-cell table:style-name="ce159" office:value-type="string">
              <text:p>This link is not available in RC5</text:p>
            </table:table-cell>
            <table:table-cell table:style-name="ce159" table:number-columns-repeated="248"/>
            <table:table-cell table:number-columns-repeated="2"/>
          </table:table-row>
          <table:table-row table:style-name="ro7">
            <table:table-cell/>
            <table:table-cell table:style-name="ce19"/>
            <table:table-cell table:style-name="ce39"/>
            <table:table-cell table:style-name="ce113" office:value-type="string">
              <text:p>Verify that the “How To Change WSO2 WSAS Crypto Keys” link is directed to the correct page</text:p>
            </table:table-cell>
            <table:table-cell table:style-name="ce141" table:content-validation-name="val1" office:value-type="string">
              <text:p>F</text:p>
            </table:table-cell>
            <table:table-cell table:style-name="ce159" office:value-type="string">
              <text:p>This link is not available in RC5</text:p>
            </table:table-cell>
            <table:table-cell table:style-name="ce159" table:number-columns-repeated="248"/>
            <table:table-cell table:number-columns-repeated="2"/>
          </table:table-row>
          <table:table-row table:style-name="ro7">
            <table:table-cell/>
            <table:table-cell table:style-name="ce19"/>
            <table:table-cell table:style-name="ce39" office:value-type="string">
              <text:p>Login with invalid user name/password</text:p>
            </table:table-cell>
            <table:table-cell table:style-name="ce113" office:value-type="string">
              <text:p>Should display the error message “Login failed. Please recheck the user name and password and try agai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Login with valid user name/password – admin/admin</text:p>
            </table:table-cell>
            <table:table-cell table:style-name="ce113" office:value-type="string">
              <text:p>Should load the “WSO2 Web Services Application Server &lt;version&gt; Management Console - Home P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0"/>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Home Page</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10">
            <table:table-cell/>
            <table:table-cell table:style-name="ce18"/>
            <table:table-cell table:style-name="ce39" office:value-type="string">
              <text:p>Information of the Home page</text:p>
            </table:table-cell>
            <table:table-cell table:style-name="ce113" office:value-type="string">
              <text:p>The following information should be displayed when the home page is loaded</text:p>
              <text:p/>
              <text:p>System Summary</text:p>
              <text:p><text:tab/><text:span text:style-name="T11">● </text:span>Server Name</text:p>
              <text:p><text:tab/><text:span text:style-name="T11">● </text:span><text:span text:style-name="T11">WSO2 WSAS Version</text:span></text:p>
              <text:p><text:tab/><text:span text:style-name="T11">● </text:span>Server Start Time</text:p>
              <text:p><text:tab/><text:span text:style-name="T11">● </text:span>System Up Time<text:tab/></text:p>
              <text:p><text:tab/><text:span text:style-name="T11">● </text:span>Memory Allocated</text:p>
              <text:p><text:tab/><text:span text:style-name="T11">● </text:span>Memory Usage</text:p>
              <text:p/>
              <text:p>Service Summary</text:p>
              <text:p><text:tab/><text:span text:style-name="T11">● </text:span>Total Request Count</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1">
            <table:table-cell/>
            <table:table-cell table:style-name="ce21"/>
            <table:table-cell table:style-name="ce39" office:value-type="string">
              <text:p>Sign Out Link</text:p>
            </table:table-cell>
            <table:table-cell table:style-name="ce113" office:value-type="string">
              <text:p>Should display the “WSO2 WSAS Login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Help</text:p>
            </table:table-cell>
            <table:table-cell table:style-name="ce113" office:value-type="string">
              <text:p>Should display the “WSO2 Web Services Application Server(WSO2 WSAS) - Administrator's Guide”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19"/>
            <table:table-cell table:style-name="ce39"/>
            <table:table-cell table:style-name="ce113" office:value-type="string">
              <text:p>Verify that all the links in the help page work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Register</text:p>
            </table:table-cell>
            <table:table-cell table:style-name="ce113" office:value-type="string">
              <text:p>Should display the page “Register Product” to register the “WSAS” produc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2">
            <table:table-cell/>
            <table:table-cell table:style-name="ce19"/>
            <table:table-cell table:style-name="ce39"/>
            <table:table-cell table:style-name="ce113" office:value-type="string">
              <text:p>The following should be listed allowing the user to enter relevant information</text:p>
              <text:p/>
              <text:p><text:tab/><text:span text:style-name="T11">● </text:span>JRE Name</text:p>
              <text:p><text:tab/><text:span text:style-name="T11">● </text:span>Java Version</text:p>
              <text:p><text:tab/><text:span text:style-name="T11">● </text:span>Java Vendor</text:p>
              <text:p><text:tab/><text:span text:style-name="T11">● </text:span>Java VM Version</text:p>
              <text:p><text:tab/><text:span text:style-name="T11">● </text:span>OS Name</text:p>
              <text:p><text:tab/><text:span text:style-name="T11">● </text:span>OS Version</text:p>
              <text:p><text:tab/><text:span text:style-name="T11">● </text:span>User Country</text:p>
              <text:p><text:tab/><text:span text:style-name="T11">● </text:span>Contact Name</text:p>
              <text:p><text:tab/><text:span text:style-name="T11">● </text:span>Contact Email</text:p>
              <text:p><text:tab/><text:span text:style-name="T11">● </text:span>Company Name</text:p>
              <text:p><text:tab/><text:span text:style-name="T11">● </text:span>Industry</text:p>
            </table:table-cell>
            <table:table-cell table:style-name="ce141" table:content-validation-name="val1"/>
            <table:table-cell table:style-name="ce159" table:number-columns-repeated="249"/>
            <table:table-cell table:number-columns-repeated="2"/>
          </table:table-row>
          <table:table-row table:style-name="ro13">
            <table:table-cell/>
            <table:table-cell table:style-name="ce19"/>
            <table:table-cell table:style-name="ce39"/>
            <table:table-cell table:style-name="ce113" office:value-type="string">
              <text:p>The fields </text:p>
              <text:p><text:tab/><text:span text:style-name="T11">● </text:span>JRE Name</text:p>
              <text:p><text:tab/><text:span text:style-name="T11">● </text:span>Java Version</text:p>
              <text:p><text:tab/><text:span text:style-name="T11">● </text:span>Java Vendor</text:p>
              <text:p><text:tab/><text:span text:style-name="T11">● </text:span>OS Name</text:p>
              <text:p><text:tab/><text:span text:style-name="T11">● </text:span>OS Version and </text:p>
              <text:p><text:tab/><text:span text:style-name="T11">● </text:span>User Country </text:p>
              <text:p>should be filled with the correct information when the “Register Product” page is loa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table:table-cell table:style-name="ce113" office:value-type="string">
              <text:p>The register link on top should disappear after successful registratio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Successful registration</text:p>
            </table:table-cell>
            <table:table-cell table:style-name="ce113" office:value-type="string">
              <text:p>Enter valid information and click on the button “Register”</text:p>
              <text:p/>
              <text:p>Should display the message </text:p>
              <text:p><text:span text:style-name="T12">“</text:span><text:span text:style-name="T12">You have successfully registered WSO2 Web Services </text:span><text:span text:style-name="T12">Application Server &lt;version&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4">
            <table:table-cell/>
            <table:table-cell table:style-name="ce19"/>
            <table:table-cell table:style-name="ce39"/>
            <table:table-cell table:style-name="ce113" office:value-type="string">
              <text:p>A new browser window should be opened with the information which you entered through the registration window as below</text:p>
              <text:p/>
              <text:p><text:span text:style-name="T13">“</text:span><text:span text:style-name="T13">Following is your registration of WSO2 WSAS. Thank you for </text:span><text:span text:style-name="T13">your assistance.</text:span></text:p>
              <text:p><text:span text:style-name="T13"/></text:p>
              <text:p><text:span text:style-name="T13">We guarantee that your information will not be mis-used.</text:span></text:p>
              <text:p><text:span text:style-name="T13"/></text:p>
              <text:p><text:span text:style-name="T13">JRE Name</text:span><text:span text:style-name="T13"><text:tab/></text:span><text:span text:style-name="T14">Java(TM) 2 Runtime Environment, Standard Edition</text:span></text:p>
              <text:p><text:span text:style-name="T13">Java Version</text:span><text:span text:style-name="T13"><text:tab/></text:span><text:span text:style-name="T14">1.5.0_06</text:span></text:p>
              <text:p><text:span text:style-name="T13">Java Vendor</text:span><text:span text:style-name="T13"><text:tab/></text:span><text:span text:style-name="T14">Sun Microsystems Inc.</text:span></text:p>
              <text:p><text:span text:style-name="T13">Java VM Version</text:span><text:span text:style-name="T13"><text:tab/></text:span><text:span text:style-name="T14">1.5.0_06-b05</text:span></text:p>
              <text:p><text:span text:style-name="T13">OS Name</text:span><text:span text:style-name="T13"><text:tab/></text:span><text:span text:style-name="T14">Windows XP</text:span></text:p>
              <text:p><text:span text:style-name="T13">OS Version</text:span><text:span text:style-name="T13"><text:tab/></text:span><text:span text:style-name="T14">5.1</text:span></text:p>
              <text:p><text:span text:style-name="T13">User Country</text:span><text:span text:style-name="T13"><text:tab/></text:span><text:span text:style-name="T14">US</text:span></text:p>
              <text:p><text:span text:style-name="T13">Contact Name</text:span><text:span text:style-name="T13"><text:tab/></text:span><text:span text:style-name="T14">Evanthika Amarasiri</text:span></text:p>
              <text:p><text:span text:style-name="T13">Contact Email</text:span><text:span text:style-name="T13"><text:tab/></text:span><text:span text:style-name="T14">evanthika@wso2.com</text:span></text:p>
              <text:p><text:span text:style-name="T13">Company Name</text:span><text:span text:style-name="T13"><text:tab/></text:span><text:span text:style-name="T14">WSO2 Lanka (PVT) Limited</text:span></text:p>
              <text:p><text:span text:style-name="T13">Industry <text:s text:c="4"/></text:span><text:span text:style-name="T14">Software Development</text:span><text:span text:style-name="T13">”</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5">
            <table:table-cell/>
            <table:table-cell table:style-name="ce19"/>
            <table:table-cell table:style-name="ce39" office:value-type="string">
              <text:p>Refreshing the home page</text:p>
            </table:table-cell>
            <table:table-cell table:style-name="ce113" office:value-type="string">
              <text:p>The home page should be refreshed every 12 seconds and the following information should be updated</text:p>
              <text:p/>
              <text:p>The following should be refreshed</text:p>
              <text:p/>
              <text:p/>
              <text:p><text:tab/><text:span text:style-name="T11">● </text:span><text:span text:style-name="T11">System up time</text:span></text:p>
              <text:p><text:span text:style-name="T11"><text:tab/></text:span><text:span text:style-name="T11">● </text:span><text:span text:style-name="T11">Memory Usage</text:span></text:p>
              <text:p><text:span text:style-name="T11"><text:tab/></text:span><text:span text:style-name="T11">● </text:span><text:span text:style-name="T11">Total request count (Click on some links and see if this </text:span><text:span text:style-name="T11">changes and every 6 seconds this should get updated)</text:span></text:p>
              <text:p><text:span text:style-name="T11"><text:tab/></text:span><text:span text:style-name="T11">● </text:span><text:span text:style-name="T11">Total response count (Every 6 seconds this should get </text:span><text:span text:style-name="T11">updated)</text:span></text:p>
              <text:p><text:tab/><text:span text:style-name="T11">● </text:span><text:span text:style-name="T11">Total fault count (Through the try it option of any of the </text:span><text:span text:style-name="T11">operations available, try to generate a fault and see of the </text:span><text:span text:style-name="T11">count gets increased)</text:span></text:p>
              <text:p><text:span text:style-name="T11"><text:tab/></text:span><text:span text:style-name="T11">● </text:span><text:span text:style-name="T11">Active services (Upload new services or remove services </text:span><text:span text:style-name="T11">to see if the counts get update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82"/>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23" office:value-type="string" table:number-columns-spanned="4" table:number-rows-spanned="1">
            <text:p>Manage</text:p>
          </table:table-cell>
          <table:covered-table-cell table:style-name="ce39"/>
          <table:covered-table-cell table:style-name="ce113"/>
          <table:covered-table-cell table:style-name="ce140" table:content-validation-name="val1"/>
          <table:table-cell table:style-name="ce159" table:number-columns-repeated="249"/>
          <table:table-cell table:number-columns-repeated="2"/>
        </table:table-row>
        <table:table-row table:style-name="ro3">
          <table:table-cell/>
          <table:table-cell table:style-name="ce24"/>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text:p>
          </table:table-cell>
          <table:covered-table-cell table:style-name="ce83"/>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0" office:value-type="string" table:number-columns-spanned="4" table:number-rows-spanned="1">
              <text:p>Service &amp; Service Group Management</text:p>
            </table:table-cell>
            <table:covered-table-cell table:style-name="ce83"/>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16">
              <table:table-cell/>
              <table:table-cell table:style-name="ce25"/>
              <table:table-cell table:style-name="ce83" office:value-type="string">
                <text:p>Service &amp; Service Group Management</text:p>
              </table:table-cell>
              <table:table-cell table:style-name="ce112" office:value-type="string">
                <text:p>The following information should be available</text:p>
                <text:p/>
                <text:p><text:tab/><text:span text:style-name="T11">● </text:span>Service Groups</text:p>
                <text:p><text:tab/><text:span text:style-name="T11">● </text:span>Services</text:p>
                <text:p><text:tab/><text:span text:style-name="T11">● </text:span>Actions – Delete</text:p>
                <text:p><text:tab/><text:span text:style-name="T11">● </text:span>Views - WSDL 1.1, Schema, Policy, Certificate</text:p>
                <text:p><text:tab/><text:span text:style-name="T11">● </text:span>Option to upload a new services - Upload a New Service</text:p>
                <text:p><text:s text:c="8"/>(.aar, .jar or .zip)</text:p>
                <text:p><text:tab/><text:span text:style-name="T11">● </text:span>Option to upload a new spring service - Upload a New</text:p>
                <text:p><text:s text:c="8"/>Spring Service (.xml and .jar)</text:p>
                <text:p><text:tab/><text:span text:style-name="T11">● </text:span>RSS Feed</text:p>
                <text:p><text:tab/><text:span text:style-name="T11">● </text:span>ATOM Fe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Service Group Link</text:p>
              </table:table-cell>
              <table:table-cell table:style-name="ce112" office:value-type="string">
                <text:p>The “Service Group Management” page should be loa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Service Link</text:p>
              </table:table-cell>
              <table:table-cell table:style-name="ce112" office:value-type="string">
                <text:p>The “Service Management” page should be loa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WSDL 1.1 Link</text:p>
              </table:table-cell>
              <table:table-cell table:style-name="ce112" office:value-type="string">
                <text:p>Should display the relevant WSDL Tre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WSDL 1.1”</text:p>
              </table:table-cell>
              <table:table-cell table:style-name="ce112" office:value-type="string">
                <text:p>The WSDL should not be displayed.</text:p>
                <text:p/>
                <text:p>Should display</text:p>
                <text:p><text:span text:style-name="T15">“</text:span><text:span text:style-name="T16">Service [service_name] is inactive. Cannot display WSDL </text:span><text:span text:style-name="T16">documen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Schema</text:p>
              </table:table-cell>
              <table:table-cell table:style-name="ce112" office:value-type="string">
                <text:p>The correct schema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Schema”</text:p>
              </table:table-cell>
              <table:table-cell table:style-name="ce112" office:value-type="string">
                <text:p>The schema should not be displayed</text:p>
                <text:p/>
                <text:p>Should display the following when the link is clicked</text:p>
                <text:p><text:span text:style-name="T15">“</text:span><text:span text:style-name="T16">Service [service_name] is inactive. Cannot display </text:span><text:span text:style-name="T16">Schema.</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3" office:value-type="string">
                <text:p>Certificate</text:p>
              </table:table-cell>
              <table:table-cell table:style-name="ce112" office:value-type="string">
                <text:p>The relevant certificate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Certificate”</text:p>
              </table:table-cell>
              <table:table-cell table:style-name="ce112" office:value-type="string">
                <text:p>The certificate should not be displayed</text:p>
                <text:p/>
                <text:p>Should display the following when the link is clicked</text:p>
                <text:p><text:span text:style-name="T15">“</text:span><text:span text:style-name="T16">Service [service_name] is inactive. Cannot retrieve </text:span><text:span text:style-name="T16">certificate.</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Policy</text:p>
              </table:table-cell>
              <table:table-cell table:style-name="ce115"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table:table-cell table:style-name="ce112" office:value-type="string">
                <text:p>Through “Manage Security Configuration”, specify a security configuration for a service. </text:p>
                <text:p/>
                <text:p>View the Policy link for the given service and a new policy should be added to the existing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3"/>
              <table:table-cell table:style-name="ce112" office:value-type="string">
                <text:p>When a particular security configuration is removed from a service (Manage Security Configuration -&gt; Disable Security ) the relevant policy link given for the service should also be remov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Deactivate service and click on the link “Policy”</text:p>
              </table:table-cell>
              <table:table-cell table:style-name="ce112" office:value-type="string">
                <text:p>The policy should not be displayed</text:p>
                <text:p/>
                <text:p>Should display the following when the link is clicked</text:p>
                <text:p><text:span text:style-name="T15">“</text:span><text:span text:style-name="T16">Service [service_name] is inactive. Cannot display </text:span><text:span text:style-name="T16">policies.</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4" office:value-type="string">
                <text:p>Uploading a valid service as an .aar file</text:p>
              </table:table-cell>
              <table:table-cell table:style-name="ce115" office:value-type="string">
                <text:p>Should <text:s/>display the message <text:span text:style-name="T12">“Archive was successfully </text:span><text:span text:style-name="T12">uploaded. This page will be auto refreshed shortly.”</text:span></text:p>
                <text:p/>
                <text:p>The service should be listed in the grid</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Uploading a valid service as a .jar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Select the POJOs and click on the button “Generate”</text:p>
              </table:table-cell>
              <table:table-cell table:style-name="ce112" office:value-type="string">
                <text:p>Should display the message <text:span text:style-name="T12">“The service archive was </text:span><text:span text:style-name="T12">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6"/>
              <table:table-cell table:style-name="ce83" office:value-type="string">
                <text:p>Click on the button “Generate” without selecting any POJOs</text:p>
              </table:table-cell>
              <table:table-cell table:style-name="ce112" office:value-type="string">
                <text:p>Should display the message<text:span text:style-name="T12">“Please select at least one </text:span><text:span text:style-name="T12">service class”</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Uploading a valid service as a .zip file</text:p>
              </table:table-cell>
              <table:table-cell table:style-name="ce115"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3" office:value-type="string">
                <text:p>Select the POJOs and click on the button “Generate”</text:p>
              </table:table-cell>
              <table:table-cell table:style-name="ce112" office:value-type="string">
                <text:p>Should display the following message </text:p>
                <text:p><text:span text:style-name="T12"/></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6"/>
              <table:table-cell table:style-name="ce84" office:value-type="string">
                <text:p>Upload an invalid .aar/.jar/.zip file</text:p>
              </table:table-cell>
              <table:table-cell table:style-name="ce115" office:value-type="string">
                <text:p>The service should be uploaded as a faulty service</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3" office:value-type="string">
                <text:p>Click on the faulty service</text:p>
              </table:table-cell>
              <table:table-cell table:style-name="ce112" office:value-type="string">
                <text:p>Should display the error(exception) which caused the service to be faulty</text:p>
                <text:p/>
                <text:p>Should give an option to remove the faulty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Click on the relevant icon to remove the faulty service</text:p>
              </table:table-cell>
              <table:table-cell table:style-name="ce112" office:value-type="string">
                <text:p>The following message should be displayed</text:p>
                <text:p><text:span text:style-name="T12"/></text:p>
                <text:p><text:span text:style-name="T12">“</text:span><text:span text:style-name="T12">The Faulty Service has been successfully deleted !”</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Upload a .jar/.zip file without any service classes</text:p>
              </table:table-cell>
              <table:table-cell table:style-name="ce112" office:value-type="string">
                <text:p>Should display a following message </text:p>
                <text:p><text:span text:style-name="T12"/></text:p>
                <text:p><text:span text:style-name="T12">“</text:span><text:span text:style-name="T12">No classes available in the uploaded archiv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Upload a service archive with multiple services</text:p>
              </table:table-cell>
              <table:table-cell table:style-name="ce112" office:value-type="string">
                <text:p>List of POJOs available in the uploaded archive should be listed allowing the user to select the POJOs according to their requirement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2" office:value-type="string">
                <text:p>Upload a file which is not a AAR, JAR or Zip file</text:p>
              </table:table-cell>
              <table:table-cell table:style-name="ce112" office:value-type="string">
                <text:p>Should prompt the following error message </text:p>
                <text:p><text:span text:style-name="T12"/></text:p>
                <text:p><text:span text:style-name="T12">“</text:span><text:span text:style-name="T12">Service file upload FAILED. Illegal Service file type. </text:span><text:span text:style-name="T12">Allowed file extensions are .aar,.jar,.zip”</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6"/>
              <table:table-cell table:style-name="ce84" office:value-type="string">
                <text:p>Upload a valid .xml file and a valid .jar file</text:p>
              </table:table-cell>
              <table:table-cell table:style-name="ce115" office:value-type="string">
                <text:p>Should display all the Spring Beans available in the uploaded archive along with the buttons </text:p>
                <text:p><text:tab/><text:span text:style-name="T11">● </text:span><text:span text:style-name="T11">Generate</text:span></text:p>
                <text:p><text:span text:style-name="T11"><text:tab/></text:span><text:span text:style-name="T11">● </text:span><text:span text:style-name="T11">Select All (Selects all the available beans listed)</text:span></text:p>
                <text:p><text:span text:style-name="T11"><text:tab/></text:span><text:span text:style-name="T11">● </text:span><text:span text:style-name="T11">Select None (Deselects all the available beans which are</text:span></text:p>
                <text:p><text:span text:style-name="T11"><text:s text:c="8"/></text:span><text:span text:style-name="T11">selected)</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3" office:value-type="string">
                <text:p>Select the beans and click on the button “Generate”</text:p>
              </table:table-cell>
              <table:table-cell table:style-name="ce112" office:value-type="string">
                <text:p>Should display the following message </text:p>
                <text:p><text:span text:style-name="T12">“</text:span><text:span text:style-name="T12">The service archive was successfully generated”</text:span></text:p>
                <text:p/>
                <text:p>The service should be deployed successfully and should display in the service list</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3" office:value-type="string">
                <text:p>Click on the button “Generate” without selecting any beans</text:p>
              </table:table-cell>
              <table:table-cell table:style-name="ce112" office:value-type="string">
                <text:p>Should display the following message</text:p>
                <text:p><text:span text:style-name="T12"/></text:p>
                <text:p><text:span text:style-name="T12">“</text:span><text:span text:style-name="T12">Please select at least one spring bea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2" office:value-type="string">
                <text:p>Browse for a 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2" office:value-type="string">
                <text:p>Browse for a invalid .xml file and a 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F</text:p>
              </table:table-cell>
              <table:table-cell table:style-name="ce159" office:value-type="string">
                <text:p>This error message is not displayed. </text:p>
              </table:table-cell>
              <table:table-cell table:style-name="ce159" table:number-columns-repeated="248"/>
              <table:table-cell table:number-columns-repeated="2"/>
            </table:table-row>
            <table:table-row table:style-name="ro9">
              <table:table-cell/>
              <table:table-cell table:style-name="ce26"/>
              <table:table-cell table:style-name="ce82" office:value-type="string">
                <text:p>Browse for a invalid .xml file and a invalid .jar file and upload</text:p>
              </table:table-cell>
              <table:table-cell table:style-name="ce112"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41" table:content-validation-name="val1" office:value-type="string">
                <text:p>F</text:p>
              </table:table-cell>
              <table:table-cell table:style-name="ce159" office:value-type="string">
                <text:p>This error message is not displayed. </text:p>
              </table:table-cell>
              <table:table-cell table:style-name="ce159" table:number-columns-repeated="248"/>
              <table:table-cell table:number-columns-repeated="2"/>
            </table:table-row>
            <table:table-row table:style-name="ro8">
              <table:table-cell/>
              <table:table-cell table:style-name="ce26"/>
              <table:table-cell table:style-name="ce82" office:value-type="string">
                <text:p>Select only an .xml file and upload (As the Spring Context)</text:p>
              </table:table-cell>
              <table:table-cell table:style-name="ce112" office:value-type="string">
                <text:p>Should display the following error message </text:p>
                <text:p/>
                <text:p><text:span text:style-name="T12">“</text:span><text:span text:style-name="T12">Please select required fields to upload spring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2" office:value-type="string">
                <text:p>Select only a .jar file and upload (As Spring Beans)</text:p>
              </table:table-cell>
              <table:table-cell table:style-name="ce112" office:value-type="string">
                <text:p>Should display the following error message </text:p>
                <text:p/>
                <text:p><text:span text:style-name="T12">“</text:span><text:span text:style-name="T12">Please select required fields to upload spring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6"/>
              <table:table-cell table:style-name="ce82" office:value-type="string">
                <text:p>Delete service archive</text:p>
              </table:table-cell>
              <table:table-cell table:style-name="ce112" office:value-type="string">
                <text:p>The AAR gets removed from the list</text:p>
                <text:p/>
                <text:p>Should display the error message </text:p>
                <text:p><text:span text:style-name="T12">“</text:span><text:span text:style-name="T12">The Service Group has been successfully deleted”</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6"/>
              <table:table-cell table:style-name="ce85" office:value-type="string">
                <text:p>Build the Chad sample and check the schemas</text:p>
              </table:table-cell>
              <table:table-cell table:style-name="ce112" office:value-type="string">
                <text:p>Verify that there are two links to schemas and that the schemas are properly show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6"/>
              <table:table-cell table:style-name="ce82" office:value-type="string">
                <text:p>RSS Feed</text:p>
              </table:table-cell>
              <table:table-cell table:style-name="ce112" office:value-type="string">
                <text:p>Register to and RSS and Atom feeds.....through thunder bird....verify if you get latest emails/alerts/changes occurred on those sites</text:p>
                <text:p/>
                <text:p>Create RSS and Blog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26"/>
              <table:table-cell table:style-name="ce82"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12" office:value-type="string">
                <text:p>Register to and RSS and Atom feeds.....through thunder bird....verify if you get latest emails/alerts/changes occurred on those sites</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6"/>
              <table:table-cell table:style-name="ce82"/>
              <table:table-cell table:style-name="ce112" office:value-type="string">
                <text:p>Sade – download and install on the plugin and register to that as well and test</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6"/>
              <table:table-cell table:style-name="ce82"/>
              <table:table-cell table:style-name="ce112" office:value-type="string">
                <text:p>RSS Feed validator </text:p>
                <text:p/>
                <text:p><text:a xlink:href="http://www.validome.org/rss-atom/validate">http://www.validome.org/rss-atom/validate</text:a></text:p>
                <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7" office:value-type="string">
                <text:p>Service group with parameters</text:p>
              </table:table-cell>
              <table:table-cell table:style-name="ce86" office:value-type="string">
                <text:p>Deploy a service with a service.xml which has service group level parameters</text:p>
              </table:table-cell>
              <table:table-cell table:style-name="ce116" office:value-type="string">
                <text:p>The service should be displayed successfully and the service group parameters should be visible through management consol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number-rows-repeated="2">
            <table:table-cell/>
            <table:table-cell table:style-name="ce24"/>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28" office:value-type="string" table:number-columns-spanned="4" table:number-rows-spanned="1">
              <text:p>Services &gt; [service_name] service group</text:p>
            </table:table-cell>
            <table:covered-table-cell table:style-name="ce87"/>
            <table:covered-table-cell table:style-name="ce115"/>
            <table:covered-table-cell table:style-name="ce143" table:content-validation-name="val1"/>
            <table:table-cell table:style-name="ce159" table:number-columns-repeated="249"/>
            <table:table-cell table:number-columns-repeated="2"/>
          </table:table-row>
          <table:table-row-group>
            <table:table-row table:style-name="ro18">
              <table:table-cell/>
              <table:table-cell table:style-name="ce29"/>
              <table:table-cell table:style-name="ce87" office:value-type="string">
                <text:p>Click on the link “Manage Service Group Parameters”</text:p>
                <text:p/>
              </table:table-cell>
              <table:table-cell table:style-name="ce115" office:value-type="string">
                <text:p>The “Parameters” page should be displayed allowing the user to add new parameters</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0"/>
              <table:table-cell table:style-name="ce39" office:value-type="string">
                <text:p>Click on the link “Manage Module Engagements”</text:p>
              </table:table-cell>
              <table:table-cell table:style-name="ce113" office:value-type="string">
                <text:p>Should display the “<text:span text:style-name="T17">Engage Modules” page with the available </text:span><text:span text:style-name="T17">modules listed allowing the user to engage modules at the </text:span><text:span text:style-name="T17">module level</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31" office:value-type="string">
                <text:p>Create a service archive</text:p>
              </table:table-cell>
              <table:table-cell table:style-name="ce68" office:value-type="string">
                <text:p>Click on a service group and select 'Create Service Archive' link</text:p>
              </table:table-cell>
              <table:table-cell table:style-name="ce113" office:value-type="string">
                <text:p>Service archive should be created as an aar file</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Parameters</text:p>
            </table:table-cell>
            <table:covered-table-cell table:style-name="ce82"/>
            <table:covered-table-cell table:style-name="ce112"/>
            <table:covered-table-cell table:style-name="ce143" table:content-validation-name="val1"/>
            <table:table-cell table:style-name="ce159" table:number-columns-repeated="249"/>
            <table:table-cell table:number-columns-repeated="2"/>
          </table:table-row>
          <table:table-row-group>
            <table:table-row table:style-name="ro19">
              <table:table-cell/>
              <table:table-cell table:style-name="ce32"/>
              <table:table-cell table:style-name="ce82" office:value-type="string">
                <text:p>Add parameters to any operation</text:p>
              </table:table-cell>
              <table:table-cell table:style-name="ce112" office:value-type="string">
                <text:p>The parameters should be added successfully</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Add two parameters</text:p>
                <text:p>Change both the parameters and click on the button “Update”</text:p>
              </table:table-cell>
              <table:table-cell table:style-name="ce112" office:value-type="string">
                <text:p>Both the parameters should be upda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22"/>
            <table:table-cell table:style-name="ce82"/>
            <table:table-cell table:style-name="ce11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Engage Modules</text:p>
            </table:table-cell>
            <table:covered-table-cell table:style-name="ce87"/>
            <table:covered-table-cell table:style-name="ce115"/>
            <table:covered-table-cell table:style-name="ce143" table:content-validation-name="val1"/>
            <table:table-cell table:style-name="ce159" table:number-columns-repeated="249"/>
            <table:table-cell table:number-columns-repeated="2"/>
          </table:table-row>
          <table:table-row-group>
            <table:table-row table:style-name="ro6">
              <table:table-cell/>
              <table:table-cell table:style-name="ce32"/>
              <table:table-cell table:style-name="ce87" office:value-type="string">
                <text:p>Engage modules at the service group level</text:p>
              </table:table-cell>
              <table:table-cell table:style-name="ce115" office:value-type="string">
                <text:p>Should display the following message </text:p>
                <text:p/>
                <text:p><text:span text:style-name="T12">“</text:span><text:span text:style-name="T12">Module &lt;module_name&gt; successfully engaged to service </text:span><text:span text:style-name="T12">group <text:s/>&lt;service_name&gt;”</text:span></text:p>
              </table:table-cell>
              <table:table-cell table:style-name="ce142"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Disengage modules at the service group level</text:p>
              </table:table-cell>
              <table:table-cell table:style-name="ce115" office:value-type="string">
                <text:p>Should display the following message </text:p>
                <text:p/>
                <text:p><text:span text:style-name="T12">“</text:span><text:span text:style-name="T12">Module was disengaged from service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Engage a module which has already been engaged</text:p>
              </table:table-cell>
              <table:table-cell table:style-name="ce115" office:value-type="string">
                <text:p>Should display the following message </text:p>
                <text:p/>
                <text:p><text:span text:style-name="T12">“</text:span><text:span text:style-name="T12">Module &lt;module_name&gt; has already been engaged to </text:span><text:span text:style-name="T12">service group <text:s/>&lt;service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115" office:value-type="string">
                <text:p>When the module rahas is engaged, rampart should be engaged to the service group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Enable security at service level.</text:p>
              </table:table-cell>
              <table:table-cell table:style-name="ce112" office:value-type="string">
                <text:p>The module rampart1.1 should be engaged to the service <text:s/>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2" office:value-type="string">
                <text:p>Remove the module rampart at service group level when a security scenario is attached to the particular service</text:p>
              </table:table-cell>
              <table:table-cell table:style-name="ce112" office:value-type="string">
                <text:p>Should display the message </text:p>
                <text:p/>
                <text:p><text:span text:style-name="T12">“</text:span><text:span text:style-name="T12">Rampart cannot be disengaged since <text:s/>&lt;service_name&gt; </text:span><text:span text:style-name="T12">service is 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33"/>
              <table:table-cell table:style-name="ce88" office:value-type="string">
                <text:p>When the modules, rahas and rampart are both engaged, try to disengage the module rampart</text:p>
              </table:table-cell>
              <table:table-cell table:style-name="ce114" office:value-type="string">
                <text:p>Should not allow the user to delete the module rampart</text:p>
                <text:p/>
                <text:p>Should display the message</text:p>
                <text:p/>
                <text:p><text:span text:style-name="T12">“</text:span><text:span text:style-name="T12">Rampart cannot be disengaged since Rahas is engaged </text:span><text:span text:style-name="T12">to <text:s/>&lt;service_name&gt; service”</text:span></text:p>
              </table:table-cell>
              <table:table-cell table:style-name="ce145"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9" table:number-columns-repeated="249"/>
            <table:table-cell table:number-columns-repeated="2"/>
          </table:table-row>
          <table:table-row table:style-name="ro5">
            <table:table-cell/>
            <table:table-cell table:style-name="ce35" office:value-type="string" table:number-columns-spanned="4" table:number-rows-spanned="1">
              <text:p>Services &gt; [service_name]</text:p>
            </table:table-cell>
            <table:covered-table-cell table:style-name="ce89"/>
            <table:covered-table-cell table:style-name="ce117"/>
            <table:covered-table-cell table:style-name="ce146" table:content-validation-name="val1"/>
            <table:table-cell table:style-name="ce159" table:number-columns-repeated="249"/>
            <table:table-cell table:number-columns-repeated="2"/>
          </table:table-row>
          <table:table-row-group>
            <table:table-row table:style-name="ro17">
              <table:table-cell/>
              <table:table-cell table:style-name="ce18"/>
              <table:table-cell table:style-name="ce89" office:value-type="string">
                <text:p>Two Service EPRs should be listed(HTTP/HTTPS are listed) by default</text:p>
              </table:table-cell>
              <table:table-cell table:style-name="ce117" office:value-type="string">
                <text:p/>
                <text:p/>
                <text:p>E.g.:- </text:p>
                <text:p>https://&lt;IPaddress&gt;:&lt;port_x&gt;/services/&lt;service&gt;</text:p>
                <text:p>http://&lt;IPaddress&gt;:&lt;port_y&gt;/services/&lt;service&gt;</text:p>
                <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Deactivate service</text:p>
              </table:table-cell>
              <table:table-cell table:style-name="ce112" office:value-type="string">
                <text:p>Should display the message “This service in inactive” and all the configuration options should disappear</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0">
              <table:table-cell/>
              <table:table-cell table:style-name="ce19"/>
              <table:table-cell table:style-name="ce82" office:value-type="string">
                <text:p>Activate service</text:p>
              </table:table-cell>
              <table:table-cell table:style-name="ce112"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6">
              <table:table-cell/>
              <table:table-cell table:style-name="ce19"/>
              <table:table-cell table:style-name="ce82" office:value-type="string">
                <text:p>The Service Information page should refresh automatically</text:p>
              </table:table-cell>
              <table:table-cell table:style-name="ce118"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Remove a transport through “Manage Transports” of the particular service</text:p>
              </table:table-cell>
              <table:table-cell table:style-name="ce118" office:value-type="string">
                <text:p>If you removed the transport HTTPS, then the https ERPs available for the service should be removed from the service (From the “Service Management” pag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6"/>
              <table:table-cell table:style-name="ce82" office:value-type="string">
                <text:p>Disable rest support which is in the axis2.xml and restart the server</text:p>
              </table:table-cell>
              <table:table-cell table:style-name="ce112" office:value-type="string">
                <text:p>The rest EPRs should not appear in the “Service Information” pag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Operation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1. Add new parameters for an operation</text:p>
                <text:p>2. Click on the relevant operation</text:p>
              </table:table-cell>
              <table:table-cell table:style-name="ce112" office:value-type="string">
                <text:p>The added parameters should be available in the “Operation Statistics &amp; Parameters” page under “Operation Parameter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1">
              <table:table-cell/>
              <table:table-cell table:style-name="ce19"/>
              <table:table-cell table:style-name="ce82" office:value-type="string">
                <text:p>Click on the icon to engage new modules to the operation</text:p>
              </table:table-cell>
              <table:table-cell table:style-name="ce112" office:value-type="string">
                <text:p>Should list the available modules, allowing the user to engage them</text:p>
                <text:p/>
                <text:p>Should list the modules engaged at,</text:p>
                <text:p><text:tab/><text:span text:style-name="T11">● </text:span>The Operation Level</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82" office:value-type="string">
                <text:p>Engage any available module (throttle, rampart and addressing, Sandesha2 and Rampart) modules to any operation</text:p>
              </table:table-cell>
              <table:table-cell table:style-name="ce112" office:value-type="string">
                <text:p>Modules should be listed under “Modules Engaged at Operation Level”</text:p>
                <text:p/>
                <text:p>Should display the following message </text:p>
                <text:p/>
                <text:p><text:span text:style-name="T12">“</text:span><text:span text:style-name="T12">&lt;module_name&gt; module has been successfully engaged </text:span><text:span text:style-name="T12">to operation &lt;operation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19"/>
              <table:table-cell table:style-name="ce82" office:value-type="string">
                <text:p>Engage a module which is engaged at a level higher than the operation level</text:p>
              </table:table-cell>
              <table:table-cell table:style-name="ce82" office:value-type="string">
                <text:p>Should not engaged the particular module and should display the following message</text:p>
                <text:p><text:span text:style-name="T12"/></text:p>
                <text:p><text:span text:style-name="T12">“</text:span><text:span text:style-name="T12">&lt;module_name&gt; module is engaged to service </text:span><text:span text:style-name="T12">&lt;service_name&gt;. You need not engage it to this </text:span><text:span text:style-name="T12">operatio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1">
              <table:table-cell/>
              <table:table-cell table:style-name="ce19"/>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p>
                <text:p><text:s/></text:p>
                <text:p><text:span text:style-name="T12">“</text:span><text:span text:style-name="T12">Rampart cannot be disengagd since Rahas is engaged to </text:span><text:span text:style-name="T12">operation &lt;operation_name&gt;. Disengage Rahas and try </text:span><text:span text:style-name="T12">agai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Disengaging modules at service level,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9" office:value-type="string">
                <text:p>Disengage any module at operation level</text:p>
              </table:table-cell>
              <table:table-cell table:style-name="ce117" office:value-type="string">
                <text:p>Modules should be removed from the list and should display the message </text:p>
                <text:p/>
                <text:p><text:span text:style-name="T12">“</text:span><text:span text:style-name="T12">Module was disengaged from operation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ext:span><text:span text:style-name="T12">operation &lt;operation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You need </text:span><text:span text:style-name="T12">not engage it to this operation”</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89" office:value-type="string">
                <text:p>Click on the link to view “Message Flows”</text:p>
              </table:table-cell>
              <table:table-cell table:style-name="ce117" office:value-type="string">
                <text:p>Should display all the message flows for the particular operation <text:s/>in the graphical view</text:p>
                <text:p/>
                <text:p><text:tab/><text:span text:style-name="T11">● </text:span>In Flow</text:p>
                <text:p><text:tab/><text:span text:style-name="T11">● </text:span>Out Flow</text:p>
                <text:p><text:tab/><text:span text:style-name="T11">● </text:span>In Fault Flow</text:p>
                <text:p><text:tab/><text:span text:style-name="T11">● </text:span>Out Fault Flow</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19"/>
              <table:table-cell table:style-name="ce89" office:value-type="string">
                <text:p>Click on the link “Text View”</text:p>
              </table:table-cell>
              <table:table-cell table:style-name="ce117" office:value-type="string">
                <text:p>The message flows should be listed in the text view</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9" office:value-type="string">
                <text:p>Click on the link “Graphical View”</text:p>
              </table:table-cell>
              <table:table-cell table:style-name="ce117" office:value-type="string">
                <text:p>Should display the message flows in the graphical representatio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19"/>
              <table:table-cell table:style-name="ce89" office:value-type="string">
                <text:p>Click on the links given for each phase</text:p>
              </table:table-cell>
              <table:table-cell table:style-name="ce117" office:value-type="string">
                <text:p>Should display the relevant handlers for each phas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6"/>
              <table:table-cell table:style-name="ce89" office:value-type="string">
                <text:p>1. Add a new phase to the axis2.xml</text:p>
                <text:p>2. Add a new handler to the above phase</text:p>
                <text:p>3. Restart the server and check the message flows of the operations</text:p>
              </table:table-cell>
              <table:table-cell table:style-name="ce117" office:value-type="string">
                <text:p>The new phases should be displayed correctly</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Module Engagement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2">
              <table:table-cell/>
              <table:table-cell table:style-name="ce18"/>
              <table:table-cell table:style-name="ce82" office:value-type="string">
                <text:p>Click on the link “Manage Module Engagements”</text:p>
              </table:table-cell>
              <table:table-cell table:style-name="ce112" office:value-type="string">
                <text:p>Should list the available modules, allowing the user to engage them</text:p>
                <text:p/>
                <text:p>Should list the modules engaged at,</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21"/>
              <table:table-cell table:style-name="ce82" office:value-type="string">
                <text:p>Engage Sandesha2, Rampart, throttle, rampart and addressing modules to service</text:p>
              </table:table-cell>
              <table:table-cell table:style-name="ce112" office:value-type="string">
                <text:p>Modules should be listed under <text:span text:style-name="T19">“Modules Engaged at Service </text:span><text:span text:style-name="T19">Level”</text:span></text:p>
                <text:p/>
                <text:p>Should display the message </text:p>
                <text:p><text:span text:style-name="T12"/></text:p>
                <text:p><text:span text:style-name="T12">“</text:span><text:span text:style-name="T12">&lt;module_name&gt; module was successfully engaged to </text:span><text:span text:style-name="T12">service &lt;service_name&g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Engage the module rahas</text:p>
              </table:table-cell>
              <table:table-cell table:style-name="ce82" office:value-type="string">
                <text:p>When the module rahas is engaged, the module rampart should be engaged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21"/>
              <table:table-cell table:style-name="ce82" office:value-type="string">
                <text:p>Engage a module which is engaged at a level higher than the service level</text:p>
              </table:table-cell>
              <table:table-cell table:style-name="ce82" office:value-type="string">
                <text:p>Should not engage the particular module and should display the following message</text:p>
                <text:p><text:span text:style-name="T12"/></text:p>
                <text:p><text:span text:style-name="T12">“</text:span><text:span text:style-name="T12">&lt;module_name&gt; module is already engaged to </text:span><text:span text:style-name="T12">&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21"/>
              <table:table-cell table:style-name="ce82" office:value-type="string">
                <text:p>Disengaging the rampart module when the rahas module is engaged</text:p>
              </table:table-cell>
              <table:table-cell table:style-name="ce82" office:value-type="string">
                <text:p>Should not allow the user to delete the module rampart when the module rahas is engaged.</text:p>
                <text:p/>
                <text:p>Should display the following message <text:s/></text:p>
                <text:p/>
                <text:p><text:span text:style-name="T12">“</text:span><text:span text:style-name="T12">Rampart cannot be disengaged since Rahas is engaged </text:span><text:span text:style-name="T12">to &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Disengaging modules at service group level and the global level</text:p>
              </table:table-cell>
              <table:table-cell table:style-name="ce82" office:value-type="string">
                <text:p>Should not allow the user to delete the modules engaged at other levels. No such option should be provid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9" office:value-type="string">
                <text:p>Disengage any module at service level</text:p>
              </table:table-cell>
              <table:table-cell table:style-name="ce117" office:value-type="string">
                <text:p>Modules should be removed from the list and should display the message </text:p>
                <text:p/>
                <text:p><text:span text:style-name="T12">“</text:span><text:span text:style-name="T12">Module was disengaged from service successfully”</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9" office:value-type="string">
                <text:p>Engage a module, which has already being engaged</text:p>
              </table:table-cell>
              <table:table-cell table:style-name="ce117" office:value-type="string">
                <text:p>Should display the message </text:p>
                <text:p/>
                <text:p><text:span text:style-name="T12">“</text:span><text:span text:style-name="T12">&lt;module_name&gt; module is already engaged to the </text:span><text:span text:style-name="T12">&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1"/>
              <table:table-cell table:style-name="ce89" office:value-type="string">
                <text:p>Try to engage a module, which has been engaged globally</text:p>
              </table:table-cell>
              <table:table-cell table:style-name="ce117" office:value-type="string">
                <text:p>Should display the message </text:p>
                <text:p><text:span text:style-name="T12"/></text:p>
                <text:p><text:span text:style-name="T12">“</text:span><text:span text:style-name="T12">&lt;module_name&gt; module is globally engaged. You need </text:span><text:span text:style-name="T12">not engage it to this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38"/>
              <table:table-cell table:style-name="ce89" office:value-type="string">
                <text:p>1. Engage a module for a service at the operation level</text:p>
                <text:p>2. Now go to the service level of the particular service and try to engage the same module</text:p>
              </table:table-cell>
              <table:table-cell table:style-name="ce119"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Transport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6">
              <table:table-cell/>
              <table:table-cell table:style-name="ce40"/>
              <table:table-cell table:style-name="ce82" office:value-type="string">
                <text:p>Click on the link “Manage Transports”</text:p>
              </table:table-cell>
              <table:table-cell table:style-name="ce112" office:value-type="string">
                <text:p>2. Protocols available should be listed in a combo box allowing the user to add them to the service <text:s/>2. Th protocols already added to the service should be listed under “Exposed Transport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2"/>
              <table:table-cell table:style-name="ce82" office:value-type="string">
                <text:p>1. Select a transport from the list</text:p>
                <text:p>2. Click on the button “Add”</text:p>
              </table:table-cell>
              <table:table-cell table:style-name="ce112" office:value-type="string">
                <text:p>Should display the following message </text:p>
                <text:p/>
                <text:p><text:span text:style-name="T12">“</text:span><text:span text:style-name="T12">Successfully exposed service &lt;service_name&gt; via </text:span><text:span text:style-name="T12">&lt;selected protocol&gt; transport”</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2"/>
              <table:table-cell table:style-name="ce82" office:value-type="string">
                <text:p>Remove Transports</text:p>
              </table:table-cell>
              <table:table-cell table:style-name="ce112" office:value-type="string">
                <text:p>The transport should be removed from the list</text:p>
                <text:p/>
                <text:p>Should display the following message </text:p>
                <text:p><text:span text:style-name="T12"/></text:p>
                <text:p><text:span text:style-name="T12">“</text:span><text:span text:style-name="T12">Removed &lt;removed_protocol&gt; transport binding for </text:span><text:span text:style-name="T12">&lt;service_name&gt;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22"/>
              <table:table-cell table:style-name="ce82" office:value-type="string">
                <text:p>Add a transport which has already being added</text:p>
              </table:table-cell>
              <table:table-cell table:style-name="ce112" office:value-type="string">
                <text:p>Should display the message </text:p>
                <text:p><text:span text:style-name="T20"/></text:p>
                <text:p><text:span text:style-name="T12">“</text:span><text:span text:style-name="T12">Service &lt;service_name&gt; already contains the </text:span><text:span text:style-name="T12">&lt;protocol_name&gt; transport binding!”</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22"/>
              <table:table-cell table:style-name="ce82" office:value-type="string">
                <text:p>Try to remove all the transports</text:p>
              </table:table-cell>
              <table:table-cell table:style-name="ce112" office:value-type="string">
                <text:p>Should not allow to remove all the transports. At least one transport should be <text:s/>available</text:p>
                <text:p/>
                <text:p>Should display the following message </text:p>
                <text:p><text:span text:style-name="T12"/></text:p>
                <text:p><text:span text:style-name="T12">“</text:span><text:span text:style-name="T12">Cannot remove transport binding.</text:span></text:p>
                <text:p><text:span text:style-name="T12">A service must contain at least one transport binding!”</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3">
              <table:table-cell/>
              <table:table-cell table:style-name="ce22"/>
              <table:table-cell table:style-name="ce83"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8" office:value-type="string">
                <text:p>Should prompt the following message </text:p>
                <text:p/>
                <text:p><text:span text:style-name="T12">“</text:span><text:span text:style-name="T12">Cannot add non-HTTPS transport binding for Service </text:span><text:span text:style-name="T12">[service_name] since the "UsernameToken with </text:span><text:span text:style-name="T12">Timestamp over HTTPS" security scenario has been </text:span><text:span text:style-name="T12">applied to this service.</text:span></text:p>
                <text:p><text:span text:style-name="T12"/></text:p>
                <text:p><text:span text:style-name="T12">This scenario requires the service to have only the HTTPS </text:span><text:span text:style-name="T12">transport binding”</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17">
              <table:table-cell/>
              <table:table-cell table:style-name="ce22"/>
              <table:table-cell table:style-name="ce83" office:value-type="string">
                <text:p>Try to remove the transport “https” when the security scenario “UsernameToken with Timestamp over HTTPS” is applied to the service</text:p>
              </table:table-cell>
              <table:table-cell table:style-name="ce118" office:value-type="string">
                <text:p>Should prompt the following message </text:p>
                <text:p><text:span text:style-name="T12"/></text:p>
                <text:p><text:span text:style-name="T12">“</text:span><text:span text:style-name="T12">HTTPS transport binding for Service [service_name] </text:span><text:span text:style-name="T12">cannot be removed since the "UsernameToken with </text:span><text:span text:style-name="T12">Timestamp over HTTPS" security scenario has been </text:span><text:span text:style-name="T12">applied to this service”</text:span></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curity Configuration</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3">
              <table:table-cell/>
              <table:table-cell table:style-name="ce18"/>
              <table:table-cell table:style-name="ce82" office:value-type="string">
                <text:p>Click on the “Manage Security Configuration” link</text:p>
              </table:table-cell>
              <table:table-cell table:style-name="ce112" office:value-type="string">
                <text:p>The following options should be available</text:p>
                <text:p/>
                <text:p><text:tab/><text:span text:style-name="T11">● </text:span>UsernameToken with Timestamp over HTTPS</text:p>
                <text:p><text:tab/><text:span text:style-name="T11">● </text:span>Sign only</text:p>
                <text:p><text:tab/><text:span text:style-name="T11">● </text:span>Sign and encrypt - Basic 256</text:p>
                <text:p><text:tab/><text:span text:style-name="T11">● </text:span>Encrypt and sign - Basic 256</text:p>
                <text:p><text:tab/><text:span text:style-name="T11">● </text:span>Sign and encrypt with derived keys - Basic 256</text:p>
                <text:p><text:tab/><text:span text:style-name="T11">● </text:span>Sign and encrypt - TripleDES/RSA15</text:p>
                <text:p><text:tab/><text:span text:style-name="T11">● </text:span>Sign and encrypt - TripleDES/RSA15 - DK</text:p>
                <text:p><text:tab/><text:span text:style-name="T11">● </text:span>Sign and encrypt - TripleDES/RSA15 - DK - EncryptSignature</text:p>
                <text:p><text:tab/><text:span text:style-name="T11">● </text:span>Secure Conversation - Sign and encrypt - Basic128Rsa15</text:p>
                <text:p><text:tab/><text:span text:style-name="T11">● </text:span>Disable Securit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Add a security scenario to a service which does not have policies</text:p>
              </table:table-cell>
              <table:table-cell table:style-name="ce112" office:value-type="string">
                <text:p>When clicked on the “Policy” link given for the service, the correct policy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21"/>
              <table:table-cell table:style-name="ce82" office:value-type="string">
                <text:p>Add a security scenario to a service which has policies already</text:p>
              </table:table-cell>
              <table:table-cell table:style-name="ce112" office:value-type="string">
                <text:p>The old policy should be removed and the new policy should be displayed</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5">
              <table:table-cell/>
              <table:table-cell table:style-name="ce21"/>
              <table:table-cell table:style-name="ce82" office:value-type="string">
                <text:p>Try disabling policies from the services</text:p>
              </table:table-cell>
              <table:table-cell table:style-name="ce112" office:value-type="string">
                <text:p>The relevant policy should be removed from the list of policies</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5"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sernameToken with Timestamp over HTTP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4">
              <table:table-cell/>
              <table:table-cell table:style-name="ce18"/>
              <table:table-cell table:style-name="ce82" office:value-type="string">
                <text:p>Select the radio button option “UsernameToken with Timestamp over HTTPS” and click on the button “Continue”</text:p>
              </table:table-cell>
              <table:table-cell table:style-name="ce112" office:value-type="string">
                <text:p>By default, the user role “admin” and the users “admin” and “user” should be displayed</text:p>
                <text:p/>
                <text:p>Should allow the user to assign users and roles to a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Add a new role through “Security &gt; Role Management”</text:p>
              </table:table-cell>
              <table:table-cell table:style-name="ce112" office:value-type="string">
                <text:p>The newly added role should be available under the frame “Assign user role to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2" office:value-type="string">
                <text:p>Add a new role through “Security &gt; User Management”</text:p>
              </table:table-cell>
              <table:table-cell table:style-name="ce112" office:value-type="string">
                <text:p>The newly added user should be available under the frame “Assign user to servic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6"/>
              <table:table-cell table:style-name="ce82" office:value-type="string">
                <text:p>Assign a user/role to the service</text:p>
              </table:table-cell>
              <table:table-cell table:style-name="ce112" office:value-type="string">
                <text:p>1.The module rampart1.1 should be engaged to the service automatically</text:p>
              </table:table-cell>
              <table:table-cell table:style-name="ce147" table:content-validation-name="val1" office:value-type="string" table:number-columns-spanned="1" table:number-rows-spanned="3">
                <text:p>P</text:p>
              </table:table-cell>
              <table:table-cell table:style-name="ce159" table:number-columns-repeated="249"/>
              <table:table-cell table:number-columns-repeated="2"/>
            </table:table-row>
            <table:table-row table:style-name="ro8">
              <table:table-cell/>
              <table:table-cell table:style-name="ce33"/>
              <table:table-cell table:style-name="ce90"/>
              <table:table-cell table:style-name="ce120" office:value-type="string">
                <text:p>2. The transport “http” should be removed from the service and therefore the http EPRs should be removed from the “Service Management” page of the service</text:p>
              </table:table-cell>
              <table:covered-table-cell table:style-name="ce148" table:content-validation-name="val1"/>
              <table:table-cell table:style-name="ce159" table:number-columns-repeated="249"/>
              <table:table-cell table:number-columns-repeated="2"/>
            </table:table-row>
            <table:table-row table:style-name="ro22">
              <table:table-cell/>
              <table:table-cell table:style-name="ce33"/>
              <table:table-cell table:style-name="ce90"/>
              <table:table-cell table:style-name="ce120" office:value-type="string">
                <text:p>3.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covered-table-cell table:style-name="ce148"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only</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37"/>
              <table:table-cell table:style-name="ce39" office:value-type="string">
                <text:p>Select the radio button option “Sign only”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Sign only” to the service</text:p>
              </table:table-cell>
              <table:table-cell table:style-name="ce113" office:value-type="string">
                <text:p>The module rampart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Apply security scenario “Sign only” to the service and try to invoke the DHTML client</text:p>
              </table:table-cell>
              <table:table-cell table:style-name="ce113" office:value-type="string">
                <text:p>Should not allow the user to invoke the DHTML client. Should give an error message</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41"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19"/>
              <table:table-cell table:style-name="ce39" office:value-type="string">
                <text:p>Select the radio button option “Sign and encrypt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text:p>
              </table:table-cell>
              <table:table-cell table:style-name="ce113" office:value-type="string">
                <text:p>The module rampart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9"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 and try to invoke the DHTML client</text:p>
              </table:table-cell>
              <table:table-cell table:style-name="ce113" office:value-type="string">
                <text:p>Should not allow the user to invoke the DHTML client. Should give an error message</text:p>
              </table:table-cell>
              <table:table-cell table:style-name="ce149"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Encrypt and sign - Basic 256” and click on the button “Continue”</text:p>
              </table:table-cell>
              <table:table-cell table:style-name="ce113" office:value-type="string">
                <text:p>By default the wso2wsas.jks should be displayed under “Trusted Certificate Stores” and “Private Keystores”</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pply security scenario “Encrypt and sign - Basic 256” to the service</text:p>
              </table:table-cell>
              <table:table-cell table:style-name="ce113" office:value-type="string">
                <text:p>The module rampart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3"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50"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Apply security scenario “Encrypt and sign - Basic 256” to the service and try to invoke the DHTML client</text:p>
              </table:table-cell>
              <table:table-cell table:style-name="ce113" office:value-type="string">
                <text:p>Should not allow the user to invoke the DHTML client. Should give an error message</text:p>
              </table:table-cell>
              <table:table-cell table:style-name="ce150"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with derived keys - Basic 256”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8" office:value-type="string">
                <text:p>Apply security scenario “Sign and encrypt with derived keys - Basic 256”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with derived keys - Basic 256”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42"/>
              <table:table-cell table:style-name="ce82" office:value-type="string">
                <text:p>Select the radio button option “Sign and encrypt – TripleDES/RSA15”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88" office:value-type="string">
                <text:p>Apply security scenario “Sign and encrypt – TripleDES/RSA15 – DK”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ign and encrypt – TripleDES/RSA15 – DK – EncryptSignature” and click on the button “Continue”</text:p>
              </table:table-cell>
              <table:table-cell table:style-name="ce114" office:value-type="string">
                <text:p>By default the wso2wsas.jks should be displayed under “Trusted Certificate Stores” and “Private Keystores”</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88" office:value-type="string">
                <text:p>Add a new keystore through “Key Stores”</text:p>
              </table:table-cell>
              <table:table-cell table:style-name="ce114" office:value-type="string">
                <text:p>The newly added key store should be listed under “Trusted Certificate Stores”</text:p>
                <text:p/>
                <text:p>The newly added key store should be available in the “Private combo box “Private keystore”</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8" office:value-type="string">
                <text:p>Apply security scenario “Sign and encrypt – TripleDES/RSA15 – DK – EncryptSignature” to the service</text:p>
              </table:table-cell>
              <table:table-cell table:style-name="ce112" office:value-type="string">
                <text:p>The module rampart1.1 should be engaged to the service automatically</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33"/>
              <table:table-cell table:style-name="ce88" office:value-type="string">
                <text:p>Apply security scenario “Sign and encrypt - TripleDES/RSA15 - DK – EncryptSignature” to the service and try to invoke the DHTML client</text:p>
              </table:table-cell>
              <table:table-cell table:style-name="ce112" office:value-type="string">
                <text:p>Should not allow the user to invoke the DHTML client. Should give an error message</text:p>
              </table:table-cell>
              <table:table-cell table:style-name="ce141"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9" table:number-columns-repeated="249"/>
            <table:table-cell table:number-columns-repeated="2"/>
          </table:table-row>
          <table:table-row-group>
            <table:table-row table:style-name="ro6">
              <table:table-cell/>
              <table:table-cell table:style-name="ce42"/>
              <table:table-cell table:style-name="ce39" office:value-type="string">
                <text:p>Select the radio button option “UsernameToken with Timestamp over HTTPS” and click on the button “Continue”</text:p>
              </table:table-cell>
              <table:table-cell table:style-name="ce39" office:value-type="string">
                <text:p>By default, the user role “admin” and the users “admin” and “user” should be displayed</text:p>
                <text:p/>
                <text:p>Should allow the user to assign users and roles to a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dd a new role through “Security &gt; Role Management”</text:p>
              </table:table-cell>
              <table:table-cell table:style-name="ce39" office:value-type="string">
                <text:p>The newly added role should be available under the frame “Assign user role to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19"/>
              <table:table-cell table:style-name="ce39" office:value-type="string">
                <text:p>Add a new role through “Security &gt; User Management”</text:p>
              </table:table-cell>
              <table:table-cell table:style-name="ce39" office:value-type="string">
                <text:p>The newly added user should be available under the frame “Assign user to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39" office:value-type="string">
                <text:p>Assign a user/role to the service</text:p>
              </table:table-cell>
              <table:table-cell table:style-name="ce39" office:value-type="string">
                <text:p>1. The transport “http” should be removed from the service and therefore the http EPRs should be removed from the “Service Management” page of the servic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22">
              <table:table-cell/>
              <table:table-cell table:style-name="ce19"/>
              <table:table-cell table:style-name="ce39"/>
              <table:table-cell table:style-name="ce39" office:value-type="string">
                <text:p>2.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Apply security scenario “Sign and encrypt - Basic128Rsa15 - bootstrap – UT” to the service</text:p>
              </table:table-cell>
              <table:table-cell table:style-name="ce39" office:value-type="string">
                <text:p>The module rampart1.1 and rahas-1.1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3"/>
              <table:table-cell table:style-name="ce39" office:value-type="string">
                <text:p>Try to disengage the module “rampart1.1”</text:p>
              </table:table-cell>
              <table:table-cell table:style-name="ce39" office:value-type="string">
                <text:p>Should display the following message </text:p>
                <text:p/>
                <text:p><text:span text:style-name="T12">“</text:span><text:span text:style-name="T12">Rampart cannot be disengaged since Subtraction service </text:span><text:span text:style-name="T12">is associated with a security scenario.”</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33"/>
              <table:table-cell table:style-name="ce39" office:value-type="string">
                <text:p>Try to disengage the module “rahas1.1”</text:p>
              </table:table-cell>
              <table:table-cell table:style-name="ce39" office:value-type="string">
                <text:p>Should display the following message </text:p>
                <text:p><text:span text:style-name="T20"/></text:p>
                <text:p><text:span text:style-name="T12">“</text:span><text:span text:style-name="T12">Rahas cannot be disengaged since Subtraction service is </text:span><text:span text:style-name="T12">associated with a security scenario which requires the </text:span><text:span text:style-name="T12">Rahas module.”</text:span></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9" table:number-columns-repeated="249"/>
            <table:table-cell table:number-columns-repeated="2"/>
          </table:table-row>
          <table:table-row-group>
            <table:table-row table:style-name="ro8">
              <table:table-cell/>
              <table:table-cell table:style-name="ce42"/>
              <table:table-cell table:style-name="ce82" office:value-type="string">
                <text:p>Select the radio button option “Secure Conversation - Sign and encrypt - Basic128Rsa15 - bootstrap - dk encr/sig” and click on the button “Continue”</text:p>
              </table:table-cell>
              <table:table-cell table:style-name="ce114" office:value-type="string">
                <text:p>By default the wso2wsas.jks should be displayed under “Trusted Certificate Stores” and “Private Keystores”</text:p>
              </table:table-cell>
              <table:table-cell table:style-name="ce145" table:content-validation-name="val1" office:value-type="string">
                <text:p>P</text:p>
              </table:table-cell>
              <table:table-cell table:style-name="ce159"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3" office:value-type="string">
                <text:p>The newly added key store should be listed under “Trusted Certificate Stores”</text:p>
                <text:p/>
                <text:p>The newly added key store should be available in the “Private combo box “Private keystore”</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8">
              <table:table-cell/>
              <table:table-cell table:style-name="ce19"/>
              <table:table-cell table:style-name="ce88" office:value-type="string">
                <text:p>Apply security scenario “Secure Conversation - Sign and encrypt - Basic128Rsa15 - bootstrap - dk encr/sig” to the service</text:p>
              </table:table-cell>
              <table:table-cell table:style-name="ce113" office:value-type="string">
                <text:p>The modules rampart1.1 and rahas should be engaged to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19"/>
              <table:table-cell table:style-name="ce88" office:value-type="string">
                <text:p>Try to disengage the module “rampart1.1”</text:p>
              </table:table-cell>
              <table:table-cell table:style-name="ce112"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6">
              <table:table-cell/>
              <table:table-cell table:style-name="ce33"/>
              <table:table-cell table:style-name="ce88" office:value-type="string">
                <text:p>Apply security scenario “Secure Conversation - Sign and encrypt - Basic128Rsa15 - bootstrap - dk encr/sig” to the service and try to invoke the DHTML client</text:p>
              </table:table-cell>
              <table:table-cell table:style-name="ce112" office:value-type="string">
                <text:p>Should not allow the user to invoke the DHTML client. Should give an error message</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nsecured</text:p>
            </table:table-cell>
            <table:covered-table-cell table:number-columns-repeated="3" table:style-name="Default"/>
            <table:table-cell table:style-name="ce159"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Unsecured” and click on the button “Continue”</text:p>
              </table:table-cell>
              <table:table-cell table:style-name="ce113" office:value-type="string">
                <text:p>The security configurations added to the particular service should be removed</text:p>
              </table:table-cell>
              <table:table-cell table:style-name="ce144" table:content-validation-name="val1" office:value-type="string">
                <text:p>P</text:p>
              </table:table-cell>
              <table:table-cell table:style-name="ce159" table:number-columns-repeated="249"/>
              <table:table-cell table:number-columns-repeated="2"/>
            </table:table-row>
            <table:table-row table:style-name="ro7">
              <table:table-cell/>
              <table:table-cell table:style-name="ce33"/>
              <table:table-cell table:style-name="ce39" office:value-type="string">
                <text:p>Check the modules engaged to the service after setting the “Unsecured” option</text:p>
              </table:table-cell>
              <table:table-cell table:style-name="ce113" office:value-type="string">
                <text:p>The module rampart1.1 should be disengaged from the service automatically</text:p>
              </table:table-cell>
              <table:table-cell table:style-name="ce144" table:content-validation-name="val1" office:value-type="string">
                <text:p>P</text:p>
              </table:table-cell>
              <table:table-cell table:style-name="ce159" table:number-columns-repeated="249"/>
              <table:table-cell table:number-columns-repeated="2"/>
            </table:table-row>
          </table:table-row-group>
          <table:table-row table:style-name="ro3">
            <table:table-cell/>
            <table:table-cell table:style-name="ce34"/>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arameter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8"/>
              <table:table-cell table:style-name="ce82" office:value-type="string">
                <text:p>Add parameters to any service</text:p>
              </table:table-cell>
              <table:table-cell table:style-name="ce112" office:value-type="string">
                <text:p>The parameters should be added successfully</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1. Change the parameter values, click on the button “Update” to save the changed parameters</text:p>
                <text:p>2. Deactivate the service</text:p>
                <text:p>3. Activate the service again</text:p>
              </table:table-cell>
              <table:table-cell table:style-name="ce112" office:value-type="string">
                <text:p>Parameters should be persisted</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42"/>
              <table:table-cell table:style-name="ce82" office:value-type="string">
                <text:p>Try adding an XML as the parameter</text:p>
              </table:table-cell>
              <table:table-cell table:style-name="ce114" office:value-type="string">
                <text:p>The xml should be saved as the way it is (With the relevant tags)</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39"/>
            <table:table-cell table:style-name="ce11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olicie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3" office:value-type="string">
                <text:p>1. Make a change to a policy</text:p>
                <text:p>2. Update the policy</text:p>
                <text:p>3. Go to “Services” and click on the link “Policy” of the relevant service</text:p>
              </table:table-cell>
              <table:table-cell table:style-name="ce112" office:value-type="string">
                <text:p>The changes done should be applied in the particular policy given in the “Service &amp; Service Group Management” page</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1. Add a new security configuration through “Manage Security Configuration”</text:p>
                <text:p>2. Go to “Services -&gt; &lt;service_name&gt; -&gt; Edit Service Policies</text:p>
              </table:table-cell>
              <table:table-cell table:style-name="ce112" office:value-type="string">
                <text:p>A new policy should be available allowing the user to do change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8"/>
              <table:table-cell table:style-name="ce82" office:value-type="string">
                <text:p>1. Disable security configuration through “Manage Security Configuration” </text:p>
                <text:p>2. Go to “Services -&gt; &lt;service_name&gt; -&gt; Edit Service Policies</text:p>
              </table:table-cell>
              <table:table-cell table:style-name="ce112" office:value-type="string">
                <text:p>The relevant policy should be removed from the list of policies from the “Security Configuration” pag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Generate Client</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22">
              <table:table-cell/>
              <table:table-cell table:style-name="ce18"/>
              <table:table-cell table:style-name="ce82"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12" office:value-type="string">
                <text:p>A jar file should be created and should allow the user to download</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82" office:value-type="string">
                <text:p>Write sample clients for each of the above with all of the combinations and test if the code generated are working fine</text:p>
              </table:table-cell>
              <table:table-cell table:style-name="ce112" office:value-type="string">
                <text:p>Should produce the expected result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82" office:value-type="string">
                <text:p>Try invalid characters for the package name</text:p>
              </table:table-cell>
              <table:table-cell table:style-name="ce112" office:value-type="string">
                <text:p>Should display the message </text:p>
                <text:p/>
                <text:p><text:span text:style-name="T12">“</text:span><text:span text:style-name="T12">Package name is not valid under Java package naming </text:span><text:span text:style-name="T12">conventions”</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38"/>
              <table:table-cell table:style-name="ce82" office:value-type="string">
                <text:p>Try to create the clients without a package name</text:p>
              </table:table-cell>
              <table:table-cell table:style-name="ce112" office:value-type="string">
                <text:p>Should display the following message </text:p>
                <text:p/>
                <text:p><text:span text:style-name="T12">“</text:span><text:span text:style-name="T12">Package name is mandatory”</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rvices &gt; [service_name] &gt; Try it</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0"/>
              <table:table-cell table:style-name="ce82" office:value-type="string">
                <text:p>Invoke the operations</text:p>
              </table:table-cell>
              <table:table-cell table:style-name="ce112" office:value-type="string">
                <text:p>The results should be generated correctly</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19"/>
              <table:table-cell table:style-name="ce82" office:value-type="string">
                <text:p>Specify a character value for an operation which expects an integer value</text:p>
              </table:table-cell>
              <table:table-cell table:style-name="ce112" office:value-type="string">
                <text:p>An axis fault exception should be thrown</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36"/>
              <table:table-cell table:style-name="ce82" office:value-type="string">
                <text:p>Check breadcrumbs</text:p>
              </table:table-cell>
              <table:table-cell table:style-name="ce112"/>
              <table:table-cell table:style-name="ce141" table:content-validation-name="val1"/>
              <table:table-cell table:style-name="ce159" table:number-columns-repeated="249"/>
              <table:table-cell table:number-columns-repeated="2"/>
            </table:table-row>
          </table:table-row-group>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40" office:value-type="string" table:number-columns-spanned="4" table:number-rows-spanned="1">
            <text:p>Module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9">
            <table:table-cell/>
            <table:table-cell table:style-name="ce18"/>
            <table:table-cell table:style-name="ce82" office:value-type="string">
              <text:p>Test the links given as module names</text:p>
            </table:table-cell>
            <table:table-cell table:style-name="ce112" office:value-type="string">
              <text:p>1. Should display the Module Information</text:p>
              <text:p/>
              <text:p>2. Should display the links <text:s/></text:p>
              <text:p><text:s text:c="8"/>- Configure Parameters</text:p>
              <text:p><text:s text:c="8"/>- Configure Policies</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Globally engage the modules Sandesha2, Rampart, Rahas, Throttle and Addressing modules</text:p>
            </table:table-cell>
            <table:table-cell table:style-name="ce112" office:value-type="string">
              <text:p>The module should be engaged globally</text:p>
              <text:p/>
              <text:p>Should display the message </text:p>
              <text:p/>
              <text:p><text:span text:style-name="T12">“</text:span><text:span text:style-name="T12">&lt;module_name&gt; was successfully engaged globally.”</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Disengage any module</text:p>
            </table:table-cell>
            <table:table-cell table:style-name="ce112" office:value-type="string">
              <text:p>The module should be removed</text:p>
              <text:p/>
              <text:p>The following message should be displayed </text:p>
              <text:p><text:span text:style-name="T12"/></text:p>
              <text:p><text:span text:style-name="T12">“</text:span><text:span text:style-name="T12">The module &lt;module_name&gt; disengaged successfully”</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Try to remove the module rampart when a security scenario has been attached to any service</text:p>
            </table:table-cell>
            <table:table-cell table:style-name="ce112" office:value-type="string">
              <text:p>Should not allow the user to remove the module.</text:p>
              <text:p/>
              <text:p>Should display the message</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82" office:value-type="string">
              <text:p>Remove any module which is not engaged globally – on windows</text:p>
            </table:table-cell>
            <table:table-cell table:style-name="ce112" office:value-type="string">
              <text:p>The module should be removed successfully</text:p>
              <text:p/>
              <text:p>The following message should be prompted</text:p>
              <text:p><text:span text:style-name="T15">“</text:span><text:span text:style-name="T18">Module file deletion failed. Due to a JVM issue on MS-</text:span><text:span text:style-name="T18">Windows, module files cannot be deleted!</text:span><text:span text:style-name="T15">”</text:span></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19"/>
            <table:table-cell table:style-name="ce82" office:value-type="string">
              <text:p>Upload a MAR file</text:p>
            </table:table-cell>
            <table:table-cell table:style-name="ce112" office:value-type="string">
              <text:p>The module should be engaged successfully</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82" office:value-type="string">
              <text:p>Upload an invalid MAR</text:p>
            </table:table-cell>
            <table:table-cell table:style-name="ce112" office:value-type="string">
              <text:p>The module should not be engaged</text:p>
              <text:p/>
              <text:p>Should indicate that the mar is faulty</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82" office:value-type="string">
              <text:p>Upload a file which is not a .mar file</text:p>
            </table:table-cell>
            <table:table-cell table:style-name="ce112" office:value-type="string">
              <text:p>Should display the following message </text:p>
              <text:p/>
              <text:p><text:span text:style-name="T12">“</text:span><text:span text:style-name="T12">File upload FAILED. Illegal file type. Only .mar files can be </text:span><text:span text:style-name="T12">uploade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Try to disengage the module “addressing”</text:p>
            </table:table-cell>
            <table:table-cell table:style-name="ce112" office:value-type="string">
              <text:p>Should display the message </text:p>
              <text:p><text:span text:style-name="T12"/></text:p>
              <text:p><text:span text:style-name="T12">“</text:span><text:span text:style-name="T12">Cannot remove the addressing module. It is required by </text:span><text:span text:style-name="T12">the Management Console.”</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36"/>
            <table:table-cell table:style-name="ce82"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12" office:value-type="string">
              <text:p>Should not be able to do any operation on the console after engaging the module globally</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global level</text:p>
            </table:table-cell>
            <table:table-cell table:style-name="ce112" office:value-type="string">
              <text:p>Should not be able to do any operations after 8 hit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1. Do changes to the policy of the throttle module E.g. :- Set the following parameter &lt;throttle:MaximumCount&gt;8&lt;/throttle:MaximumCount&gt; 2. Engage the module at the service level</text:p>
            </table:table-cell>
            <table:table-cell table:style-name="ce112" office:value-type="string">
              <text:p>Should be able to access the DHTML client for 8 times and if it exceeds 8 times, should not allow to access the client</text:p>
            </table:table-cell>
            <table:table-cell table:style-name="ce141" table:content-validation-name="val1"/>
            <table:table-cell table:style-name="ce159" table:number-columns-repeated="249"/>
            <table:table-cell table:number-columns-repeated="2"/>
          </table:table-row>
          <table:table-row table:style-name="ro22">
            <table:table-cell/>
            <table:table-cell table:style-name="ce36"/>
            <table:table-cell table:style-name="ce82"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12" office:value-type="string">
              <text:p>Should not be able to do any operations on the management console only during the period which is specified in this parameter. After the specified time is passed, should be able to do any operatio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36"/>
            <table:table-cell table:style-name="ce82" office:value-type="string">
              <text:p>Set the following parameter to about 800000 milliseconds</text:p>
              <text:p>&lt;throttle:UnitTime&gt;800000&lt;/throttle:UnitTime&gt;</text:p>
            </table:table-cell>
            <table:table-cell table:style-name="ce112" office:value-type="string">
              <text:p>Assume that the user made 7 hits in 800000 milliseconds and try to make the 8<text:span text:style-name="T21">th</text:span> hit after the time specified has passed, he should not be able to do so</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Modules &gt; Configure Parameter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5">
            <table:table-cell/>
            <table:table-cell table:style-name="ce18"/>
            <table:table-cell table:style-name="ce82" office:value-type="string">
              <text:p>Add parameters to any operation</text:p>
            </table:table-cell>
            <table:table-cell table:style-name="ce112" office:value-type="string">
              <text:p>The parameters should be added successfully</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82" office:value-type="string">
              <text:p>Change the parameter values, click on the button “Update” to save the changed parameters.</text:p>
              <text:p>Click somewhere else on the console and check the parameters changed</text:p>
            </table:table-cell>
            <table:table-cell table:style-name="ce112" office:value-type="string">
              <text:p>The parameters should contain the new values</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82" office:value-type="string">
              <text:p>Change the parameter values, click on the button “Update” to save the changed parameters and restart the server</text:p>
            </table:table-cell>
            <table:table-cell table:style-name="ce112" office:value-type="string">
              <text:p>Parameters should be persisted</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34"/>
            <table:table-cell table:style-name="ce82" office:value-type="string">
              <text:p>Try adding invalid characters when adding the parameter</text:p>
            </table:table-cell>
            <table:table-cell table:style-name="ce112" office:value-type="string">
              <text:p>Should display the message </text:p>
              <text:p/>
              <text:p><text:span text:style-name="T15">“</text:span><text:span text:style-name="T18">Parameter name contains an invalid character</text:span><text:span text:style-name="T15">”</text:span></text:p>
            </table:table-cell>
            <table:table-cell table:style-name="ce145"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2"/>
          <table:table-cell table:style-name="ce112"/>
          <table:table-cell table:style-name="ce145"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Modules &gt; Configure Policies</text:p>
          </table:table-cell>
          <table:covered-table-cell table:style-name="ce82"/>
          <table:covered-table-cell table:style-name="ce112"/>
          <table:covered-table-cell table:style-name="ce140" table:content-validation-name="val1"/>
          <table:table-cell table:style-name="ce159" table:number-columns-repeated="249"/>
          <table:table-cell table:number-columns-repeated="2"/>
        </table:table-row>
        <table:table-row-group>
          <table:table-row table:style-name="ro8">
            <table:table-cell/>
            <table:table-cell table:style-name="ce18"/>
            <table:table-cell table:style-name="ce82" office:value-type="string">
              <text:p>1. Update service policies</text:p>
              <text:p>2. Restart server</text:p>
              <text:p>3. Check policies</text:p>
            </table:table-cell>
            <table:table-cell table:style-name="ce112" office:value-type="string">
              <text:p>Service policies should be updated and persisted</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82" office:value-type="string">
              <text:p>Make the policy malformed and update</text:p>
              <text:p/>
              <text:p>If malformed policies are added a proper error message should be given</text:p>
            </table:table-cell>
            <table:table-cell table:style-name="ce112"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4"/>
          <table:table-cell table:style-name="ce88"/>
          <table:table-cell table:style-name="ce114"/>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ecurity</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7">
            <table:table-cell/>
            <table:table-cell table:style-name="ce10"/>
            <table:table-cell table:style-name="ce22" office:value-type="string">
              <text:p>Click on “Security” </text:p>
            </table:table-cell>
            <table:table-cell table:style-name="ce82" office:value-type="string">
              <text:p>The two links “Role Management” and “User Management” should be availabl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Users &gt; Role Management</text:p>
          </table:table-cell>
          <table:covered-table-cell table:style-name="ce20"/>
          <table:covered-table-cell table:style-name="ce87"/>
          <table:covered-table-cell table:style-name="ce143" table:content-validation-name="val1"/>
          <table:table-cell table:style-name="ce159" table:number-columns-repeated="249"/>
          <table:table-cell table:number-columns-repeated="2"/>
        </table:table-row>
        <table:table-row-group>
          <table:table-row table:style-name="ro6">
            <table:table-cell/>
            <table:table-cell table:style-name="ce18"/>
            <table:table-cell table:style-name="ce20" office:value-type="string">
              <text:p>Add a new role</text:p>
            </table:table-cell>
            <table:table-cell table:style-name="ce87" office:value-type="string">
              <text:p>The new role should be listed in the grid</text:p>
              <text:p/>
              <text:p>Should display the message :</text:p>
              <text:p><text:span text:style-name="T12">“</text:span><text:span text:style-name="T12">User role was added successfully”</text:span></text:p>
            </table:table-cell>
            <table:table-cell table:style-name="ce142"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Add the same role again</text:p>
            </table:table-cell>
            <table:table-cell table:style-name="ce82" office:value-type="string">
              <text:p>The role should not be added</text:p>
              <text:p/>
              <text:p>Should display the message:</text:p>
              <text:p><text:span text:style-name="T12">“</text:span><text:span text:style-name="T12">User role already exists”</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Delete the role</text:p>
            </table:table-cell>
            <table:table-cell table:style-name="ce82" office:value-type="string">
              <text:p>The role should be removed from the grid</text:p>
              <text:p/>
              <text:p>Should display the message:</text:p>
              <text:p><text:span text:style-name="T12">“</text:span><text:span text:style-name="T12">Role &lt;role_name&gt; deleted successfully”</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o create a role with a blank name</text:p>
              <text:p/>
              <text:p>Should prompt the message </text:p>
              <text:p><text:span text:style-name="T12">“</text:span><text:span text:style-name="T12">Please enter a valid Role name.”</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22" office:value-type="string">
              <text:p>Should not allow to delete the admin role</text:p>
            </table:table-cell>
            <table:table-cell table:style-name="ce82" office:value-type="string">
              <text:p>Should not remove the admin role</text:p>
              <text:p/>
              <text:p>Should display the message:</text:p>
              <text:p><text:span text:style-name="T12">“</text:span><text:span text:style-name="T12">You cannot delete the default admin role!”</text:span></text:p>
            </table:table-cell>
            <table:table-cell table:style-name="ce141" table:content-validation-name="val1"/>
            <table:table-cell table:style-name="ce159" table:number-columns-repeated="249"/>
            <table:table-cell table:number-columns-repeated="2"/>
          </table:table-row>
          <table:table-row table:style-name="ro22">
            <table:table-cell/>
            <table:table-cell table:style-name="ce36"/>
            <table:table-cell table:style-name="ce22"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82" office:value-type="string">
              <text:p>Should not allow the user to remove the user role</text:p>
              <text:p/>
              <text:p>Should give the following message</text:p>
              <text:p><text:span text:style-name="T12">“</text:span><text:span text:style-name="T12">Role '&lt;role_name&gt;' cannot be deleted. since it is </text:span><text:span text:style-name="T12">associated with users; &lt;user_name&gt;, having only this </text:span><text:span text:style-name="T12">role. Assign these users with a different role before trying </text:span><text:span text:style-name="T12">to delete this role.”</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table-cell table:style-name="ce37"/>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Users &gt; User Management</text:p>
          </table:table-cell>
          <table:covered-table-cell table:style-name="ce20"/>
          <table:covered-table-cell table:style-name="ce87"/>
          <table:covered-table-cell table:style-name="ce143" table:content-validation-name="val1"/>
          <table:table-cell table:style-name="ce159" table:number-columns-repeated="249"/>
          <table:table-cell table:number-columns-repeated="2"/>
        </table:table-row>
        <table:table-row-group>
          <table:table-row table:style-name="ro17">
            <table:table-cell/>
            <table:table-cell table:style-name="ce43"/>
            <table:table-cell table:style-name="ce20" office:value-type="string">
              <text:p>Add a user</text:p>
              <text:p/>
              <text:p/>
            </table:table-cell>
            <table:table-cell table:style-name="ce87" office:value-type="string">
              <text:p>1. Should list the user in the grid</text:p>
              <text:p/>
              <text:p>2. Should display the message </text:p>
              <text:p><text:span text:style-name="T12">“</text:span><text:span text:style-name="T12">User with username &lt;user_name&gt; successfully added”</text:span></text:p>
              <text:p><text:span text:style-name="T12"/></text:p>
              <text:p><text:span text:style-name="T22">3. The user role “admin” should be added automatically</text:span></text:p>
            </table:table-cell>
            <table:table-cell table:style-name="ce142" table:content-validation-name="val1"/>
            <table:table-cell table:style-name="ce159" table:number-columns-repeated="249"/>
            <table:table-cell table:number-columns-repeated="2"/>
          </table:table-row>
          <table:table-row table:style-name="ro7">
            <table:table-cell/>
            <table:table-cell table:style-name="ce19"/>
            <table:table-cell table:style-name="ce22" office:value-type="string">
              <text:p>Add the same user again</text:p>
            </table:table-cell>
            <table:table-cell table:style-name="ce82" office:value-type="string">
              <text:p>Should display the message </text:p>
              <text:p><text:span text:style-name="T12">“</text:span><text:span text:style-name="T12">User with username &lt;user_name&gt; already exists !”</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2" office:value-type="string">
              <text:p>Should not allow the user to create a user with a blank name</text:p>
              <text:p/>
              <text:p>The following message should be prompted</text:p>
              <text:p><text:span text:style-name="T12">“</text:span><text:span text:style-name="T12">Please enter a valid username.”</text:span></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Password”</text:p>
            </table:table-cell>
            <table:table-cell table:style-name="ce82" office:value-type="string">
              <text:p>Should display the message </text:p>
              <text:p><text:span text:style-name="T12">“</text:span><text:span text:style-name="T12">Please enter the password.”</text:span></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Retype Password”</text:p>
            </table:table-cell>
            <table:table-cell table:style-name="ce82" office:value-type="string">
              <text:p>Should display the message </text:p>
              <text:p><text:span text:style-name="T12">“</text:span><text:span text:style-name="T12">Password and Retyped password does not match”</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91" office:value-type="string">
              <text:p>1. Click on the icon to edit the user details</text:p>
              <text:p>2. Change the password</text:p>
              <text:p>3.Try to login to the console using the new password</text:p>
            </table:table-cell>
            <table:table-cell table:style-name="ce82" office:value-type="string">
              <text:p>Should be able to login using the new password</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old password</text:p>
            </table:table-cell>
            <table:table-cell table:style-name="ce82" office:value-type="string">
              <text:p>The following message should be displayed</text:p>
              <text:p/>
              <text:p><text:span text:style-name="T12">“</text:span><text:span text:style-name="T12">Old password cannot be empty”</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19"/>
            <table:table-cell table:style-name="ce91" office:value-type="string">
              <text:p>Through the “Edit user” page, click on the button “Change password” without specifying the new password</text:p>
            </table:table-cell>
            <table:table-cell table:style-name="ce82" office:value-type="string">
              <text:p>The following message should be displayed</text:p>
              <text:p/>
              <text:p><text:span text:style-name="T12">“</text:span><text:span text:style-name="T12">New password cannot be empty”</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91" office:value-type="string">
              <text:p>Through the “Edit user” page, click on the button “Change password” without specifying the retype password or after typing a password which does not match with the new password</text:p>
            </table:table-cell>
            <table:table-cell table:style-name="ce82" office:value-type="string">
              <text:p>The following message should be displayed</text:p>
              <text:p/>
              <text:p><text:span text:style-name="T12">“</text:span><text:span text:style-name="T12">Password and Retyped password does not match”</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91" office:value-type="string">
              <text:p>Through the “Edit user” page, specify an invalid password as the old password</text:p>
            </table:table-cell>
            <table:table-cell table:style-name="ce82" office:value-type="string">
              <text:p>The password should not be changed</text:p>
              <text:p/>
              <text:p>Should display the message </text:p>
              <text:p><text:span text:style-name="T12">“</text:span><text:span text:style-name="T12">Password update failed. Please recheck your old </text:span><text:span text:style-name="T12">password.”</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19"/>
            <table:table-cell table:style-name="ce91" office:value-type="string">
              <text:p>Changing the role of a user</text:p>
            </table:table-cell>
            <table:table-cell table:style-name="ce82" office:value-type="string">
              <text:p>The new role should be displayed along with the rest of the roles assigned for the particular user</text:p>
              <text:p/>
              <text:p>Should display the message </text:p>
              <text:p><text:span text:style-name="T12">“</text:span><text:span text:style-name="T12">Role successfully assigned to user”</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91" office:value-type="string">
              <text:p>Unassign the user role from the user</text:p>
            </table:table-cell>
            <table:table-cell table:style-name="ce82" office:value-type="string">
              <text:p>The particular user role should be removed from the grid</text:p>
              <text:p/>
              <text:p>Should display the message </text:p>
              <text:p><text:span text:style-name="T12">“</text:span><text:span text:style-name="T12">Unassigned user from role successfully.”</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91" office:value-type="string">
              <text:p>Delete user</text:p>
            </table:table-cell>
            <table:table-cell table:style-name="ce82" office:value-type="string">
              <text:p>The particular user should be removed from the grid <text:s/></text:p>
              <text:p/>
              <text:p>Should display the message <text:s/></text:p>
              <text:p><text:span text:style-name="T12">“</text:span><text:span text:style-name="T12">User was deleted successfully.”</text:span></text:p>
            </table:table-cell>
            <table:table-cell table:style-name="ce141" table:content-validation-name="val1"/>
            <table:table-cell table:style-name="ce159" table:number-columns-repeated="249"/>
            <table:table-cell table:number-columns-repeated="2"/>
          </table:table-row>
          <table:table-row table:style-name="ro17">
            <table:table-cell/>
            <table:table-cell table:style-name="ce19"/>
            <table:table-cell table:style-name="ce91" office:value-type="string">
              <text:p>Unassign all roles from user until only one role is left, and then try unassigning the last role</text:p>
            </table:table-cell>
            <table:table-cell table:style-name="ce82" office:value-type="string">
              <text:p>The role should not be removed from the particular user</text:p>
              <text:p/>
              <text:p>Should display the message </text:p>
              <text:p><text:span text:style-name="T12">“</text:span><text:span text:style-name="T12">Role Cannot be removed since a user should have at </text:span><text:span text:style-name="T12">least one role. Please assign another role to this user </text:span><text:span text:style-name="T12">before trying removing this role.”</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19"/>
            <table:table-cell table:style-name="ce91" office:value-type="string">
              <text:p>Unassign admin role</text:p>
            </table:table-cell>
            <table:table-cell table:style-name="ce82" office:value-type="string">
              <text:p>Should not allow the user to unassign the admin role</text:p>
              <text:p/>
              <text:p>Should display the message </text:p>
              <text:p><text:span text:style-name="T12">“</text:span><text:span text:style-name="T12">You cannot modify the default admin account settings!”</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36"/>
            <table:table-cell table:style-name="ce91" office:value-type="string">
              <text:p>Remove admin user</text:p>
            </table:table-cell>
            <table:table-cell table:style-name="ce82" office:value-type="string">
              <text:p>Should not remove the admin user</text:p>
              <text:p/>
              <text:p>Should display the message </text:p>
              <text:p><text:span text:style-name="T12">“</text:span><text:span text:style-name="T12">You cannot delete the default admin account”</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Transports</text:p>
          </table:table-cell>
          <table:covered-table-cell table:style-name="ce92"/>
          <table:covered-table-cell table:style-name="ce39"/>
          <table:covered-table-cell table:style-name="ce146" table:content-validation-name="val1"/>
          <table:table-cell table:style-name="ce159" table:number-columns-repeated="249"/>
          <table:table-cell table:number-columns-repeated="2"/>
        </table:table-row>
        <table:table-row-group>
          <table:table-row table:style-name="ro16">
            <table:table-cell/>
            <table:table-cell table:style-name="ce18"/>
            <table:table-cell table:style-name="ce91" office:value-type="string">
              <text:p>Click on the available protocol links</text:p>
            </table:table-cell>
            <table:table-cell table:style-name="ce82" office:value-type="string">
              <text:p>Should display information on the protocols</text:p>
              <text:p>For https the following information should be displayed</text:p>
              <text:p><text:tab/><text:span text:style-name="T11">● </text:span>Active</text:p>
              <text:p><text:tab/><text:span text:style-name="T11">● </text:span>keystore</text:p>
              <text:p><text:tab/><text:span text:style-name="T11">● </text:span>max.idle.time.ms</text:p>
              <text:p><text:tab/><text:span text:style-name="T11">● </text:span>low.resource.persist.time.ms</text:p>
              <text:p><text:tab/><text:span text:style-name="T11">● </text:span>low.resources</text:p>
              <text:p><text:tab/><text:span text:style-name="T11">● </text:span>port</text:p>
              <text:p/>
              <text:p>For the port http</text:p>
              <text:p><text:tab/><text:span text:style-name="T11">● </text:span><text:span text:style-name="T11">Active</text:span></text:p>
              <text:p><text:span text:style-name="T11"><text:tab/></text:span><text:span text:style-name="T11">● </text:span><text:span text:style-name="T11">port</text:span></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38"/>
            <table:table-cell table:style-name="ce91" office:value-type="string">
              <text:p>Add new transports to the axis2.xml</text:p>
            </table:table-cell>
            <table:table-cell table:style-name="ce82" office:value-type="string">
              <text:p>The new transports added through the axis2.xml should be reflected in the admin consol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Key Stores</text:p>
          </table:table-cell>
          <table:covered-table-cell table:style-name="ce91"/>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6">
            <table:table-cell/>
            <table:table-cell table:style-name="ce18"/>
            <table:table-cell table:style-name="ce91" office:value-type="string">
              <text:p>Add a valid Key Store</text:p>
            </table:table-cell>
            <table:table-cell table:style-name="ce82"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ubmit the page without specifying a key store file</text:p>
            </table:table-cell>
            <table:table-cell table:style-name="ce82" office:value-type="string">
              <text:p>The following message should be prompted to the user</text:p>
              <text:p><text:span text:style-name="T12">“</text:span><text:span text:style-name="T12">Please select a keystore file.”</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Try importing an invalid key store file</text:p>
            </table:table-cell>
            <table:table-cell table:style-name="ce82" office:value-type="string">
              <text:p>The following message should be prompted to the user</text:p>
              <text:p><text:span text:style-name="T12">“</text:span><text:span text:style-name="T12">Could not read private keys from keystore file. Invalid </text:span><text:span text:style-name="T12">keystore format”</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Try to continue to the next page of the wizard without specifying any key store passwords</text:p>
            </table:table-cell>
            <table:table-cell table:style-name="ce82" office:value-type="string">
              <text:p>Should not allow to continue the wizard</text:p>
              <text:p/>
              <text:p>Should display the message</text:p>
              <text:p><text:span text:style-name="T12">“</text:span><text:span text:style-name="T12">Please enter the key store passwor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Try to continue with the wizard without specifying a value for the field re-enter password or after typing a password which does not match with the new password</text:p>
            </table:table-cell>
            <table:table-cell table:style-name="ce82" office:value-type="string">
              <text:p>Should not allow to continue the wizard</text:p>
              <text:p/>
              <text:p>Should display the message</text:p>
              <text:p><text:span text:style-name="T12">“</text:span><text:span text:style-name="T12">The Key store passwords do not match.</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21"/>
            <table:table-cell table:style-name="ce91" office:value-type="string">
              <text:p>Enter passwords which are invalid for both the fields “Key store password” and “Re-enter Password” (which does not match with the password of the key store file)</text:p>
            </table:table-cell>
            <table:table-cell table:style-name="ce82" office:value-type="string">
              <text:p>Should not allow to continue the wizard</text:p>
              <text:p/>
              <text:p>Should display the message</text:p>
              <text:p><text:span text:style-name="T12">“</text:span><text:span text:style-name="T12">Could not read private keys from keystore file. Keystore </text:span><text:span text:style-name="T12">was tampered with, or password was incorrect</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Enter invalid passwords which do not match with the <text:s/>key store files in the page “Enter Password for Private Key 'service'”</text:p>
            </table:table-cell>
            <table:table-cell table:style-name="ce82" office:value-type="string">
              <text:p>Should display a following message <text:s text:c="2"/></text:p>
              <text:p/>
              <text:p><text:span text:style-name="T23">“</text:span><text:span text:style-name="T23">Cannot retrieve private key. Please verify that the </text:span><text:span text:style-name="T23">password is correct.”</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Try to click on the upload button without selecting any certificates</text:p>
            </table:table-cell>
            <table:table-cell table:style-name="ce82" office:value-type="string">
              <text:p>Should display the message </text:p>
              <text:p><text:span text:style-name="T12"/></text:p>
              <text:p><text:span text:style-name="T12">“</text:span><text:span text:style-name="T12">Please select a certificate file.”</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Try importing an invalid certificate</text:p>
            </table:table-cell>
            <table:table-cell table:style-name="ce82" office:value-type="string">
              <text:p>Should display the message </text:p>
              <text:p><text:span text:style-name="T12"/></text:p>
              <text:p><text:span text:style-name="T12">“</text:span><text:span text:style-name="T12">Could not import certificate. Certificate may be invalid.”</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Import a valid certificate file</text:p>
            </table:table-cell>
            <table:table-cell table:style-name="ce82" office:value-type="string">
              <text:p>Should display the message </text:p>
              <text:p><text:span text:style-name="T12"/></text:p>
              <text:p><text:span text:style-name="T12">“</text:span><text:span text:style-name="T12">Certificate imported successfully”</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Remove Key Stores</text:p>
            </table:table-cell>
            <table:table-cell table:style-name="ce82" office:value-type="string">
              <text:p>The key store should be removed from the gird</text:p>
              <text:p/>
              <text:p>Should prompt the message</text:p>
              <text:p><text:span text:style-name="T12">“</text:span><text:span text:style-name="T12">Key store &lt;keystore_name&gt; successfully delete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Remove the primary key store</text:p>
            </table:table-cell>
            <table:table-cell table:style-name="ce82" office:value-type="string">
              <text:p>The key store should be removed from the gird</text:p>
              <text:p/>
              <text:p>Should prompt the message</text:p>
              <text:p><text:span text:style-name="T12">“</text:span><text:span text:style-name="T12">Primary key store &lt;keystore_name&gt; cannot be deleted!”</text:span></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21"/>
            <table:table-cell table:style-name="ce91" office:value-type="string">
              <text:p>1. Import a new key store file</text:p>
              <text:p>2. Go to “Services” -&gt; “&lt;service_name&gt;” -&gt; <text:s/>“Manage Security Configuration” </text:p>
              <text:p>3. Select a security scenario (Sign only) and click on the button “Continue”</text:p>
            </table:table-cell>
            <table:table-cell table:style-name="ce82" office:value-type="string">
              <text:p>The newly added key store should be listed under “Trusted Certificate Stores”</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38"/>
            <table:table-cell table:style-name="ce91"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82" office:value-type="string">
              <text:p>The removed key store should be removed from the “Trusted Certificate Stores” list</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Logging</text:p>
          </table:table-cell>
          <table:covered-table-cell table:style-name="ce91"/>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9">
            <table:table-cell/>
            <table:table-cell table:style-name="ce18"/>
            <table:table-cell table:style-name="ce91" office:value-type="string">
              <text:p>Change the “Log Level” of the “Global Log4J Configuration”</text:p>
            </table:table-cell>
            <table:table-cell table:style-name="ce82" office:value-type="string">
              <text:p>The lower levels (Appenders and Loggers) should change their “Log Levels” to the log level of the Global configuration</text:p>
              <text:p/>
              <text:p>Should display the message</text:p>
              <text:p><text:span text:style-name="T12">“</text:span><text:span text:style-name="T12">Global logging configuration successfully updated.”</text:span></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1"/>
            <table:table-cell table:style-name="ce91" office:value-type="string">
              <text:p>Change the “Log Pattern” of the “Global Log4J Configuration”</text:p>
            </table:table-cell>
            <table:table-cell table:style-name="ce82" office:value-type="string">
              <text:p>The log patterns of the appenders should change accordingly</text:p>
              <text:p/>
              <text:p>Should display the message</text:p>
              <text:p><text:span text:style-name="T12">“</text:span><text:span text:style-name="T12">Global logging configuration successfully updated.”</text:span></text:p>
            </table:table-cell>
            <table:table-cell table:style-name="ce141" table:content-validation-name="val1"/>
            <table:table-cell table:style-name="ce159" table:number-columns-repeated="249"/>
            <table:table-cell table:number-columns-repeated="2"/>
          </table:table-row>
          <table:table-row table:style-name="ro17">
            <table:table-cell/>
            <table:table-cell table:style-name="ce21"/>
            <table:table-cell table:style-name="ce91" office:value-type="string">
              <text:p>Change the parameters of the log pattern and check the logs</text:p>
            </table:table-cell>
            <table:table-cell table:style-name="ce82"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Change the Log4J Appender properties and click on the “Update” button</text:p>
            </table:table-cell>
            <table:table-cell table:style-name="ce82" office:value-type="string">
              <text:p>Should display the message </text:p>
              <text:p/>
              <text:p><text:span text:style-name="T12">“</text:span><text:span text:style-name="T12">Successfully updated appender data.”</text:span></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threshold of the appender to a higher level and the threshold of the logger to a lower level</text:p>
            </table:table-cell>
            <table:table-cell table:style-name="ce82" office:value-type="string">
              <text:p>The logging would not take any effect</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threshold of the appender to the same level as the threshold of the logger</text:p>
            </table:table-cell>
            <table:table-cell table:style-name="ce82" office:value-type="string">
              <text:p>The logging details should be displayed correctly</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appender name to “TUNGSTEN_SYS_LOG”</text:p>
            </table:table-cell>
            <table:table-cell table:style-name="ce82" office:value-type="string">
              <text:p>The options “Sys Log Host” <text:s/>and “Facility” should be loaded in addition to the options available</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Set the appender name to “TUNGSTEN_LOGFILE”</text:p>
            </table:table-cell>
            <table:table-cell table:style-name="ce82" office:value-type="string">
              <text:p>The option “Log File” should be loaded in addition to the options available</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Configure Global Log4J and verify that they are reflected in the logs</text:p>
            </table:table-cell>
            <table:table-cell table:style-name="ce82"/>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91" office:value-type="string">
              <text:p>Configure Log4J Appenders and verify that they are reflected in the logs</text:p>
            </table:table-cell>
            <table:table-cell table:style-name="ce82"/>
            <table:table-cell table:style-name="ce141" table:content-validation-name="val1"/>
            <table:table-cell table:style-name="ce159" table:number-columns-repeated="249"/>
            <table:table-cell table:number-columns-repeated="2"/>
          </table:table-row>
          <table:table-row table:style-name="ro7">
            <table:table-cell/>
            <table:table-cell table:style-name="ce21"/>
            <table:table-cell table:style-name="ce34" office:value-type="string">
              <text:p>Configure Log4J Loggers and verify that they are reflected in the logs</text:p>
            </table:table-cell>
            <table:table-cell table:style-name="ce82"/>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3" office:value-type="string">
              <text:p>1. Select “TUNGSTEN_LOGFILE” as the name of the “Log4J Appender” </text:p>
              <text:p>2. Change the name from what is actually given</text:p>
            </table:table-cell>
            <table:table-cell table:style-name="ce82" office:value-type="string">
              <text:p>A new log file should be created with the specified name</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21"/>
            <table:table-cell table:style-name="ce91" office:value-type="string">
              <text:p>Change the Log4J Loggers properties and click on the “Update” button</text:p>
            </table:table-cell>
            <table:table-cell table:style-name="ce82" office:value-type="string">
              <text:p>Should display the message </text:p>
              <text:p/>
              <text:p><text:span text:style-name="T12">“</text:span><text:span text:style-name="T12">Successfully updated logger data.”</text:span></text:p>
            </table:table-cell>
            <table:table-cell table:style-name="ce141" table:content-validation-name="val1"/>
            <table:table-cell table:style-name="ce159" table:number-columns-repeated="249"/>
            <table:table-cell table:number-columns-repeated="2"/>
          </table:table-row>
          <table:table-row table:style-name="ro3">
            <table:table-cell/>
            <table:table-cell table:style-name="ce21"/>
            <table:table-cell table:style-name="ce93"/>
            <table:table-cell table:style-name="ce82"/>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Restart Server</text:p>
          </table:table-cell>
          <table:covered-table-cell table:style-name="ce94"/>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9">
            <table:table-cell/>
            <table:table-cell table:style-name="ce40"/>
            <table:table-cell table:style-name="ce94" office:value-type="string">
              <text:p>Check if the “Restart Now” link is restarting the service</text:p>
            </table:table-cell>
            <table:table-cell table:style-name="ce82" office:value-type="string">
              <text:p>Should be directed to the “WSO2 WSAS Login” page</text:p>
              <text:p/>
              <text:p>Should display the message </text:p>
              <text:p><text:span text:style-name="T12">“</text:span><text:span text:style-name="T12">The WSO2 WSAS server is being restarted.</text:span></text:p>
              <text:p><text:span text:style-name="T12">Please login in a few seconds.”</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4">
          <table:table-cell/>
          <table:table-cell table:style-name="ce44" office:value-type="string" table:number-columns-spanned="4" table:number-rows-spanned="1">
            <text:p>Monitor</text:p>
          </table:table-cell>
          <table:covered-table-cell table:style-name="ce95"/>
          <table:covered-table-cell table:style-name="ce121"/>
          <table:covered-table-cell table:style-name="ce140" table:content-validation-name="val1"/>
          <table:table-cell table:style-name="ce159" table:number-columns-repeated="249"/>
          <table:table-cell table:number-columns-repeated="2"/>
        </table:table-row>
        <table:table-row table:style-name="ro3">
          <table:table-cell/>
          <table:table-cell table:style-name="ce22" table:number-columns-repeated="2"/>
          <table:table-cell table:style-name="ce82"/>
          <table:table-cell table:style-name="ce141"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ystem</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25">
            <table:table-cell/>
            <table:table-cell table:style-name="ce45"/>
            <table:table-cell table:style-name="ce88" office:value-type="string">
              <text:p>The system logs should be displayed correctly</text:p>
            </table:table-cell>
            <table:table-cell table:style-name="ce88" office:value-type="string">
              <text:p>The following information should be listed</text:p>
              <text:p/>
              <text:p><text:span text:style-name="T24">WSO2 Web Services Application Server</text:span></text:p>
              <text:p><text:tab/><text:span text:style-name="T11">● </text:span><text:span text:style-name="T11">WSO2 WSAS Version</text:span></text:p>
              <text:p><text:tab/><text:span text:style-name="T11">● </text:span>Repository Location</text:p>
              <text:p><text:tab/><text:span text:style-name="T11">● </text:span>Axis2 Location</text:p>
              <text:p/>
              <text:p><text:span text:style-name="T24">Java VM</text:span></text:p>
              <text:p><text:tab/><text:span text:style-name="T11">● </text:span>Java Home</text:p>
              <text:p><text:tab/><text:span text:style-name="T11">● </text:span>Java Runtime Name</text:p>
              <text:p><text:tab/><text:span text:style-name="T11">● </text:span>Java Version</text:p>
              <text:p><text:tab/><text:span text:style-name="T11">● </text:span>Java Vendor</text:p>
              <text:p><text:tab/><text:span text:style-name="T11">● </text:span>Java VM Version</text:p>
              <text:p/>
              <text:p><text:span text:style-name="T24">Server</text:span></text:p>
              <text:p><text:tab/><text:span text:style-name="T11">● </text:span>OS Name</text:p>
              <text:p><text:tab/><text:span text:style-name="T11">● </text:span>OS Version</text:p>
              <text:p><text:tab/><text:span text:style-name="T11">● </text:span>Server Name</text:p>
              <text:p/>
              <text:p><text:span text:style-name="T24">US</text:span></text:p>
              <text:p><text:tab/><text:span text:style-name="T11">● </text:span>User Country</text:p>
              <text:p><text:tab/><text:span text:style-name="T11">● </text:span>User Home</text:p>
              <text:p><text:tab/><text:span text:style-name="T11">● </text:span>User Name</text:p>
              <text:p><text:tab/><text:span text:style-name="T11">● </text:span>User Timezone</text:p>
            </table:table-cell>
            <table:table-cell table:style-name="ce145" table:content-validation-name="val1"/>
            <table:table-cell table:style-name="ce159"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group>
            <table:table-row table:style-name="ro26">
              <table:table-cell/>
              <table:table-cell table:style-name="ce46"/>
              <table:table-cell table:style-name="ce22" office:value-type="string">
                <text:p>Verify that all statistics are logically correct</text:p>
              </table:table-cell>
              <table:table-cell table:style-name="ce82" office:value-type="string">
                <text:p>The following information should be listed</text:p>
                <text:p><text:span text:style-name="T24"/></text:p>
                <text:p><text:span text:style-name="T24">Service Summary</text:span></text:p>
                <text:p><text:tab/><text:span text:style-name="T11">● </text:span>Average Response Time</text:p>
                <text:p><text:tab/><text:span text:style-name="T11">● </text:span>Minimum Response Time</text:p>
                <text:p><text:tab/><text:span text:style-name="T11">● </text:span>Maximum Response Time</text:p>
                <text:p><text:tab/><text:span text:style-name="T11">● </text:span>Total Request Count<text:tab/></text:p>
                <text:p><text:tab/><text:span text:style-name="T11">● </text:span>Total Response Count</text:p>
                <text:p><text:tab/><text:span text:style-name="T11">● </text:span>Total Fault Count</text:p>
                <text:p><text:tab/><text:span text:style-name="T11">● </text:span>Active Services</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47"/>
              <table:table-cell table:style-name="ce22"/>
              <table:table-cell table:style-name="ce35" office:value-type="string">
                <text:p><text:span text:style-name="T24">Server</text:span></text:p>
                <text:p><text:span text:style-name="T17"><text:tab/></text:span><text:span text:style-name="T25">● </text:span><text:span text:style-name="T17">Server Name</text:span></text:p>
                <text:p><text:span text:style-name="T17"><text:tab/></text:span><text:span text:style-name="T25">● </text:span><text:span text:style-name="T17">Server Start Time</text:span></text:p>
                <text:p><text:span text:style-name="T17"><text:tab/></text:span><text:span text:style-name="T25">● </text:span><text:span text:style-name="T17">System Up Time</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48"/>
              <table:table-cell table:style-name="ce22"/>
              <table:table-cell table:style-name="ce35" office:value-type="string">
                <text:p><text:span text:style-name="T24">Memory</text:span></text:p>
                <text:p><text:span text:style-name="T17"><text:tab/></text:span><text:span text:style-name="T25">● </text:span><text:span text:style-name="T17">Memory Allocated</text:span></text:p>
                <text:p><text:span text:style-name="T17"><text:tab/></text:span><text:span text:style-name="T25">● </text:span><text:span text:style-name="T17">Memory Usage</text:spa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40"/>
            <table:table-cell table:style-name="ce20"/>
            <table:table-cell table:style-name="ce87"/>
            <table:table-cell table:style-name="ce142"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 - &gt; Global Level</text:p>
            </table:table-cell>
            <table:covered-table-cell table:style-name="ce22"/>
            <table:covered-table-cell table:style-name="ce82"/>
            <table:covered-table-cell table:style-name="ce140" table:content-validation-name="val1"/>
            <table:table-cell table:style-name="ce159" table:number-columns-repeated="249"/>
            <table:table-cell table:number-columns-repeated="2"/>
          </table:table-row>
          <table:table-row-group>
            <table:table-row table:style-name="ro16">
              <table:table-cell/>
              <table:table-cell table:style-name="ce18"/>
              <table:table-cell table:style-name="ce22" office:value-type="string">
                <text:p>Check if all statistic information on global level are displayed correctly</text:p>
                <text:p/>
                <text:p/>
              </table:table-cell>
              <table:table-cell table:style-name="ce82" office:value-type="string">
                <text:p>The below information should be updated every 6 seconds</text:p>
                <text:p/>
                <text:p><text:tab/><text:span text:style-name="T11">● </text:span>Average Response Time</text:p>
                <text:p><text:tab/><text:span text:style-name="T11">● </text:span>Total Request Count<text:tab/></text:p>
                <text:p><text:tab/><text:span text:style-name="T11">● </text:span>Total Response Count</text:p>
                <text:p><text:tab/><text:span text:style-name="T11">● </text:span>Total Fault Count (try doing a fault operation to see if</text:p>
                <text:p><text:s text:c="8"/>this count gets increased/try an integer value)</text:p>
                <text:p><text:tab/><text:span text:style-name="T11">● </text:span>Active Services (Upload a new service and check if the</text:p>
                <text:p><text:s text:c="8"/>count is getting high/Delete a service and check if the</text:p>
                <text:p><text:s text:c="8"/>count is getting low)</text:p>
                <text:p><text:tab/><text:span text:style-name="T11">● </text:span>System Up Time</text:p>
                <text:p><text:tab/><text:span text:style-name="T11">● </text:span>Memory Usage</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21"/>
              <table:table-cell table:style-name="ce22" office:value-type="string">
                <text:p>Updating of the Graph</text:p>
              </table:table-cell>
              <table:table-cell table:style-name="ce82" office:value-type="string">
                <text:p>The graph should be updated every 6 seconds</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38"/>
              <table:table-cell table:style-name="ce22" office:value-type="string">
                <text:p>Activate/deactivate services</text:p>
              </table:table-cell>
              <table:table-cell table:style-name="ce82" office:value-type="string">
                <text:p>Check if the Active Services count is getting increased/decreased</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10"/>
            <table:table-cell table:style-name="ce39" table:number-columns-repeated="2"/>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 - &gt; Service Level</text:p>
            </table:table-cell>
            <table:covered-table-cell table:style-name="ce20"/>
            <table:covered-table-cell table:style-name="ce84"/>
            <table:covered-table-cell table:style-name="ce143" table:content-validation-name="val1"/>
            <table:table-cell table:style-name="ce159" table:number-columns-repeated="249"/>
            <table:table-cell table:number-columns-repeated="2"/>
          </table:table-row>
          <table:table-row-group>
            <table:table-row table:style-name="ro23">
              <table:table-cell/>
              <table:table-cell table:style-name="ce49"/>
              <table:table-cell table:style-name="ce20" office:value-type="string">
                <text:p>The Service Information page should refresh automatically</text:p>
              </table:table-cell>
              <table:table-cell table:style-name="ce84"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2" table:content-validation-name="val1"/>
              <table:table-cell table:style-name="ce159" table:number-columns-repeated="249"/>
              <table:table-cell table:number-columns-repeated="2"/>
            </table:table-row>
          </table:table-row-group>
          <table:table-row table:style-name="ro3">
            <table:table-cell/>
            <table:table-cell table:style-name="ce50"/>
            <table:table-cell table:style-name="ce37"/>
            <table:table-cell table:style-name="ce39"/>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tatistics - &gt; Operation Level</text:p>
            </table:table-cell>
            <table:covered-table-cell table:style-name="ce20"/>
            <table:covered-table-cell table:style-name="ce84"/>
            <table:covered-table-cell table:style-name="ce140" table:content-validation-name="val1"/>
            <table:table-cell table:style-name="ce159" table:number-columns-repeated="249"/>
            <table:table-cell table:number-columns-repeated="2"/>
          </table:table-row>
          <table:table-row-group>
            <table:table-row table:style-name="ro23">
              <table:table-cell/>
              <table:table-cell table:style-name="ce10"/>
              <table:table-cell table:style-name="ce39" office:value-type="string">
                <text:p>The Service Information page should refresh automatically</text:p>
              </table:table-cell>
              <table:table-cell table:style-name="ce122"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44" table:content-validation-name="val1"/>
              <table:table-cell table:style-name="ce159" table:number-columns-repeated="249"/>
              <table:table-cell table:number-columns-repeated="2"/>
            </table:table-row>
          </table:table-row-group>
        </table:table-row-group>
        <table:table-row table:style-name="ro3">
          <table:table-cell/>
          <table:table-cell table:style-name="ce34" table:number-columns-repeated="2"/>
          <table:table-cell table:style-name="ce88"/>
          <table:table-cell table:style-name="ce141" table:content-validation-name="val1"/>
          <table:table-cell table:style-name="ce159" table:number-columns-repeated="249"/>
          <table:table-cell table:number-columns-repeated="2"/>
        </table:table-row>
        <table:table-row table:style-name="ro5">
          <table:table-cell/>
          <table:table-cell table:style-name="ce41" office:value-type="string" table:number-columns-spanned="4" table:number-rows-spanned="1">
            <text:p>Logs</text:p>
          </table:table-cell>
          <table:covered-table-cell table:number-columns-repeated="2" table:style-name="ce22"/>
          <table:covered-table-cell table:style-name="ce140" table:content-validation-name="val1"/>
          <table:table-cell table:style-name="ce159" table:number-columns-repeated="249"/>
          <table:table-cell table:number-columns-repeated="2"/>
        </table:table-row>
        <table:table-row-group>
          <table:table-row table:style-name="ro7">
            <table:table-cell/>
            <table:table-cell table:style-name="ce51"/>
            <table:table-cell table:style-name="ce22" office:value-type="string">
              <text:p>Check the logs</text:p>
            </table:table-cell>
            <table:table-cell table:style-name="ce22" office:value-type="string">
              <text:p>The system logs should be displayed correctly according to the settings set through the “Logging” section</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9" table:number-columns-repeated="3"/>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Tracer</text:p>
          </table:table-cell>
          <table:covered-table-cell table:style-name="ce55"/>
          <table:covered-table-cell table:style-name="ce89"/>
          <table:covered-table-cell table:style-name="ce140" table:content-validation-name="val1"/>
          <table:table-cell table:style-name="ce159" table:number-columns-repeated="249"/>
          <table:table-cell table:number-columns-repeated="2"/>
        </table:table-row>
        <table:table-row-group>
          <table:table-row table:style-name="ro13">
            <table:table-cell/>
            <table:table-cell table:style-name="ce40"/>
            <table:table-cell table:style-name="ce55" office:value-type="string">
              <text:p>Switch on monitoring</text:p>
            </table:table-cell>
            <table:table-cell table:style-name="ce89" office:value-type="string">
              <text:p>Should display the message </text:p>
              <text:p/>
              <text:p><text:span text:style-name="T12">“</text:span><text:span text:style-name="T12">SOAP message monitoring turned on.</text:span></text:p>
              <text:p><text:span text:style-name="T12"/></text:p>
              <text:p><text:span text:style-name="T26">WARNING:</text:span><text:span text:style-name="T12"> Turning this ON will have a performance hit, </text:span><text:span text:style-name="T12">since all SOAP messages will be always completely built </text:span><text:span text:style-name="T12">(i.e. deferred building will not be done) and stored in the </text:span><text:span text:style-name="T12">database by WSO2 WSAS hence this option should be used </text:span><text:span text:style-name="T12">with caution.”</text:span></text:p>
            </table:table-cell>
            <table:table-cell table:style-name="ce141" table:content-validation-name="val1"/>
            <table:table-cell table:style-name="ce159" table:number-columns-repeated="249"/>
            <table:table-cell table:number-columns-repeated="2"/>
          </table:table-row>
          <table:table-row table:style-name="ro22">
            <table:table-cell/>
            <table:table-cell table:style-name="ce40"/>
            <table:table-cell table:style-name="ce22" office:value-type="string">
              <text:p>Switch on monitoring</text:p>
              <text:p>Using the DHTML client, invoke an operation in the service</text:p>
            </table:table-cell>
            <table:table-cell table:style-name="ce82" office:value-type="string">
              <text:p>1. When monitoring is switched on the messages should appear on the tracer</text:p>
              <text:p/>
              <text:p>2. The, </text:p>
              <text:p><text:span text:style-name="T12">SOAP Message – Request</text:span></text:p>
              <text:p><text:span text:style-name="T12">SOAP Message – Response</text:span></text:p>
              <text:p>should be displayed for the selected soap message</text:p>
            </table:table-cell>
            <table:table-cell table:style-name="ce141" table:content-validation-name="val1"/>
            <table:table-cell table:style-name="ce159" table:number-columns-repeated="249"/>
            <table:table-cell table:number-columns-repeated="2"/>
          </table:table-row>
          <table:table-row table:style-name="ro9">
            <table:table-cell/>
            <table:table-cell table:style-name="ce40"/>
            <table:table-cell table:style-name="ce22" office:value-type="string">
              <text:p>Switch off monitoring </text:p>
            </table:table-cell>
            <table:table-cell table:style-name="ce82" office:value-type="string">
              <text:p>1. Should display the message </text:p>
              <text:p><text:span text:style-name="T12">“</text:span><text:span text:style-name="T12">SOAP message monitoring turned OFF.”</text:span></text:p>
              <text:p><text:span text:style-name="T12"/></text:p>
              <text:p><text:span text:style-name="T22">2. The SOAP requests and responses displayed should be </text:span><text:span text:style-name="T22">cleared</text:span></text:p>
            </table:table-cell>
            <table:table-cell table:style-name="ce141" table:content-validation-name="val1"/>
            <table:table-cell table:style-name="ce159" table:number-columns-repeated="249"/>
            <table:table-cell table:number-columns-repeated="2"/>
          </table:table-row>
          <table:table-row table:style-name="ro8">
            <table:table-cell/>
            <table:table-cell table:style-name="ce40"/>
            <table:table-cell table:style-name="ce22" office:value-type="string">
              <text:p><text:span text:style-name="T3">Switch off monitoring</text:span></text:p>
              <text:p><text:span text:style-name="T4">Using the DHTML client, invoke an operation in the service</text:span></text:p>
            </table:table-cell>
            <table:table-cell table:style-name="ce82" office:value-type="string">
              <text:p>When monitoring is switched off, the tracer entries should get cleared, and no messages should appear on the tracer</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40"/>
            <table:table-cell table:style-name="ce22" office:value-type="string">
              <text:p>Click on the icon to shrink/expand the “SOAP request” text box</text:p>
            </table:table-cell>
            <table:table-cell table:style-name="ce82" office:value-type="string">
              <text:p>The text box which displays the SOAP request should be shrunk/expanded</text:p>
            </table:table-cell>
            <table:table-cell table:style-name="ce141" table:content-validation-name="val1"/>
            <table:table-cell table:style-name="ce159" table:number-columns-repeated="249"/>
            <table:table-cell table:number-columns-repeated="2"/>
          </table:table-row>
          <table:table-row table:style-name="ro7">
            <table:table-cell/>
            <table:table-cell table:style-name="ce40"/>
            <table:table-cell table:style-name="ce22" office:value-type="string">
              <text:p>Click on the icon to shrink/expand the “SOAP response” text box</text:p>
            </table:table-cell>
            <table:table-cell table:style-name="ce31" office:value-type="string">
              <text:p>The text box which displays the SOAP response should be shrunk/expanded</text:p>
            </table:table-cell>
            <table:table-cell table:style-name="ce141" table:content-validation-name="val1"/>
            <table:table-cell table:style-name="ce159" table:number-columns-repeated="249"/>
            <table:table-cell table:number-columns-repeated="2"/>
          </table:table-row>
          <table:table-row table:style-name="ro3">
            <table:table-cell/>
            <table:table-cell table:style-name="ce40"/>
            <table:table-cell table:style-name="ce68" office:value-type="string">
              <text:p>Enable soap tracing and check logs directory</text:p>
            </table:table-cell>
            <table:table-cell table:style-name="Default" office:value-type="string">
              <text:p>Trace messages should be written to 'wso2wsas-trace-messages.log' file</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Flows</text:p>
          </table:table-cell>
          <table:covered-table-cell table:style-name="ce96"/>
          <table:covered-table-cell table:style-name="ce77"/>
          <table:covered-table-cell table:style-name="ce146" table:content-validation-name="val1"/>
          <table:table-cell table:style-name="ce159" table:number-columns-repeated="249"/>
          <table:table-cell table:number-columns-repeated="2"/>
        </table:table-row>
        <table:table-row-group>
          <table:table-row table:style-name="ro7">
            <table:table-cell/>
            <table:table-cell table:style-name="ce40"/>
            <table:table-cell table:style-name="ce55" office:value-type="string">
              <text:p>Graphic View</text:p>
            </table:table-cell>
            <table:table-cell table:style-name="ce89" office:value-type="string">
              <text:p>The four phases “Inflow”, “Outflow”, “InFaultFlaw” and “OutFaultFlow” should be given in a graphical representation</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22"/>
            <table:table-cell table:style-name="ce55" office:value-type="string">
              <text:p>Text View</text:p>
            </table:table-cell>
            <table:table-cell table:style-name="ce89" office:value-type="string">
              <text:p>The text view of the phases and the handlers</text:p>
            </table:table-cell>
            <table:table-cell table:style-name="ce141" table:content-validation-name="val1"/>
            <table:table-cell table:style-name="ce159" table:number-columns-repeated="249"/>
            <table:table-cell table:number-columns-repeated="2"/>
          </table:table-row>
          <table:table-row table:style-name="ro5">
            <table:table-cell/>
            <table:table-cell table:style-name="ce22"/>
            <table:table-cell table:style-name="ce55" office:value-type="string">
              <text:p>Check all breadcrumbs</text:p>
            </table:table-cell>
            <table:table-cell table:style-name="ce89" office:value-type="string">
              <text:p>The correct pages should be loaded</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37"/>
          <table:table-cell table:style-name="ce96"/>
          <table:table-cell table:style-name="ce77"/>
          <table:table-cell table:style-name="ce144" table:content-validation-name="val1"/>
          <table:table-cell table:style-name="ce159" table:number-columns-repeated="249"/>
          <table:table-cell table:number-columns-repeated="2"/>
        </table:table-row>
        <table:table-row table:style-name="ro5">
          <table:table-cell/>
          <table:table-cell table:style-name="ce10" office:value-type="string" table:number-columns-spanned="4" table:number-rows-spanned="1">
            <text:p>Sandesha 2 information page</text:p>
          </table:table-cell>
          <table:covered-table-cell table:style-name="ce96"/>
          <table:covered-table-cell table:style-name="ce77"/>
          <table:covered-table-cell table:style-name="ce146" table:content-validation-name="val1"/>
          <table:table-cell table:style-name="ce159" table:number-columns-repeated="249"/>
          <table:table-cell table:number-columns-repeated="2"/>
        </table:table-row>
        <table:table-row-group>
          <table:table-row table:style-name="ro7">
            <table:table-cell/>
            <table:table-cell table:style-name="ce22" office:value-type="string">
              <text:p>Check Sandesha2 information page</text:p>
            </table:table-cell>
            <table:table-cell table:style-name="ce55" office:value-type="string">
              <text:p>Click on 'Show Sandesha 2 information' link in Sandesha2 module information page</text:p>
            </table:table-cell>
            <table:table-cell table:style-name="ce55" office:value-type="string">
              <text:p>'Sandesha2 Runtime Information' page will be displayed. </text:p>
            </table:table-cell>
            <table:table-cell table:style-name="ce141" table:content-validation-name="val1"/>
            <table:table-cell table:style-name="ce159" table:number-columns-repeated="249"/>
            <table:table-cell table:number-columns-repeated="2"/>
          </table:table-row>
          <table:table-row table:style-name="ro6">
            <table:table-cell/>
            <table:table-cell table:style-name="ce22"/>
            <table:table-cell table:style-name="ce55"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89" office:value-type="string">
              <text:p>Incoming sequences and outgoing sequences should be displayed correctly .</text:p>
            </table:table-cell>
            <table:table-cell table:style-name="ce141" table:content-validation-name="val1"/>
            <table:table-cell table:style-name="ce159" table:number-columns-repeated="249"/>
            <table:table-cell table:number-columns-repeated="2"/>
          </table:table-row>
        </table:table-row-group>
        <table:table-row table:style-name="ro3">
          <table:table-cell/>
          <table:table-cell table:style-name="ce22"/>
          <table:table-cell table:style-name="ce55"/>
          <table:table-cell table:style-name="ce89"/>
          <table:table-cell table:style-name="ce141" table:content-validation-name="val1"/>
          <table:table-cell table:style-name="ce159" table:number-columns-repeated="249"/>
          <table:table-cell table:number-columns-repeated="2"/>
        </table:table-row>
        <table:table-row table:style-name="ro5">
          <table:table-cell/>
          <table:table-cell table:style-name="ce52" office:value-type="string" table:number-columns-spanned="4" table:number-rows-spanned="1">
            <text:p>Samples</text:p>
          </table:table-cell>
          <table:covered-table-cell table:style-name="ce97"/>
          <table:covered-table-cell table:style-name="ce123"/>
          <table:covered-table-cell table:style-name="ce151" table:content-validation-name="val1"/>
          <table:table-cell table:number-columns-repeated="251"/>
        </table:table-row>
        <table:table-row-group>
          <table:table-row table:style-name="ro27">
            <table:table-cell/>
            <table:table-cell table:style-name="ce53"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24"/>
            <table:table-cell table:style-name="ce152" table:content-validation-name="val1"/>
            <table:table-cell table:number-columns-repeated="251"/>
          </table:table-row>
          <table:table-row table:style-name="ro6">
            <table:table-cell/>
            <table:table-cell table:style-name="ce53" office:value-type="string">
              <text:p>Trader</text:p>
            </table:table-cell>
            <table:table-cell table:style-name="ce54" office:value-type="string">
              <text:p>Check with no QoS, RM, Sec, secure-RM, RM persistent, Secure RM persistent</text:p>
              <text:p><text:span text:style-name="T4">Check connection while giving the service EPRs as parameters</text:span></text:p>
            </table:table-cell>
            <table:table-cell table:style-name="ce124"/>
            <table:table-cell table:style-name="ce152" table:content-validation-name="val1"/>
            <table:table-cell table:number-columns-repeated="251"/>
          </table:table-row>
          <table:table-row table:style-name="ro7">
            <table:table-cell/>
            <table:table-cell table:style-name="ce53" office:value-type="string">
              <text:p>Chad</text:p>
            </table:table-cell>
            <table:table-cell table:style-name="ce54" office:value-type="string">
              <text:p>Check using web interface</text:p>
              <text:p>Check using command line interface</text:p>
            </table:table-cell>
            <table:table-cell table:style-name="ce124"/>
            <table:table-cell table:style-name="ce152" table:content-validation-name="val1" office:value-type="string">
              <text:p>P</text:p>
            </table:table-cell>
            <table:table-cell table:number-columns-repeated="251"/>
          </table:table-row>
          <table:table-row table:style-name="ro7">
            <table:table-cell/>
            <table:table-cell table:style-name="ce53" office:value-type="string">
              <text:p>JavascriptService</text:p>
            </table:table-cell>
            <table:table-cell table:style-name="ce54" office:value-type="string">
              <text:p>Check using DHTML client</text:p>
              <text:p>Check using command line client</text:p>
            </table:table-cell>
            <table:table-cell table:style-name="ce124"/>
            <table:table-cell table:style-name="ce152" table:content-validation-name="val1"/>
            <table:table-cell table:number-columns-repeated="251"/>
          </table:table-row>
          <table:table-row table:style-name="ro5">
            <table:table-cell/>
            <table:table-cell table:style-name="ce53" office:value-type="string">
              <text:p>Tiny URL</text:p>
            </table:table-cell>
            <table:table-cell table:style-name="ce54" office:value-type="string">
              <text:p>Check using web interface</text:p>
            </table:table-cell>
            <table:table-cell table:style-name="ce124"/>
            <table:table-cell table:style-name="ce152" table:content-validation-name="val1"/>
            <table:table-cell table:number-columns-repeated="251"/>
          </table:table-row>
          <table:table-row table:style-name="ro7">
            <table:table-cell/>
            <table:table-cell table:style-name="ce53" office:value-type="string">
              <text:p>STS sample</text:p>
            </table:table-cell>
            <table:table-cell table:style-name="ce54" office:value-type="string">
              <text:p>Execute STS sample according to the instructions given in readme.txt</text:p>
            </table:table-cell>
            <table:table-cell table:style-name="ce124"/>
            <table:table-cell table:style-name="ce152" table:content-validation-name="val1"/>
            <table:table-cell table:number-columns-repeated="251"/>
          </table:table-row>
          <table:table-row table:style-name="ro7">
            <table:table-cell/>
            <table:table-cell table:style-name="ce53" office:value-type="string">
              <text:p>Data service sample</text:p>
            </table:table-cell>
            <table:table-cell table:style-name="ce54" office:value-type="string">
              <text:p>Execute the sample according to the instructions given in readme.txt</text:p>
            </table:table-cell>
            <table:table-cell table:style-name="ce124"/>
            <table:table-cell table:style-name="ce152" table:content-validation-name="val1" office:value-type="string">
              <text:p>P</text:p>
            </table:table-cell>
            <table:table-cell table:number-columns-repeated="251"/>
          </table:table-row>
        </table:table-row-group>
        <table:table-row table:style-name="ro3">
          <table:table-cell/>
          <table:table-cell table:style-name="ce53"/>
          <table:table-cell table:style-name="ce54"/>
          <table:table-cell table:style-name="ce124"/>
          <table:table-cell table:style-name="ce152" table:content-validation-name="val1"/>
          <table:table-cell table:number-columns-repeated="251"/>
        </table:table-row>
        <table:table-row table:style-name="ro5">
          <table:table-cell/>
          <table:table-cell table:style-name="ce52" office:value-type="string" table:number-columns-spanned="4" table:number-rows-spanned="1">
            <text:p>Admin tools</text:p>
          </table:table-cell>
          <table:covered-table-cell table:style-name="ce98"/>
          <table:covered-table-cell table:style-name="ce125"/>
          <table:covered-table-cell table:style-name="ce151" table:content-validation-name="val1"/>
          <table:table-cell table:number-columns-repeated="251"/>
        </table:table-row>
        <table:table-row table:style-name="ro3">
          <table:table-cell/>
          <table:table-cell table:style-name="ce54" table:number-columns-repeated="2"/>
          <table:table-cell table:style-name="ce124"/>
          <table:table-cell table:style-name="ce152" table:content-validation-name="val1"/>
          <table:table-cell table:number-columns-repeated="251"/>
        </table:table-row>
        <table:table-row-group>
          <table:table-row table:style-name="ro5">
            <table:table-cell/>
            <table:table-cell table:style-name="ce53" office:value-type="string">
              <text:p>Tools</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24"/>
            <table:table-cell table:style-name="ce152" table:content-validation-name="val1"/>
            <table:table-cell table:number-columns-repeated="251"/>
          </table:table-row>
          <table:table-row table:style-name="ro7">
            <table:table-cell/>
            <table:table-cell table:style-name="ce54" office:value-type="string">
              <text:p>admin.bat/sh</text:p>
            </table:table-cell>
            <table:table-cell table:style-name="ce54" office:value-type="string">
              <text:p>Run admin.bat with all the available options in a clustered environment</text:p>
            </table:table-cell>
            <table:table-cell table:style-name="ce124"/>
            <table:table-cell table:style-name="ce152" table:content-validation-name="val1"/>
            <table:table-cell table:number-columns-repeated="251"/>
          </table:table-row>
          <table:table-row table:style-name="ro3">
            <table:table-cell/>
            <table:table-cell table:style-name="ce54" table:number-columns-repeated="2"/>
            <table:table-cell table:style-name="ce124"/>
            <table:table-cell table:style-name="ce152" table:content-validation-name="val1"/>
            <table:table-cell table:number-columns-repeated="251"/>
          </table:table-row>
          <table:table-row table:style-name="ro5">
            <table:table-cell/>
            <table:table-cell table:style-name="ce53" office:value-type="string">
              <text:p>Docs</text:p>
            </table:table-cell>
            <table:table-cell table:style-name="ce54"/>
            <table:table-cell table:style-name="ce124"/>
            <table:table-cell table:style-name="ce152"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24"/>
            <table:table-cell table:style-name="ce153"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9"/>
            <table:table-cell table:style-name="ce153" table:content-validation-name="val1"/>
            <table:table-cell table:number-columns-repeated="251"/>
          </table:table-row>
        </table:table-row-group>
        <table:table-row table:style-name="ro3">
          <table:table-cell/>
          <table:table-cell table:style-name="ce56"/>
          <table:table-cell table:style-name="ce99"/>
          <table:table-cell table:style-name="ce126"/>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MSI</text:p>
          </table:table-cell>
          <table:covered-table-cell table:number-columns-repeated="3" table:style-name="Default"/>
          <table:table-cell table:number-columns-repeated="251"/>
        </table:table-row>
        <table:table-row-group>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7"/>
            <table:table-cell table:style-name="ce154" table:content-validation-name="val1"/>
            <table:table-cell table:number-columns-repeated="251"/>
          </table:table-row>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7" office:value-type="string">
              <text:p>The server should be stopp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table:table-cell table:style-name="ce154" table:content-validation-name="val1"/>
            <table:table-cell table:number-columns-repeated="251"/>
          </table:table-row>
          <table:table-row table:style-name="ro3" table:number-rows-repeated="2">
            <table:table-cell/>
            <table:table-cell table:style-name="ce56"/>
            <table:table-cell table:style-name="ce59"/>
            <table:table-cell table:style-name="ce127"/>
            <table:table-cell table:style-name="ce154"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7" office:value-type="string">
              <text:p>The service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7" office:value-type="string">
              <text:p>The server should be started successfully</text:p>
            </table:table-cell>
            <table:table-cell table:style-name="ce154"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7" office:value-type="string">
              <text:p>The server should be stopped successfully</text:p>
            </table:table-cell>
            <table:table-cell table:style-name="ce154"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Deb</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deb</text:p>
            </table:table-cell>
            <table:table-cell table:style-name="ce59" office:value-type="string">
              <text:p>Install</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7"/>
            <table:table-cell table:style-name="ce154" table:content-validation-name="val1"/>
            <table:table-cell table:number-columns-repeated="251"/>
          </table:table-row>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3">
            <table:table-cell/>
            <table:table-cell table:style-name="ce56"/>
            <table:table-cell table:style-name="ce68"/>
            <table:table-cell table:style-name="ce127"/>
            <table:table-cell table:style-name="ce154" table:content-validation-name="val1"/>
            <table:table-cell table:number-columns-repeated="251"/>
          </table:table-row>
        </table:table-row-group>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RPM</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rpm</text:p>
            </table:table-cell>
            <table:table-cell table:style-name="ce59" office:value-type="string">
              <text:p>Install</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7"/>
            <table:table-cell table:style-name="ce154"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7"/>
            <table:table-cell table:style-name="ce154" table:content-validation-name="val1"/>
            <table:table-cell table:number-columns-repeated="251"/>
          </table:table-row>
          <table:table-row table:style-name="ro3">
            <table:table-cell/>
            <table:table-cell table:style-name="ce56"/>
            <table:table-cell table:style-name="ce59"/>
            <table:table-cell table:style-name="ce127"/>
            <table:table-cell table:style-name="ce154" table:content-validation-name="val1"/>
            <table:table-cell table:number-columns-repeated="251"/>
          </table:table-row>
          <table:table-row table:style-name="ro3">
            <table:table-cell/>
            <table:table-cell table:style-name="ce56"/>
            <table:table-cell table:style-name="ce68"/>
            <table:table-cell table:style-name="ce127"/>
            <table:table-cell table:style-name="ce154" table:content-validation-name="val1"/>
            <table:table-cell table:number-columns-repeated="251"/>
          </table:table-row>
        </table:table-row-group>
        <table:table-row table:style-name="ro3">
          <table:table-cell/>
          <table:table-cell table:style-name="ce56"/>
          <table:table-cell table:style-name="ce68"/>
          <table:table-cell table:style-name="ce127"/>
          <table:table-cell table:style-name="ce154" table:content-validation-name="val1"/>
          <table:table-cell table:number-columns-repeated="251"/>
        </table:table-row>
        <table:table-row table:style-name="ro5">
          <table:table-cell/>
          <table:table-cell table:style-name="ce52"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100"/>
          <table:table-cell table:number-columns-repeated="251"/>
        </table:table-row>
        <table:table-row-group>
          <table:table-row table:style-name="ro28">
            <table:table-cell/>
            <table:table-cell table:style-name="ce59" office:value-type="string">
              <text:p>Test with MySQL for the Standalone version</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group>
        <table:table-row table:style-name="ro3">
          <table:table-cell/>
          <table:table-cell table:style-name="ce59"/>
          <table:table-cell table:style-name="ce101"/>
          <table:table-cell table:style-name="ce127"/>
          <table:table-cell table:style-name="ce155"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table-row table:style-name="ro29">
            <table:table-cell/>
            <table:table-cell table:style-name="ce59" office:value-type="string">
              <text:p>Test with MySQL for the Embedded version [tomcat 5.5.x]</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 table:style-name="ro30">
            <table:table-cell table:style-name="ce2"/>
            <table:table-cell table:style-name="ce60"/>
            <table:table-cell table:style-name="ce102"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6" table:content-validation-name="val1"/>
            <table:table-cell table:style-name="ce2" table:number-columns-repeated="249"/>
            <table:table-cell table:style-name="ce160" table:number-columns-repeated="2"/>
          </table:table-row>
          <table:table-row table:style-name="ro31">
            <table:table-cell/>
            <table:table-cell table:style-name="ce59" office:value-type="string">
              <text:p>Test with MySQL for the Embedded version [tomcat 5.0.x &amp; 4.1.x ]</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6" table:content-validation-name="val1"/>
            <table:table-cell table:style-name="ce2" table:number-columns-repeated="249"/>
            <table:table-cell table:style-name="ce160" table:number-columns-repeated="2"/>
          </table:table-row>
        </table:table-row-group>
        <table:table-row table:style-name="ro3">
          <table:table-cell table:style-name="ce2"/>
          <table:table-cell table:style-name="ce61"/>
          <table:table-cell table:style-name="ce101"/>
          <table:table-cell table:style-name="ce61"/>
          <table:table-cell table:style-name="ce157" table:content-validation-name="val1"/>
          <table:table-cell table:style-name="ce2" table:number-columns-repeated="249"/>
          <table:table-cell table:style-name="ce160"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60" table:number-columns-repeated="2"/>
        </table:table-row>
        <table:table-row-group>
          <table:table-row table:style-name="ro32">
            <table:table-cell/>
            <table:table-cell table:style-name="ce59" office:value-type="string">
              <text:p>Test with MySQL for the Embedded version [Jboss]</text:p>
            </table:table-cell>
            <table:table-cell table:style-name="ce101"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7" office:value-type="string">
              <text:p>The WSO2 WSAS server should start successfully</text:p>
            </table:table-cell>
            <table:table-cell table:style-name="ce155" table:content-validation-name="val1"/>
            <table:table-cell table:number-columns-repeated="251"/>
          </table:table-row>
          <table:table-row table:style-name="ro30">
            <table:table-cell table:style-name="ce2"/>
            <table:table-cell table:style-name="ce60"/>
            <table:table-cell table:style-name="ce102"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8"/>
            <table:table-cell table:style-name="ce156" table:content-validation-name="val1"/>
            <table:table-cell table:style-name="ce2" table:number-columns-repeated="249"/>
            <table:table-cell table:style-name="ce160" table:number-columns-repeated="2"/>
          </table:table-row>
        </table:table-row-group>
        <table:table-row table:style-name="ro33">
          <table:table-cell/>
          <table:table-cell table:style-name="ce59"/>
          <table:table-cell table:style-name="ce101"/>
          <table:table-cell table:style-name="ce127"/>
          <table:table-cell table:style-name="ce155" table:content-validation-name="val1"/>
          <table:table-cell table:number-columns-repeated="251"/>
        </table:table-row>
        <table:table-row table:style-name="ro5">
          <table:table-cell/>
          <table:table-cell table:style-name="ce52"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table-row table:style-name="ro3">
            <table:table-cell/>
            <table:table-cell table:style-name="ce62"/>
            <table:table-cell table:style-name="ce103" table:number-columns-repeated="3"/>
            <table:table-cell table:number-columns-repeated="251"/>
          </table:table-row>
          <table:table-row table:style-name="ro21">
            <table:table-cell/>
            <table:table-cell table:style-name="ce63" office:value-type="string">
              <text:p>Option “hotdeployment” = true</text:p>
            </table:table-cell>
            <table:table-cell table:style-name="ce64" office:value-type="string">
              <text:p>a) In the axis2.xml, set the <text:span text:style-name="T7">hotdeployment option to 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table:table-cell table:number-columns-repeated="251"/>
          </table:table-row>
          <table:table-row table:style-name="ro21">
            <table:table-cell/>
            <table:table-cell table:style-name="ce63" office:value-type="string">
              <text:p>Option “hotdeployment” = false</text:p>
            </table:table-cell>
            <table:table-cell table:style-name="ce64" office:value-type="string">
              <text:p>a) In the axis2.xml, set the <text:span text:style-name="T7">hotdeployment option to 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text:span text:style-name="T24">NOT</text:span> be deployed automatically</text:p>
              <text:p/>
              <text:p>The service should be deployed only after the wso2wsas server is restarted</text:p>
            </table:table-cell>
            <table:table-cell table:style-name="ce64"/>
            <table:table-cell table:number-columns-repeated="251"/>
          </table:table-row>
          <table:table-row table:style-name="ro16">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hotupdate=true </text:span><text:span text:style-name="T10">and check wso2wsas management console</text:span></text:p>
            </table:table-cell>
            <table:table-cell table:style-name="ce64" office:value-type="string">
              <text:p>The service should be refreshed and an exception should be thrown saying that the services.xml is missing</text:p>
              <text:p/>
              <text:p/>
              <text:p/>
              <text:p/>
              <text:p/>
              <text:p/>
              <text:p/>
              <text:p>d) Updates should be applied successfully. </text:p>
            </table:table-cell>
            <table:table-cell table:style-name="ce64"/>
            <table:table-cell table:number-columns-repeated="251"/>
          </table:table-row>
          <table:table-row table:style-name="ro21">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3"/>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4">Services &gt; </text:span><text:span text:style-name="T24">[servicename] &gt; Operation[operation name] &gt; Engage </text:span><text:span text:style-name="T24">Module</text:span> page</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Data services</text:p>
          </table:table-cell>
          <table:covered-table-cell table:number-columns-repeated="3" table:style-name="ce64"/>
          <table:table-cell table:number-columns-repeated="251"/>
        </table:table-row>
        <table:table-row-group>
          <table:table-row table:style-name="ro6">
            <table:table-cell/>
            <table:table-cell table:style-name="ce64" office:value-type="string">
              <text:p>Creating a new data service</text:p>
            </table:table-cell>
            <table:table-cell table:style-name="ce64" office:value-type="string">
              <text:p>1. Select “Define Data Service” in the Service and Service Group Management page</text:p>
              <text:p>2. Configure data service and navigate through the wizard and click deploy at the final step</text:p>
            </table:table-cell>
            <table:table-cell table:style-name="ce64" office:value-type="string">
              <text:p>Data service should be deployed successfully.</text:p>
            </table:table-cell>
            <table:table-cell table:style-name="ce64" office:value-type="string">
              <text:p>NA</text:p>
            </table:table-cell>
            <table:table-cell office:value-type="string">
              <text:p>Data service feature is still under development </text:p>
            </table:table-cell>
            <table:table-cell table:number-columns-repeated="250"/>
          </table:table-row>
          <table:table-row table:style-name="ro7">
            <table:table-cell table:style-name="ce3"/>
            <table:table-cell table:style-name="ce64" office:value-type="string" table:number-columns-spanned="1" table:number-rows-spanned="7">
              <text:p>Data service configuration wizard – step 1</text:p>
            </table:table-cell>
            <table:table-cell table:style-name="ce64" office:value-type="string">
              <text:p>Click on 'Next' without filling any value in the first step of data service configuration wizard</text:p>
            </table:table-cell>
            <table:table-cell table:style-name="ce64" office:value-type="string">
              <text:p>Name of the data service must be provided in order to proceed'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Add Parameter' </text:p>
            </table:table-cell>
            <table:table-cell table:style-name="ce64" office:value-type="string">
              <text:p>New parameter should be added to the data service configuration</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Add Parameter' without entering parameter name and value</text:p>
            </table:table-cell>
            <table:table-cell table:style-name="ce64" office:value-type="string">
              <text:p>Parameter name is required in order to add a configuration parameter'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Reset' </text:p>
            </table:table-cell>
            <table:table-cell table:style-name="ce64" office:value-type="string">
              <text:p>Parameter name and value should be clear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Click on 'remove' icon of a newly added parameter</text:p>
            </table:table-cell>
            <table:table-cell table:style-name="ce64" office:value-type="string">
              <text:p>The parameter should be remov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table:number-columns-repeated="2"/>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1. Update the parameter value of an existing parameter and click on 'Next'.</text:p>
              <text:p>2. Click on 'Back' from the step 2 of the wizard</text:p>
            </table:table-cell>
            <table:table-cell table:style-name="ce64" office:value-type="string">
              <text:p>The updated value should be persisted</text:p>
            </table:table-cell>
            <table:table-cell table:style-name="ce64" office:value-type="string">
              <text:p>NA</text:p>
            </table:table-cell>
            <table:table-cell table:number-columns-repeated="251"/>
          </table:table-row>
          <table:table-row table:style-name="ro7">
            <table:table-cell table:style-name="ce3"/>
            <table:table-cell table:style-name="ce67" office:value-type="string" table:number-columns-spanned="1" table:number-rows-spanned="16">
              <text:p>Data service configuration wizard – step 2</text:p>
            </table:table-cell>
            <table:table-cell table:style-name="ce64" office:value-type="string">
              <text:p>Check the preview of data service configuration</text:p>
            </table:table-cell>
            <table:table-cell table:style-name="ce64" office:value-type="string">
              <text:p>The preview should be displayed correctly with the information provided in the first step</text:p>
            </table:table-cell>
            <table:table-cell table:style-name="ce64" office:value-type="string">
              <text:p>NA</text:p>
            </table:table-cell>
            <table:table-cell table:number-columns-repeated="251"/>
          </table:table-row>
          <table:table-row table:style-name="ro7">
            <table:table-cell table:style-name="ce3"/>
            <table:covered-table-cell table:style-name="ce68"/>
            <table:table-cell table:style-name="ce64" office:value-type="string">
              <text:p>Click on 'Next' without filling any value in the second step of data service configuration wizard</text:p>
            </table:table-cell>
            <table:table-cell table:style-name="ce64" office:value-type="string">
              <text:p>Data service needs at least one Query to proceed' error message should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Add a new query</text:p>
            </table:table-cell>
            <table:table-cell table:style-name="ce64" office:value-type="string">
              <text:p>New query should be displayed under 'Queries' section with edit and remove options</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1. Click on 'Edit Query' icon</text:p>
              <text:p>2. Update the query and click on 'Store Query' button</text:p>
            </table:table-cell>
            <table:table-cell table:style-name="ce64" office:value-type="string">
              <text:p>1. The original values of the query should be displayed. </text:p>
              <text:p>2. The updated values should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Go back to the first step and navigate again to the second step.</text:p>
            </table:table-cell>
            <table:table-cell table:style-name="ce64" office:value-type="string">
              <text:p>The updated query values should be persist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Remove a query</text:p>
            </table:table-cell>
            <table:table-cell table:style-name="ce64" office:value-type="string">
              <text:p>Query should be removed and the configuration preview should be updated with it.</text:p>
            </table:table-cell>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Click on 'Store Mapping' without specifying Name</text:p>
            </table:table-cell>
            <table:table-cell table:style-name="ce64" office:value-type="string">
              <text:p>'Name for a parameter is required' error should be displayed</text:p>
              <text:p/>
              <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Add a new input mapping</text:p>
            </table:table-cell>
            <table:table-cell table:style-name="ce64" office:value-type="string">
              <text:p>The new input mapping should be displayed in 'Input Mappings' table</text:p>
            </table:table-cell>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1. Click on 'Edit' icon</text:p>
              <text:p>2. Update the input mapping and click on 'Store Mapping' button</text:p>
            </table:table-cell>
            <table:table-cell table:style-name="ce64" office:value-type="string">
              <text:p>1. The original values of the input mapping should be displayed. </text:p>
              <text:p>2. The updated values should be displayed</text:p>
            </table:table-cell>
            <table:table-cell table:style-name="ce64" office:value-type="string">
              <text:p>NA</text:p>
            </table:table-cell>
            <table:table-cell table:number-columns-repeated="251"/>
          </table:table-row>
          <table:table-row table:style-name="ro9">
            <table:table-cell table:style-name="ce3"/>
            <table:covered-table-cell table:style-name="Default"/>
            <table:table-cell table:style-name="ce64" office:value-type="string">
              <text:p>Click on 'Store Query' after an input mapping is updated</text:p>
              <text:p>Go back to step 1 of the wizard and navigate to the page again</text:p>
              <text:p>Cilck on 'Edit Query' icon</text:p>
            </table:table-cell>
            <table:table-cell table:style-name="ce64" office:value-type="string">
              <text:p>Query will be saved with the input mapping. </text:p>
              <text:p/>
              <text:p/>
              <text:p>The updated input mapping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Add a new output mapping with type as 'Output Element'</text:p>
            </table:table-cell>
            <table:table-cell table:style-name="ce64" office:value-type="string">
              <text:p>The new output mapping should be displayed in output mapping table with edit and remove options</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Store Mapping' without providing element or column name when the type is 'Output Element'</text:p>
            </table:table-cell>
            <table:table-cell table:style-name="ce64" office:value-type="string">
              <text:p>Name for an output mapping is required' error will be display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Select output mapping type as Query</text:p>
            </table:table-cell>
            <table:table-cell table:style-name="ce64" office:value-type="string">
              <text:p>The existing queries should be displayed in the drop down</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Try to select output mapping type as Query when no queries are available in the data service</text:p>
            </table:table-cell>
            <table:table-cell table:style-name="ce64" office:value-type="string">
              <text:p>Query' output mapping type should be disabled </text:p>
            </table:table-cell>
            <table:table-cell table:style-name="ce64" office:value-type="string">
              <text:p>NA</text:p>
            </table:table-cell>
            <table:table-cell table:number-columns-repeated="251"/>
          </table:table-row>
          <table:table-row table:style-name="ro8">
            <table:table-cell table:style-name="ce3"/>
            <table:covered-table-cell table:style-name="Default"/>
            <table:table-cell table:style-name="ce64" office:value-type="string">
              <text:p>Edit an existing output mapping </text:p>
              <text:p>Go back to the step 1 of the wizard and navigate to the page again</text:p>
            </table:table-cell>
            <table:table-cell table:style-name="ce64" office:value-type="string">
              <text:p>The updated values should be persist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Remove all output mappings</text:p>
            </table:table-cell>
            <table:table-cell table:style-name="ce64" office:value-type="string">
              <text:p>Currently there are no output mappings present for this query' message should be displayed <text:s/></text:p>
            </table:table-cell>
            <table:table-cell table:style-name="ce64" office:value-type="string">
              <text:p>NA</text:p>
            </table:table-cell>
            <table:table-cell table:number-columns-repeated="251"/>
          </table:table-row>
          <table:table-row table:style-name="ro7">
            <table:table-cell table:style-name="ce3"/>
            <table:table-cell table:style-name="ce64" office:value-type="string" table:number-columns-spanned="1" table:number-rows-spanned="7">
              <text:p>Data service configuration wizard – step 3</text:p>
            </table:table-cell>
            <table:table-cell table:style-name="ce64" office:value-type="string">
              <text:p>Click 'Next' from the second step with all the required values</text:p>
            </table:table-cell>
            <table:table-cell table:style-name="ce64" office:value-type="string">
              <text:p>New Data Service - Step 3' page will be displayed</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Add an operation </text:p>
            </table:table-cell>
            <table:table-cell table:style-name="ce64" office:value-type="string">
              <text:p>New operation should be listed under 'Operations' section</text:p>
            </table:table-cell>
            <table:table-cell table:style-name="ce64" office:value-type="string">
              <text:p>NA</text:p>
            </table:table-cell>
            <table:table-cell table:number-columns-repeated="251"/>
          </table:table-row>
          <table:table-row table:style-name="ro5">
            <table:table-cell table:style-name="ce3"/>
            <table:covered-table-cell table:style-name="Default"/>
            <table:table-cell table:style-name="ce64" office:value-type="string">
              <text:p>Check the values in 'Query' drop down list</text:p>
            </table:table-cell>
            <table:table-cell table:style-name="ce64" office:value-type="string">
              <text:p>All the available queries defined in data service should be list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Click on 'Store Operation' without entering name</text:p>
            </table:table-cell>
            <table:table-cell table:style-name="ce64" office:value-type="string">
              <text:p>Name of an operation is required' error message will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1. Click on 'Edit operation' icon of an operation</text:p>
              <text:p>2. Update name or query and click 'Store operation'</text:p>
            </table:table-cell>
            <table:table-cell table:style-name="ce64" office:value-type="string">
              <text:p>1. The existing values are shown. </text:p>
              <text:p>2. The updated value should be displayed.</text:p>
            </table:table-cell>
            <table:table-cell table:style-name="ce64" office:value-type="string">
              <text:p>NA</text:p>
            </table:table-cell>
            <table:table-cell table:number-columns-repeated="251"/>
          </table:table-row>
          <table:table-row table:style-name="ro7">
            <table:table-cell table:style-name="ce3"/>
            <table:covered-table-cell table:style-name="Default"/>
            <table:table-cell table:style-name="ce64" office:value-type="string">
              <text:p>Remove all operations</text:p>
            </table:table-cell>
            <table:table-cell table:style-name="ce64" office:value-type="string">
              <text:p>Currently there are no operations present for the service &lt;name&gt;' message should be displayed.</text:p>
            </table:table-cell>
            <table:table-cell table:style-name="ce64" office:value-type="string">
              <text:p>NA</text:p>
            </table:table-cell>
            <table:table-cell table:number-columns-repeated="251"/>
          </table:table-row>
          <table:table-row table:style-name="ro6">
            <table:table-cell table:style-name="ce3"/>
            <table:covered-table-cell table:style-name="Default"/>
            <table:table-cell table:style-name="ce64" office:value-type="string">
              <text:p>Click on 'Finish' button</text:p>
            </table:table-cell>
            <table:table-cell table:style-name="ce64"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64" office:value-type="string">
              <text:p>NA</text:p>
            </table:table-cell>
            <table:table-cell table:number-columns-repeated="251"/>
          </table:table-row>
          <table:table-row table:style-name="ro8">
            <table:table-cell/>
            <table:table-cell table:style-name="ce64" office:value-type="string">
              <text:p>Generate data service client using WSDL11, ADB, Soap11</text:p>
            </table:table-cell>
            <table:table-cell table:style-name="ce64" office:value-type="string">
              <text:p>a) Click 'Generate Client' and select code gen options. Then click 'Generate'</text:p>
              <text:p>b) Write a client and invoke data service</text:p>
            </table:table-cell>
            <table:table-cell table:style-name="ce64" office:value-type="string">
              <text:p>Code generation should be successful</text:p>
            </table:table-cell>
            <table:table-cell table:style-name="ce64" office:value-type="string">
              <text:p>NA</text:p>
            </table:table-cell>
            <table:table-cell table:number-columns-repeated="251"/>
          </table:table-row>
          <table:table-row table:style-name="ro8">
            <table:table-cell/>
            <table:table-cell table:style-name="ce64" office:value-type="string" table:number-columns-spanned="1" table:number-rows-spanned="2">
              <text:p>Upload a valid *.dbs file as a data service</text:p>
            </table:table-cell>
            <table:table-cell table:style-name="ce64" office:value-type="string">
              <text:p>1. Click on 'Upload service artifact' link in the 'Service and service group management' page</text:p>
              <text:p>2. Browse a valid *.dbs file and click on 'Upload'</text:p>
            </table:table-cell>
            <table:table-cell table:style-name="ce64" office:value-type="string">
              <text:p>*.dbs file should be deployed as a valid data service</text:p>
            </table:table-cell>
            <table:table-cell table:style-name="ce64" office:value-type="string">
              <text:p>NA</text:p>
            </table:table-cell>
            <table:table-cell table:number-columns-repeated="251"/>
          </table:table-row>
          <table:table-row table:style-name="ro7">
            <table:table-cell/>
            <table:covered-table-cell table:style-name="ce64"/>
            <table:table-cell table:style-name="ce64" office:value-type="string">
              <text:p>Select the deployed data service and click on 'Configure Data service' link</text:p>
            </table:table-cell>
            <table:table-cell table:style-name="ce64" office:value-type="string">
              <text:p>The first step of data service configuration wizard will be displayed with existing configuration data</text:p>
            </table:table-cell>
            <table:table-cell table:style-name="ce64" office:value-type="string">
              <text:p>NA</text:p>
            </table:table-cell>
            <table:table-cell table:number-columns-repeated="251"/>
          </table:table-row>
          <table:table-row table:style-name="ro5">
            <table:table-cell/>
            <table:table-cell table:style-name="ce64" office:value-type="string">
              <text:p>Cancelling data service configuration</text:p>
            </table:table-cell>
            <table:table-cell table:style-name="ce64" office:value-type="string">
              <text:p>Click 'Cancel' from the any step in the wizard</text:p>
            </table:table-cell>
            <table:table-cell table:style-name="ce64" office:value-type="string">
              <text:p>The data service creation or modification should be cancelled</text:p>
            </table:table-cell>
            <table:table-cell table:style-name="ce64" office:value-type="string">
              <text:p>NA</text:p>
            </table:table-cell>
            <table:table-cell table:number-columns-repeated="251"/>
          </table:table-row>
          <table:table-row table:style-name="ro3" table:number-rows-repeated="2">
            <table:table-cell/>
            <table:table-cell table:style-name="ce64" table:number-columns-repeated="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Axis1 services</text:p>
          </table:table-cell>
          <table:covered-table-cell table:number-columns-repeated="3" table:style-name="ce64"/>
          <table:table-cell table:number-columns-repeated="251"/>
        </table:table-row>
        <table:table-row-group>
          <table:table-row table:style-name="ro7">
            <table:table-cell/>
            <table:table-cell table:style-name="ce69" office:value-type="string" table:number-columns-spanned="1" table:number-rows-spanned="11">
              <text:p>Deploy an axis1 service</text:p>
            </table:table-cell>
            <table:table-cell table:style-name="ce61" office:value-type="string">
              <text:p>Click 'Upload Axis1 Service (.wsdd)' in the 'Services and service group management' page</text:p>
            </table:table-cell>
            <table:table-cell table:style-name="ce129" office:value-type="string">
              <text:p>Upload WSDD file and Jar resources' page will be displayed</text:p>
            </table:table-cell>
            <table:table-cell table:style-name="ce3" office:value-type="string">
              <text:p>P</text:p>
            </table:table-cell>
            <table:table-cell table:number-columns-repeated="251"/>
          </table:table-row>
          <table:table-row table:style-name="ro17">
            <table:table-cell/>
            <table:covered-table-cell table:style-name="ce69"/>
            <table:table-cell table:style-name="ce61" office:value-type="string">
              <text:p>Browse a valid *.wsdd</text:p>
              <text:p>Browse the related jar of the wsdd and click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Generate Client' of axis1 service and generate code with default code gen options</text:p>
            </table:table-cell>
            <table:table-cell table:style-name="ce129" office:value-type="string">
              <text:p>Code generation should be successful</text:p>
            </table:table-cell>
            <table:table-cell table:style-name="ce3" office:value-type="string">
              <text:p>P</text:p>
            </table:table-cell>
            <table:table-cell table:number-columns-repeated="251"/>
          </table:table-row>
          <table:table-row table:style-name="ro5">
            <table:table-cell/>
            <table:covered-table-cell table:style-name="ce69"/>
            <table:table-cell table:style-name="ce61" office:value-type="string">
              <text:p>Write a client and invoke axis1 service</text:p>
            </table:table-cell>
            <table:table-cell table:style-name="ce129" office:value-type="string">
              <text:p>Client should get the expected output</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axis1 service group and click 'Create Service Archive'</text:p>
            </table:table-cell>
            <table:table-cell table:style-name="ce130" office:value-type="string">
              <text:p>WSO2 Web Services Application Server does not support creating archive for axis1.service' message should be return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Click on 'Upload' without selecting wsdd and jar in service upload page</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n invalid file (Non-wsdd) and valid jar and click upload </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Upload a wsdd without its resource jar file</text:p>
            </table:table-cell>
            <table:table-cell table:style-name="ce130" office:value-type="string">
              <text:p>Axis1 service will be listed as a faulty service with a <text:s/>'ConfigurationException'</text:p>
            </table:table-cell>
            <table:table-cell table:style-name="ce3" office:value-type="string">
              <text:p>P</text:p>
            </table:table-cell>
            <table:table-cell table:number-columns-repeated="251"/>
          </table:table-row>
          <table:table-row table:style-name="ro7">
            <table:table-cell/>
            <table:covered-table-cell table:style-name="ce69"/>
            <table:table-cell table:style-name="ce61" office:value-type="string">
              <text:p>Browse a valid resource jar file and click on upload without selecting a wsdd</text:p>
            </table:table-cell>
            <table:table-cell table:style-name="ce130" office:value-type="string">
              <text:p>'Please select a wsdd file.' error should be displayed.</text:p>
            </table:table-cell>
            <table:table-cell table:style-name="ce3" office:value-type="string">
              <text:p>P</text:p>
            </table:table-cell>
            <table:table-cell table:number-columns-repeated="251"/>
          </table:table-row>
          <table:table-row table:style-name="ro35">
            <table:table-cell/>
            <table:covered-table-cell table:style-name="ce69"/>
            <table:table-cell table:style-name="ce61" office:value-type="string">
              <text:p>Add multiple resource jar files and upload</text:p>
            </table:table-cell>
            <table:table-cell table:style-name="ce130"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office:value-type="string">
              <text:p>P</text:p>
            </table:table-cell>
            <table:table-cell table:number-columns-repeated="251"/>
          </table:table-row>
          <table:table-row table:style-name="ro35">
            <table:table-cell/>
            <table:covered-table-cell table:style-name="ce69"/>
            <table:table-cell table:style-name="ce61" office:value-type="string">
              <text:p>1. Browse multiple resource jar files</text:p>
              <text:p>2. Include one invalid jar among the resource files</text:p>
              <text:p>3. Select a valid wsdd and click on upload</text:p>
            </table:table-cell>
            <table:table-cell table:style-name="ce130" office:value-type="string">
              <text:p>Service should be deployed successfully. Invalid jar will be discarded.</text:p>
            </table:table-cell>
            <table:table-cell table:style-name="ce3" office:value-type="string">
              <text:p>P</text:p>
            </table:table-cell>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Pojo services</text:p>
          </table:table-cell>
          <table:covered-table-cell table:number-columns-repeated="3" table:style-name="Default"/>
          <table:table-cell table:number-columns-repeated="251"/>
        </table:table-row>
        <table:table-row-group>
          <table:table-row table:style-name="ro7">
            <table:table-cell/>
            <table:table-cell table:style-name="ce70" office:value-type="string" table:number-columns-spanned="1" table:number-rows-spanned="8">
              <text:p>Deploy a pojo service</text:p>
            </table:table-cell>
            <table:table-cell table:style-name="ce61" office:value-type="string">
              <text:p>Click 'Upload POJO Artifact(.class, .jar)' in the 'Services and service group management' page</text:p>
            </table:table-cell>
            <table:table-cell table:style-name="ce3" office:value-type="string">
              <text:p>POJO Service' page will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class and click on 'upload'</text:p>
              <text:p/>
            </table:table-cell>
            <table:table-cell table:style-name="ce61" office:value-type="string">
              <text:p>Files have been uploaded successfully. This page will be auto refreshed shortly with the status of the created Axis2 service' message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3" office:value-type="string">
              <text:p>Deploy a *.class which is included in a package</text:p>
            </table:table-cell>
            <table:table-cell table:style-name="ce61" office:value-type="string">
              <text:p>Service should be listed as faulty with 'java.lang.NoClassDefFoundError'</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3" office:value-type="string">
              <text:p>Browse a valid *.jar which includes a pojo class</text:p>
            </table:table-cell>
            <table:table-cell table:style-name="ce61" office:value-type="string">
              <text:p>Service should be deployed successfully with the message 'Files have been uploaded successfully. This page will be auto refreshed shortly with the status of the created Axis2 service'</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1. Generate a client for the deployed pojo service using the default code gen options</text:p>
              <text:p>2. Write a client and send a request to the service</text:p>
            </table:table-cell>
            <table:table-cell table:style-name="ce61" office:value-type="string">
              <text:p>Service should be invoked successfully.</text:p>
            </table:table-cell>
            <table:table-cell table:style-name="ce3"/>
            <table:table-cell table:number-columns-repeated="251"/>
          </table:table-row>
          <table:table-row table:style-name="ro5">
            <table:table-cell/>
            <table:covered-table-cell table:style-name="ce70"/>
            <table:table-cell table:style-name="ce3" office:value-type="string">
              <text:p>Click on 'Upload' without selecting jar or class file</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7">
            <table:table-cell/>
            <table:covered-table-cell table:style-name="ce70"/>
            <table:table-cell table:style-name="ce61" office:value-type="string">
              <text:p>Select a resource jar and click on upload without selecting pojo artifacts</text:p>
            </table:table-cell>
            <table:table-cell table:style-name="ce61" office:value-type="string">
              <text:p>Please select a .jar or .class file.' error should be displayed.</text:p>
            </table:table-cell>
            <table:table-cell table:style-name="ce3" office:value-type="string">
              <text:p>P</text:p>
            </table:table-cell>
            <table:table-cell table:number-columns-repeated="251"/>
          </table:table-row>
          <table:table-row table:style-name="ro8">
            <table:table-cell/>
            <table:covered-table-cell table:style-name="ce70"/>
            <table:table-cell table:style-name="ce61" office:value-type="string">
              <text:p>Click on pojo service group and click 'Create Service Archive'</text:p>
            </table:table-cell>
            <table:table-cell table:style-name="ce130" office:value-type="string">
              <text:p>WSO2 Web Services Application Server does not support creating archive for &lt;servicename&gt;.jar' message should be returned.</text:p>
            </table:table-cell>
            <table:table-cell table:style-name="ce3"/>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EJB services</text:p>
          </table:table-cell>
          <table:covered-table-cell table:number-columns-repeated="3" table:style-name="Default"/>
          <table:table-cell table:number-columns-repeated="251"/>
        </table:table-row>
        <table:table-row-group>
          <table:table-row table:style-name="ro7">
            <table:table-cell/>
            <table:table-cell table:style-name="ce69" office:value-type="string">
              <text:p>Accessing ejb provider configuration wizard</text:p>
            </table:table-cell>
            <table:table-cell table:style-name="ce61" office:value-type="string">
              <text:p>Click 'Define EJB Service' in the 'Services and Service Group Management' page</text:p>
            </table:table-cell>
            <table:table-cell table:style-name="ce61" office:value-type="string">
              <text:p>The first step of the 'EJB Provider Configuration' wizard will be displayed.</text:p>
            </table:table-cell>
            <table:table-cell table:style-name="ce158"/>
            <table:table-cell table:number-columns-repeated="251"/>
          </table:table-row>
          <table:table-row table:style-name="ro6">
            <table:table-cell/>
            <table:table-cell table:style-name="ce69" office:value-type="string" table:number-columns-spanned="1" table:number-rows-spanned="10">
              <text:p>Step 1 of the ejb provider configuration wizard</text:p>
            </table:table-cell>
            <table:table-cell table:style-name="ce61" office:value-type="string">
              <text:p>Click 'Next' without providing any details</text:p>
            </table:table-cell>
            <table:table-cell table:style-name="ce61" office:value-type="string">
              <text:p>'No existing configurations found. Please add Application Server before continuing.' error message will be displayed.</text:p>
              <text:p/>
              <text:p/>
            </table:table-cell>
            <table:table-cell table:style-name="ce158"/>
            <table:table-cell table:number-columns-repeated="251"/>
          </table:table-row>
          <table:table-row table:style-name="ro7">
            <table:table-cell/>
            <table:covered-table-cell table:style-name="ce69"/>
            <table:table-cell table:style-name="ce61" office:value-type="string">
              <text:p>Check the options selected by default in the first step</text:p>
            </table:table-cell>
            <table:table-cell table:style-name="ce61" office:value-type="string">
              <text:p>Use existing' should be disabled in the first time and 'Add new' must be enabled to provide application server details.</text:p>
            </table:table-cell>
            <table:table-cell table:style-name="ce158"/>
            <table:table-cell table:number-columns-repeated="251"/>
          </table:table-row>
          <table:table-row table:style-name="ro7">
            <table:table-cell/>
            <table:covered-table-cell table:style-name="ce69"/>
            <table:table-cell table:style-name="ce61" office:value-type="string">
              <text:p>Click on 'Add Application server' without entering any details</text:p>
            </table:table-cell>
            <table:table-cell table:style-name="ce61" office:value-type="string">
              <text:p>Please select an Application Server type.' error message <text:s/>should be displayed.</text:p>
            </table:table-cell>
            <table:table-cell table:style-name="ce158"/>
            <table:table-cell table:number-columns-repeated="251"/>
          </table:table-row>
          <table:table-row table:style-name="ro7">
            <table:table-cell/>
            <table:covered-table-cell table:style-name="ce69"/>
            <table:table-cell table:style-name="ce61" office:value-type="string">
              <text:p>Click on 'Add Application server' without entering provider url</text:p>
            </table:table-cell>
            <table:table-cell table:style-name="ce61" office:value-type="string">
              <text:p>'Please enter a valid provider url.' error message should be displayed.</text:p>
            </table:table-cell>
            <table:table-cell table:style-name="ce158"/>
            <table:table-cell table:number-columns-repeated="251"/>
          </table:table-row>
          <table:table-row table:style-name="ro7">
            <table:table-cell/>
            <table:covered-table-cell table:style-name="ce69"/>
            <table:table-cell table:style-name="ce61" office:value-type="string">
              <text:p>Click on 'Add Application server' without entering JNDI Context Class</text:p>
            </table:table-cell>
            <table:table-cell table:style-name="ce61" office:value-type="string">
              <text:p>Please enter a valid JNDI Context class.' error message should be displayed.</text:p>
            </table:table-cell>
            <table:table-cell table:style-name="ce158"/>
            <table:table-cell table:number-columns-repeated="251"/>
          </table:table-row>
          <table:table-row table:style-name="ro7">
            <table:table-cell/>
            <table:covered-table-cell table:style-name="ce69"/>
            <table:table-cell table:style-name="ce61" office:value-type="string">
              <text:p>Select server type as JBOSS and click on 'Add Application Server'</text:p>
            </table:table-cell>
            <table:table-cell table:style-name="ce61" office:value-type="string">
              <text:p>The JBOSS server configuration should be listed in the 'server configuration' drop down menu.</text:p>
            </table:table-cell>
            <table:table-cell table:style-name="ce158"/>
            <table:table-cell table:number-columns-repeated="251"/>
          </table:table-row>
          <table:table-row table:style-name="ro7">
            <table:table-cell/>
            <table:covered-table-cell table:style-name="ce69"/>
            <table:table-cell table:style-name="ce61" office:value-type="string">
              <text:p>Select server type as BEA Weblogic and click on 'Add Application Server'</text:p>
            </table:table-cell>
            <table:table-cell table:style-name="ce61" office:value-type="string">
              <text:p>The Weblogic server configuration should be listed in the 'server configuration' drop down menu.</text:p>
            </table:table-cell>
            <table:table-cell table:style-name="ce158"/>
            <table:table-cell table:number-columns-repeated="251"/>
          </table:table-row>
          <table:table-row table:style-name="ro7">
            <table:table-cell/>
            <table:covered-table-cell table:style-name="ce69"/>
            <table:table-cell table:style-name="ce61" office:value-type="string">
              <text:p>Select server type as Apache Gerenimo and click on 'Add Application Server'</text:p>
            </table:table-cell>
            <table:table-cell table:style-name="ce61" office:value-type="string">
              <text:p>The Apache Gerenimo server configuration should be listed in the 'server configuration' drop down menu.</text:p>
            </table:table-cell>
            <table:table-cell table:style-name="ce158"/>
            <table:table-cell table:number-columns-repeated="251"/>
          </table:table-row>
          <table:table-row table:style-name="ro7">
            <table:table-cell/>
            <table:covered-table-cell table:style-name="ce69"/>
            <table:table-cell table:style-name="ce61" office:value-type="string">
              <text:p>Add a generic server</text:p>
            </table:table-cell>
            <table:table-cell table:style-name="ce61" office:value-type="string">
              <text:p>The generic server configuration should be listed in the 'server configuration' drop down menu.</text:p>
            </table:table-cell>
            <table:table-cell table:style-name="ce158"/>
            <table:table-cell table:number-columns-repeated="251"/>
          </table:table-row>
          <table:table-row table:style-name="ro7">
            <table:table-cell/>
            <table:covered-table-cell table:style-name="ce69"/>
            <table:table-cell table:style-name="ce61" office:value-type="string">
              <text:p>Click on 'Next' with existing JBOSS configuration</text:p>
            </table:table-cell>
            <table:table-cell table:style-name="ce61" office:value-type="string">
              <text:p>The second step of the ejb provider configuration wizard will be displayed.</text:p>
            </table:table-cell>
            <table:table-cell table:style-name="ce158"/>
            <table:table-cell table:number-columns-repeated="251"/>
          </table:table-row>
          <table:table-row table:style-name="ro7">
            <table:table-cell/>
            <table:table-cell table:style-name="ce69" office:value-type="string" table:number-columns-spanned="1" table:number-rows-spanned="3">
              <text:p>Step 2 of the ejb provider configuration wizard</text:p>
            </table:table-cell>
            <table:table-cell table:style-name="ce61" office:value-type="string">
              <text:p>Browse an ejb remote and home interface jar (or zip) and click 'Next'</text:p>
            </table:table-cell>
            <table:table-cell table:style-name="ce61" office:value-type="string">
              <text:p>Third step of the ejb configuration wizard will be displayed.</text:p>
            </table:table-cell>
            <table:table-cell table:style-name="ce158"/>
            <table:table-cell table:number-columns-repeated="251"/>
          </table:table-row>
          <table:table-row table:style-name="ro8">
            <table:table-cell/>
            <table:covered-table-cell table:style-name="ce69"/>
            <table:table-cell table:style-name="ce61" office:value-type="string">
              <text:p>Click 'Next' without selecting valid ejb remote or home interface file</text:p>
            </table:table-cell>
            <table:table-cell table:style-name="ce61" office:value-type="string">
              <text:p>EJB remote and home interface upload FAILED. Reason : Illegal file type. Allowed file extensions are .jar,.zip' error message will be displayed.</text:p>
            </table:table-cell>
            <table:table-cell table:style-name="ce158"/>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First step of the wizard will be displayed with the selected application server configuration</text:p>
            </table:table-cell>
            <table:table-cell table:style-name="ce158"/>
            <table:table-cell table:number-columns-repeated="251"/>
          </table:table-row>
          <table:table-row table:style-name="ro7">
            <table:table-cell/>
            <table:table-cell table:style-name="ce69" office:value-type="string" table:number-columns-spanned="1" table:number-rows-spanned="4">
              <text:p>Step 3 of the ejb provider configuration wizard</text:p>
            </table:table-cell>
            <table:table-cell table:style-name="ce61" office:value-type="string">
              <text:p>Check the ejb home and remote interfaces</text:p>
            </table:table-cell>
            <table:table-cell table:style-name="ce61" office:value-type="string">
              <text:p>The available classes inside the jar are displayed in the Select EJB Remote/Home Interfaces' table</text:p>
            </table:table-cell>
            <table:table-cell table:style-name="ce158"/>
            <table:table-cell table:number-columns-repeated="251"/>
          </table:table-row>
          <table:table-row table:style-name="ro7">
            <table:table-cell/>
            <table:covered-table-cell table:style-name="ce69"/>
            <table:table-cell table:style-name="ce61" office:value-type="string">
              <text:p>Select remote interface class and home interface class</text:p>
            </table:table-cell>
            <table:table-cell table:style-name="ce61" office:value-type="string">
              <text:p>Home Interface' and 'Remote interface' text boxes should be populated automatically with their full qualified names</text:p>
            </table:table-cell>
            <table:table-cell table:style-name="ce158"/>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Second step of the wizard will be displayed with the path to the archive (Browsed remote and home interface jar)</text:p>
            </table:table-cell>
            <table:table-cell table:style-name="ce158"/>
            <table:table-cell table:number-columns-repeated="251"/>
          </table:table-row>
          <table:table-row table:style-name="ro9">
            <table:table-cell/>
            <table:covered-table-cell table:style-name="ce69"/>
            <table:table-cell table:style-name="ce61" office:value-type="string">
              <text:p>Enter a valid 'Bean JNDI Name'</text:p>
              <text:p>Click on 'Deploy service' button</text:p>
            </table:table-cell>
            <table:table-cell table:style-name="ce61" office:value-type="string">
              <text:p>'Service configurtaion was successfully uploaded. This page will be auto refreshed shortly.' message appears.</text:p>
              <text:p>EJB service will be listed in the 'Service &amp; Service Group Management' page.</text:p>
              <text:p/>
            </table:table-cell>
            <table:table-cell table:style-name="ce158"/>
            <table:table-cell table:number-columns-repeated="251"/>
          </table:table-row>
          <table:table-row table:style-name="ro7">
            <table:table-cell/>
            <table:table-cell table:style-name="ce69" office:value-type="string">
              <text:p>Faulty ejb services</text:p>
            </table:table-cell>
            <table:table-cell table:style-name="ce61" office:value-type="string">
              <text:p>Deploy an ejb service without making application server jars available to the WSAS instance</text:p>
            </table:table-cell>
            <table:table-cell table:style-name="ce61" office:value-type="string">
              <text:p>Service should be displayed as faulty.</text:p>
            </table:table-cell>
            <table:table-cell table:style-name="ce158"/>
            <table:table-cell table:number-columns-repeated="251"/>
          </table:table-row>
          <table:table-row table:style-name="ro8">
            <table:table-cell/>
            <table:table-cell table:style-name="ce69" office:value-type="string" table:number-columns-spanned="1" table:number-rows-spanned="2">
              <text:p>Invoking ejb service</text:p>
            </table:table-cell>
            <table:table-cell table:style-name="ce61" office:value-type="string">
              <text:p>Click on the deployed ejb service and select 'Generate Client'</text:p>
              <text:p>Generate client with default code gen options</text:p>
            </table:table-cell>
            <table:table-cell table:style-name="ce61" office:value-type="string">
              <text:p>Code generation should be successful</text:p>
            </table:table-cell>
            <table:table-cell table:style-name="ce158"/>
            <table:table-cell table:number-columns-repeated="251"/>
          </table:table-row>
          <table:table-row table:style-name="ro5">
            <table:table-cell/>
            <table:covered-table-cell table:style-name="ce69"/>
            <table:table-cell table:style-name="ce61" office:value-type="string">
              <text:p>Write a client and invoke ejb service</text:p>
            </table:table-cell>
            <table:table-cell table:style-name="ce61" office:value-type="string">
              <text:p>Service should be invoked successfully.</text:p>
            </table:table-cell>
            <table:table-cell table:style-name="ce158"/>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Clustering</text:p>
          </table:table-cell>
          <table:covered-table-cell table:number-columns-repeated="3" table:style-name="Default"/>
          <table:table-cell table:number-columns-repeated="251"/>
        </table:table-row>
        <table:table-row-group>
          <table:table-row table:style-name="ro7">
            <table:table-cell/>
            <table:table-cell table:style-name="ce70" office:value-type="string">
              <text:p>Enable WSAS clustering in server configuration</text:p>
            </table:table-cell>
            <table:table-cell table:style-name="ce61" office:value-type="string">
              <text:p>Uncomment &lt;cluster&gt; element in axis2.xml and restart WSAS</text:p>
            </table:table-cell>
            <table:table-cell table:style-name="ce61" office:value-type="string">
              <text:p>Server should be started without any error and existing members of the cluster should be listed in the startup console.</text:p>
            </table:table-cell>
            <table:table-cell table:style-name="ce3"/>
            <table:table-cell table:number-columns-repeated="251"/>
          </table:table-row>
          <table:table-row table:style-name="ro8">
            <table:table-cell/>
            <table:table-cell table:style-name="ce70" office:value-type="string">
              <text:p>Configure a cluster with multiple nodes </text:p>
            </table:table-cell>
            <table:table-cell table:style-name="ce61" office:value-type="string">
              <text:p>Install and configure multiple wsas server instances in the multiple machines in a cluster</text:p>
              <text:p/>
            </table:table-cell>
            <table:table-cell table:style-name="ce61" office:value-type="string">
              <text:p>All instances should start successfully and communicate with each other correctly.</text:p>
            </table:table-cell>
            <table:table-cell table:style-name="ce3"/>
            <table:table-cell table:number-columns-repeated="251"/>
          </table:table-row>
          <table:table-row table:style-name="ro8">
            <table:table-cell/>
            <table:table-cell table:style-name="ce70" office:value-type="string">
              <text:p>Adding a new server instance to a cluster</text:p>
            </table:table-cell>
            <table:table-cell table:style-name="ce3" office:value-type="string">
              <text:p>Add a new WSAS instance and start it</text:p>
            </table:table-cell>
            <table:table-cell table:style-name="ce61" office:value-type="string">
              <text:p>The cluster will get updated automatically when adding a new node (Auto Discovery)</text:p>
              <text:p>The new instance will be synchronized with existing service </text:p>
            </table:table-cell>
            <table:table-cell table:style-name="ce3"/>
            <table:table-cell table:number-columns-repeated="251"/>
          </table:table-row>
          <table:table-row table:style-name="ro7">
            <table:table-cell/>
            <table:table-cell table:style-name="ce70" office:value-type="string" table:number-columns-spanned="1" table:number-rows-spanned="4">
              <text:p>Context replication - Application scope </text:p>
            </table:table-cell>
            <table:table-cell table:style-name="ce61" office:value-type="string">
              <text:p>Deploy a service in application scope in two server instances. </text:p>
            </table:table-cell>
            <table:table-cell table:style-name="ce61" office:value-type="string">
              <text:p>The service should be deployed successfully in applicat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 </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Soapsession scope</text:p>
            </table:table-cell>
            <table:table-cell table:style-name="ce61" office:value-type="string">
              <text:p>Deploy a service in soapsession scope in two server instances. </text:p>
            </table:table-cell>
            <table:table-cell table:style-name="ce61" office:value-type="string">
              <text:p>The service should be deployed successfully in soapsess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request scope</text:p>
            </table:table-cell>
            <table:table-cell table:style-name="ce61" office:value-type="string">
              <text:p>Deploy a service in reques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transport scope</text:p>
            </table:table-cell>
            <table:table-cell table:style-name="ce61" office:value-type="string">
              <text:p>Deploy a service in transpor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8">
            <table:table-cell/>
            <table:table-cell table:style-name="ce61" office:value-type="string">
              <text:p>Removing nodes in a cluster</text:p>
            </table:table-cell>
            <table:table-cell table:style-name="ce61" office:value-type="string">
              <text:p>Remove one instance while the cluster is running</text:p>
            </table:table-cell>
            <table:table-cell table:style-name="ce61" office:value-type="string">
              <text:p>Group communication should not be stopped and all nodes should get the message that the particular node has left the cluster.</text:p>
            </table:table-cell>
            <table:table-cell table:style-name="ce3"/>
            <table:table-cell table:number-columns-repeated="251"/>
          </table:table-row>
          <table:table-row table:style-name="ro7">
            <table:table-cell/>
            <table:table-cell table:style-name="ce71" office:value-type="string">
              <text:p><text:s text:c="3"/>Shared repository</text:p>
            </table:table-cell>
            <table:table-cell table:style-name="ce61" office:value-type="string">
              <text:p>Configure a shared repository and check context replication</text:p>
            </table:table-cell>
            <table:table-cell table:style-name="ce3" table:number-columns-repeated="2"/>
            <table:table-cell table:number-columns-repeated="251"/>
          </table:table-row>
        </table:table-row-group>
        <table:table-row table:style-name="ro3">
          <table:table-cell/>
          <table:table-cell table:style-name="ce72"/>
          <table:table-cell table:style-name="ce104" table:number-columns-repeated="3"/>
          <table:table-cell table:number-columns-repeated="251"/>
        </table:table-row>
        <table:table-row table:style-name="ro3">
          <table:table-cell/>
          <table:table-cell table:style-name="ce73" office:value-type="string">
            <text:p>Total no. of test cases</text:p>
          </table:table-cell>
          <table:table-cell table:style-name="ce3" office:value-type="string">
            <text:p>405 (Excluding samples)</text:p>
          </table:table-cell>
          <table:table-cell office:value-type="string">
            <text:p>4.5 days (approx)</text:p>
          </table:table-cell>
          <table:table-cell table:number-columns-repeated="252"/>
        </table:table-row>
        <table:table-row table:style-name="ro3">
          <table:table-cell/>
          <table:table-cell table:style-name="ce73" office:value-type="string">
            <text:p>Passed test cases</text:p>
          </table:table-cell>
          <table:table-cell table:style-name="ce3"/>
          <table:table-cell table:number-columns-repeated="253"/>
        </table:table-row>
        <table:table-row table:style-name="ro3">
          <table:table-cell/>
          <table:table-cell table:style-name="ce73" office:value-type="string">
            <text:p>Failed test cases</text:p>
          </table:table-cell>
          <table:table-cell table:style-name="ce3"/>
          <table:table-cell table:number-columns-repeated="253"/>
        </table:table-row>
        <table:table-row table:style-name="ro3">
          <table:table-cell/>
          <table:table-cell table:style-name="ce73" office:value-type="string">
            <text:p>Couldn't execute</text:p>
          </table:table-cell>
          <table:table-cell table:style-name="ce3"/>
          <table:table-cell table:number-columns-repeated="253"/>
        </table:table-row>
        <table:table-row table:style-name="ro3">
          <table:table-cell/>
          <table:table-cell table:style-name="ce73" office:value-type="string">
            <text:p>Not applicable</text:p>
          </table:table-cell>
          <table:table-cell table:style-name="ce3"/>
          <table:table-cell table:number-columns-repeated="253"/>
        </table:table-row>
        <table:table-row table:style-name="ro3">
          <table:table-cell/>
          <table:table-cell table:style-name="ce73"/>
          <table:table-cell table:style-name="ce3"/>
          <table:table-cell table:number-columns-repeated="253"/>
        </table:table-row>
        <table:table-row table:style-name="ro3" table:number-rows-repeated="2">
          <table:table-cell table:number-columns-repeated="256"/>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number-rows-repeated="64924">
          <table:table-cell table:number-columns-repeated="256"/>
        </table:table-row>
        <table:table-row table:style-name="ro3">
          <table:table-cell table:number-columns-repeated="256"/>
        </table:table-row>
      </table:table>
      <table:table table:name="WAR" table:style-name="ta1" table:print="false">
        <table:table-column table:style-name="co7" table:default-cell-style-name="Default"/>
        <table:table-column table:style-name="co8" table:default-cell-style-name="ce165"/>
        <table:table-row table:style-name="ro3">
          <table:table-cell/>
          <table:table-cell table:style-name="ce162"/>
        </table:table-row>
        <table:table-row table:style-name="ro36">
          <table:table-cell/>
          <table:table-cell table:style-name="ce163" office:value-type="string">
            <text:p>WSO2 WSAS WAR distribution check list</text:p>
          </table:table-cell>
        </table:table-row>
        <table:table-row table:style-name="ro3">
          <table:table-cell/>
          <table:table-cell table:style-name="ce164"/>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61"/>
          <table:table-cell table:style-name="ce166" office:value-type="string">
            <text:p>Change HTTP and HTTPS ports in Tomcat/JBoss server.xml and check that it is reflected in Tungsten</text:p>
          </table:table-cell>
        </table:table-row>
        <table:table-row table:style-name="ro3">
          <table:table-cell/>
          <table:table-cell table:style-name="ce167"/>
        </table:table-row>
      </table:table>
      <table:table table:name="Source" table:style-name="ta1" table:print="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62" table:number-columns-repeated="7"/>
        </table:table-row>
        <table:table-row table:style-name="ro37">
          <table:table-cell/>
          <table:table-cell table:style-name="ce163" office:value-type="string">
            <text:p>WSO2 WSAS source distribution check list</text:p>
          </table:table-cell>
          <table:table-cell table:style-name="ce162" table:number-columns-repeated="6"/>
        </table:table-row>
        <table:table-row table:style-name="ro3">
          <table:table-cell/>
          <table:table-cell table:style-name="ce164"/>
          <table:table-cell table:number-columns-repeated="6"/>
        </table:table-row>
        <table:table-row table:style-name="ro3">
          <table:table-cell/>
          <table:table-cell table:style-name="ce165" office:value-type="string">
            <text:p>Mvn clean install goal should run without any failure and all tests should pass</text:p>
          </table:table-cell>
          <table:table-cell table:number-columns-repeated="6"/>
        </table:table-row>
        <table:table-row table:style-name="ro3">
          <table:table-cell/>
          <table:table-cell table:style-name="ce165" office:value-type="string">
            <text:p>Subject the distro's created, to a smoke test</text:p>
          </table:table-cell>
          <table:table-cell table:number-columns-repeated="6"/>
        </table:table-row>
        <table:table-row table:style-name="ro3">
          <table:table-cell table:style-name="ce168"/>
          <table:table-cell table:style-name="ce170"/>
          <table:table-cell table:number-columns-repeated="6"/>
        </table:table-row>
        <table:table-row table:style-name="ro3">
          <table:table-cell table:style-name="ce169"/>
          <table:table-cell table:style-name="ce171"/>
          <table:table-cell table:number-columns-repeated="6"/>
        </table:table-row>
        <table:table-row table:style-name="ro3" table:number-rows-repeated="2">
          <table:table-cell table:style-name="ce169"/>
          <table:table-cell table:number-columns-repeated="7"/>
        </table:table-row>
        <table:table-row table:style-name="ro3" table:number-rows-repeated="9">
          <table:table-cell table:number-columns-repeated="8"/>
        </table:table-row>
        <table:table-row table:style-name="ro3">
          <table:table-cell table:style-name="ce169"/>
          <table:table-cell table:number-columns-repeated="7"/>
        </table:table-row>
        <table:table-row table:style-name="ro3" table:number-rows-repeated="5">
          <table:table-cell table:number-columns-repeated="8"/>
        </table:table-row>
        <table:table-row table:style-name="ro3">
          <table:table-cell table:style-name="ce169"/>
          <table:table-cell table:number-columns-repeated="7"/>
        </table:table-row>
        <table:table-row table:style-name="ro3">
          <table:table-cell table:number-columns-repeated="8"/>
        </table:table-row>
        <table:table-row table:style-name="ro3">
          <table:table-cell table:style-name="ce169"/>
          <table:table-cell table:number-columns-repeated="7"/>
        </table:table-row>
        <table:table-row table:style-name="ro3" table:number-rows-repeated="5">
          <table:table-cell table:number-columns-repeated="8"/>
        </table:table-row>
        <table:table-row table:style-name="ro3">
          <table:table-cell table:style-name="ce169"/>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02">10/02/2007</text:date>, <text:time>18:05: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10-02T18:05:23</dc:date>
    <dc:language>en-US</dc:language>
    <meta:editing-cycles>918</meta:editing-cycles>
    <meta:editing-duration>P4DT20H40M57S</meta:editing-duration>
    <meta:user-defined meta:name="Info 1"/>
    <meta:user-defined meta:name="Info 2"/>
    <meta:user-defined meta:name="Info 3"/>
    <meta:user-defined meta:name="Info 4"/>
    <meta:document-statistic meta:table-count="3" meta:cell-count="1199"/>
  </office:meta>
</office:document-meta>
</file>